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1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style-name="ce30" table:formula="of:=AVERAGE([.F18:.F20])" office:value-type="float" office:value="3" calcext:value-type="float">
            <text:p>3,0</text:p>
          </table:table-cell>
          <table:table-cell table:style-name="ce30" table:formula="of:=AVERAGE([.F17:.F21])" office:value-type="float" office:value="2.33333333333333" calcext:value-type="float">
            <text:p>2,3</text:p>
          </table:table-cell>
          <table:table-cell table:style-name="ce30" table:formula="of:=AVERAGE([.F16:.F22])" office:value-type="float" office:value="3" calcext:value-type="float">
            <text:p>3,0</text:p>
          </table:table-cell>
          <table:table-cell table:style-name="ce30" table:formula="of:=AVERAGE([.H18:.H20])" office:value-type="float" office:value="546.5" calcext:value-type="float">
            <text:p>546,5</text:p>
          </table:table-cell>
          <table:table-cell table:style-name="ce30" table:formula="of:=AVERAGE([.H17:.H21])" office:value-type="float" office:value="535.333333333333" calcext:value-type="float">
            <text:p>535,3</text:p>
          </table:table-cell>
          <table:table-cell table:style-name="ce30" table:formula="of:=AVERAGE([.H16:.H22])" office:value-type="float" office:value="567.75" calcext:value-type="float">
            <text:p>567,8</text:p>
          </table:table-cell>
          <table:table-cell table:style-name="ce33" table:formula="of:= [.P19] / [.P14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style-name="ce30" table:formula="of:=AVERAGE([.F19:.F21])" office:value-type="float" office:value="2.33333333333333" calcext:value-type="float">
            <text:p>2,3</text:p>
          </table:table-cell>
          <table:table-cell table:style-name="ce30" table:formula="of:=AVERAGE([.F18:.F22])" office:value-type="float" office:value="3" calcext:value-type="float">
            <text:p>3,0</text:p>
          </table:table-cell>
          <table:table-cell table:style-name="ce30" table:formula="of:=AVERAGE([.F17:.F23])" office:value-type="float" office:value="3" calcext:value-type="float">
            <text:p>3,0</text:p>
          </table:table-cell>
          <table:table-cell table:style-name="ce30" table:formula="of:=AVERAGE([.H19:.H21])" office:value-type="float" office:value="535.333333333333" calcext:value-type="float">
            <text:p>535,3</text:p>
          </table:table-cell>
          <table:table-cell table:style-name="ce30" table:formula="of:=AVERAGE([.H18:.H22])" office:value-type="float" office:value="567.75" calcext:value-type="float">
            <text:p>567,8</text:p>
          </table:table-cell>
          <table:table-cell table:style-name="ce30" table:formula="of:=AVERAGE([.H17:.H23])" office:value-type="float" office:value="564" calcext:value-type="float">
            <text:p>564,0</text:p>
          </table:table-cell>
          <table:table-cell table:style-name="ce33" table:formula="of:= [.P20] / [.P15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style-name="ce30" table:formula="of:=AVERAGE([.F20:.F22])" office:value-type="float" office:value="3.33333333333333" calcext:value-type="float">
            <text:p>3,3</text:p>
          </table:table-cell>
          <table:table-cell table:style-name="ce30" table:formula="of:=AVERAGE([.F19:.F23])" office:value-type="float" office:value="3" calcext:value-type="float">
            <text:p>3,0</text:p>
          </table:table-cell>
          <table:table-cell table:style-name="ce30" table:formula="of:=AVERAGE([.F18:.F24])" office:value-type="float" office:value="3.16666666666667" calcext:value-type="float">
            <text:p>3,2</text:p>
          </table:table-cell>
          <table:table-cell table:style-name="ce30" table:formula="of:=AVERAGE([.H20:.H22])" office:value-type="float" office:value="566.333333333333" calcext:value-type="float">
            <text:p>566,3</text:p>
          </table:table-cell>
          <table:table-cell table:style-name="ce30" table:formula="of:=AVERAGE([.H19:.H23])" office:value-type="float" office:value="564" calcext:value-type="float">
            <text:p>564,0</text:p>
          </table:table-cell>
          <table:table-cell table:style-name="ce30" table:formula="of:=AVERAGE([.H18:.H24])" office:value-type="float" office:value="559" calcext:value-type="float">
            <text:p>559,0</text:p>
          </table:table-cell>
          <table:table-cell table:style-name="ce33" table:formula="of:= [.P21] / [.P16]" office:value-type="string" office:string-value="" calcext:value-type="error">
            <text:p>#DIV/0!</text:p>
          </table:table-cell>
          <table:table-cell table:style-name="ce33" table:formula="of:= AVERAGE([.T20:.T22])" office:value-type="string" office:string-value="" calcext:value-type="error">
            <text:p>#DIV/0!</text:p>
          </table:table-cell>
          <table:table-cell table:style-name="ce33" table:formula="of:= AVERAGE([.T19:.T23])" office:value-type="string" office:string-value="" calcext:value-type="error">
            <text:p>#DIV/0!</text:p>
          </table:table-cell>
          <table:table-cell table:style-name="ce33" table:formula="of:= AVERAGE([.T18:.T24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0:.X22])" office:value-type="string" office:string-value="" calcext:value-type="error">
            <text:p>#DIV/0!</text:p>
          </table:table-cell>
          <table:table-cell table:style-name="ce33" table:formula="of:= AVERAGE([.X19:.X23])" office:value-type="string" office:string-value="" calcext:value-type="error">
            <text:p>#DIV/0!</text:p>
          </table:table-cell>
          <table:table-cell table:style-name="ce33"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style-name="ce30" table:formula="of:=AVERAGE([.F21:.F23])" office:value-type="float" office:value="3" calcext:value-type="float">
            <text:p>3,0</text:p>
          </table:table-cell>
          <table:table-cell table:style-name="ce30" table:formula="of:=AVERAGE([.F20:.F24])" office:value-type="float" office:value="3.4" calcext:value-type="float">
            <text:p>3,4</text:p>
          </table:table-cell>
          <table:table-cell table:style-name="ce30" table:formula="of:=AVERAGE([.F19:.F25])" office:value-type="float" office:value="3" calcext:value-type="float">
            <text:p>3,0</text:p>
          </table:table-cell>
          <table:table-cell table:style-name="ce30" table:formula="of:=AVERAGE([.H21:.H23])" office:value-type="float" office:value="575.666666666667" calcext:value-type="float">
            <text:p>575,7</text:p>
          </table:table-cell>
          <table:table-cell table:style-name="ce30" table:formula="of:=AVERAGE([.H20:.H24])" office:value-type="float" office:value="556.4" calcext:value-type="float">
            <text:p>556,4</text:p>
          </table:table-cell>
          <table:table-cell table:style-name="ce30" table:formula="of:=AVERAGE([.H19:.H25])" office:value-type="float" office:value="559.714285714286" calcext:value-type="float">
            <text:p>559,7</text:p>
          </table:table-cell>
          <table:table-cell table:style-name="ce33" table:formula="of:= [.P22] / [.P17]" office:value-type="string" office:string-value="" calcext:value-type="error">
            <text:p>#DIV/0!</text:p>
          </table:table-cell>
          <table:table-cell table:style-name="ce33" table:formula="of:= AVERAGE([.T21:.T23])" office:value-type="string" office:string-value="" calcext:value-type="error">
            <text:p>#DIV/0!</text:p>
          </table:table-cell>
          <table:table-cell table:style-name="ce33" table:formula="of:= AVERAGE([.T20:.T24])" office:value-type="string" office:string-value="" calcext:value-type="error">
            <text:p>#DIV/0!</text:p>
          </table:table-cell>
          <table:table-cell table:style-name="ce33" table:formula="of:= AVERAGE([.T19:.T25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1:.X23])" office:value-type="string" office:string-value="" calcext:value-type="error">
            <text:p>#DIV/0!</text:p>
          </table:table-cell>
          <table:table-cell table:style-name="ce33" table:formula="of:= AVERAGE([.X20:.X24])" office:value-type="string" office:string-value="" calcext:value-type="error">
            <text:p>#DIV/0!</text:p>
          </table:table-cell>
          <table:table-cell table:style-name="ce33"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style-name="ce11"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style-name="ce30" table:formula="of:=AVERAGE([.F22:.F24])" office:value-type="float" office:value="4" calcext:value-type="float">
            <text:p>4,0</text:p>
          </table:table-cell>
          <table:table-cell table:style-name="ce30" table:formula="of:=AVERAGE([.F21:.F25])" office:value-type="float" office:value="3" calcext:value-type="float">
            <text:p>3,0</text:p>
          </table:table-cell>
          <table:table-cell table:style-name="ce30" table:formula="of:=AVERAGE([.F20:.F26])" office:value-type="float" office:value="3.14285714285714" calcext:value-type="float">
            <text:p>3,1</text:p>
          </table:table-cell>
          <table:table-cell table:style-name="ce30" table:formula="of:=AVERAGE([.H22:.H24])" office:value-type="float" office:value="582.666666666667" calcext:value-type="float">
            <text:p>582,7</text:p>
          </table:table-cell>
          <table:table-cell table:style-name="ce30" table:formula="of:=AVERAGE([.H21:.H25])" office:value-type="float" office:value="565" calcext:value-type="float">
            <text:p>565,0</text:p>
          </table:table-cell>
          <table:table-cell table:style-name="ce30" table:formula="of:=AVERAGE([.H20:.H26])" office:value-type="float" office:value="558.714285714286" calcext:value-type="float">
            <text:p>558,7</text:p>
          </table:table-cell>
          <table:table-cell table:style-name="ce33" table:formula="of:= [.P23] / [.P18]" office:value-type="string" office:string-value="" calcext:value-type="error">
            <text:p>#DIV/0!</text:p>
          </table:table-cell>
          <table:table-cell table:style-name="ce33" table:formula="of:= AVERAGE([.T22:.T24])" office:value-type="string" office:string-value="" calcext:value-type="error">
            <text:p>#DIV/0!</text:p>
          </table:table-cell>
          <table:table-cell table:style-name="ce33" table:formula="of:= AVERAGE([.T21:.T25])" office:value-type="string" office:string-value="" calcext:value-type="error">
            <text:p>#DIV/0!</text:p>
          </table:table-cell>
          <table:table-cell table:style-name="ce33" table:formula="of:= AVERAGE([.T20:.T26])" office:value-type="string" office:string-value="" calcext:value-type="error">
            <text:p>#DIV/0!</text:p>
          </table:table-cell>
          <table:table-cell table:style-name="ce33" table:formula="of:= [.S23] / [.S18]" office:value-type="string" office:string-value="" calcext:value-type="error">
            <text:p>#DIV/0!</text:p>
          </table:table-cell>
          <table:table-cell table:style-name="ce33" table:formula="of:= AVERAGE([.X22:.X24])" office:value-type="string" office:string-value="" calcext:value-type="error">
            <text:p>#DIV/0!</text:p>
          </table:table-cell>
          <table:table-cell table:style-name="ce33" table:formula="of:= AVERAGE([.X21:.X25])" office:value-type="string" office:string-value="" calcext:value-type="error">
            <text:p>#DIV/0!</text:p>
          </table:table-cell>
          <table:table-cell table:style-name="ce33"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style-name="ce11"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style-name="ce30" table:formula="of:=AVERAGE([.F23:.F25])" office:value-type="float" office:value="3" calcext:value-type="float">
            <text:p>3,0</text:p>
          </table:table-cell>
          <table:table-cell table:style-name="ce30" table:formula="of:=AVERAGE([.F22:.F26])" office:value-type="float" office:value="3.4" calcext:value-type="float">
            <text:p>3,4</text:p>
          </table:table-cell>
          <table:table-cell table:style-name="ce30" table:formula="of:=AVERAGE([.F21:.F27])" office:value-type="float" office:value="3.14285714285714" calcext:value-type="float">
            <text:p>3,1</text:p>
          </table:table-cell>
          <table:table-cell table:style-name="ce30" table:formula="of:=AVERAGE([.H23:.H25])" office:value-type="float" office:value="549" calcext:value-type="float">
            <text:p>549,0</text:p>
          </table:table-cell>
          <table:table-cell table:style-name="ce30" table:formula="of:=AVERAGE([.H22:.H26])" office:value-type="float" office:value="575.4" calcext:value-type="float">
            <text:p>575,4</text:p>
          </table:table-cell>
          <table:table-cell table:style-name="ce30" table:formula="of:=AVERAGE([.H21:.H27])" office:value-type="float" office:value="559.571428571429" calcext:value-type="float">
            <text:p>559,6</text:p>
          </table:table-cell>
          <table:table-cell table:style-name="ce33" table:formula="of:= [.P24] / [.P19]" office:value-type="float" office:value="1.04761904761905" calcext:value-type="float">
            <text:p>1.0476</text:p>
          </table:table-cell>
          <table:table-cell table:style-name="ce33" table:formula="of:= AVERAGE([.T23:.T25])" office:value-type="string" office:string-value="" calcext:value-type="error">
            <text:p>#DIV/0!</text:p>
          </table:table-cell>
          <table:table-cell table:style-name="ce33" table:formula="of:= AVERAGE([.T22:.T26])" office:value-type="string" office:string-value="" calcext:value-type="error">
            <text:p>#DIV/0!</text:p>
          </table:table-cell>
          <table:table-cell table:style-name="ce33" table:formula="of:= AVERAGE([.T21:.T27])" office:value-type="string" office:string-value="" calcext:value-type="error">
            <text:p>#DIV/0!</text:p>
          </table:table-cell>
          <table:table-cell table:style-name="ce33" table:formula="of:= [.S24] / [.S19]" office:value-type="float" office:value="0.985594766308108" calcext:value-type="float">
            <text:p>0.9856</text:p>
          </table:table-cell>
          <table:table-cell table:style-name="ce33" table:formula="of:= AVERAGE([.X23:.X25])" office:value-type="string" office:string-value="" calcext:value-type="error">
            <text:p>#DIV/0!</text:p>
          </table:table-cell>
          <table:table-cell table:style-name="ce33" table:formula="of:= AVERAGE([.X22:.X26])" office:value-type="string" office:string-value="" calcext:value-type="error">
            <text:p>#DIV/0!</text:p>
          </table:table-cell>
          <table:table-cell table:style-name="ce33"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style-name="ce11"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style-name="ce30" table:formula="of:=AVERAGE([.F24:.F26])" office:value-type="float" office:value="3" calcext:value-type="float">
            <text:p>3,0</text:p>
          </table:table-cell>
          <table:table-cell table:style-name="ce30" table:formula="of:=AVERAGE([.F23:.F27])" office:value-type="float" office:value="3.2" calcext:value-type="float">
            <text:p>3,2</text:p>
          </table:table-cell>
          <table:table-cell table:style-name="ce30" table:formula="of:=AVERAGE([.F22:.F28])" office:value-type="float" office:value="3.28571428571429" calcext:value-type="float">
            <text:p>3,3</text:p>
          </table:table-cell>
          <table:table-cell table:style-name="ce30" table:formula="of:=AVERAGE([.H24:.H26])" office:value-type="float" office:value="554.333333333333" calcext:value-type="float">
            <text:p>554,3</text:p>
          </table:table-cell>
          <table:table-cell table:style-name="ce30" table:formula="of:=AVERAGE([.H23:.H27])" office:value-type="float" office:value="547.8" calcext:value-type="float">
            <text:p>547,8</text:p>
          </table:table-cell>
          <table:table-cell table:style-name="ce30" table:formula="of:=AVERAGE([.H22:.H28])" office:value-type="float" office:value="554.142857142857" calcext:value-type="float">
            <text:p>554,1</text:p>
          </table:table-cell>
          <table:table-cell table:style-name="ce33" table:formula="of:= [.P25] / [.P20]" office:value-type="float" office:value="1.0952380952381" calcext:value-type="float">
            <text:p>1.0952</text:p>
          </table:table-cell>
          <table:table-cell table:style-name="ce33" table:formula="of:= AVERAGE([.T24:.T26])" office:value-type="float" office:value="1.03007518796992" calcext:value-type="float">
            <text:p>1.0301</text:p>
          </table:table-cell>
          <table:table-cell table:style-name="ce33" table:formula="of:= AVERAGE([.T23:.T27])" office:value-type="string" office:string-value="" calcext:value-type="error">
            <text:p>#DIV/0!</text:p>
          </table:table-cell>
          <table:table-cell table:style-name="ce33" table:formula="of:= AVERAGE([.T22:.T28])" office:value-type="string" office:string-value="" calcext:value-type="error">
            <text:p>#DIV/0!</text:p>
          </table:table-cell>
          <table:table-cell table:style-name="ce33" table:formula="of:= [.S25] / [.S20]" office:value-type="float" office:value="0.982522796352584" calcext:value-type="float">
            <text:p>0.9825</text:p>
          </table:table-cell>
          <table:table-cell table:style-name="ce33" table:formula="of:= AVERAGE([.X24:.X26])" office:value-type="float" office:value="0.967053754382084" calcext:value-type="float">
            <text:p>0.9671</text:p>
          </table:table-cell>
          <table:table-cell table:style-name="ce33" table:formula="of:= AVERAGE([.X23:.X27])" office:value-type="string" office:string-value="" calcext:value-type="error">
            <text:p>#DIV/0!</text:p>
          </table:table-cell>
          <table:table-cell table:style-name="ce33"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style-name="ce11"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style-name="ce30" table:formula="of:=AVERAGE([.F25:.F27])" office:value-type="float" office:value="3" calcext:value-type="float">
            <text:p>3,0</text:p>
          </table:table-cell>
          <table:table-cell table:style-name="ce30" table:formula="of:=AVERAGE([.F24:.F28])" office:value-type="float" office:value="3" calcext:value-type="float">
            <text:p>3,0</text:p>
          </table:table-cell>
          <table:table-cell table:style-name="ce30" table:formula="of:=AVERAGE([.F23:.F29])" office:value-type="float" office:value="3" calcext:value-type="float">
            <text:p>3,0</text:p>
          </table:table-cell>
          <table:table-cell table:style-name="ce30" table:formula="of:=AVERAGE([.H25:.H27])" office:value-type="float" office:value="552" calcext:value-type="float">
            <text:p>552,0</text:p>
          </table:table-cell>
          <table:table-cell table:style-name="ce30" table:formula="of:=AVERAGE([.H24:.H28])" office:value-type="float" office:value="533" calcext:value-type="float">
            <text:p>533,0</text:p>
          </table:table-cell>
          <table:table-cell table:style-name="ce30" table:formula="of:=AVERAGE([.H23:.H29])" office:value-type="float" office:value="521.571428571429" calcext:value-type="float">
            <text:p>521,6</text:p>
          </table:table-cell>
          <table:table-cell table:style-name="ce33" table:formula="of:= [.P26] / [.P21]" office:value-type="float" office:value="0.947368421052632" calcext:value-type="float">
            <text:p>0.9474</text:p>
          </table:table-cell>
          <table:table-cell table:style-name="ce33" table:formula="of:= AVERAGE([.T25:.T27])" office:value-type="float" office:value="1.04594820384294" calcext:value-type="float">
            <text:p>1.0459</text:p>
          </table:table-cell>
          <table:table-cell table:style-name="ce33" table:formula="of:= AVERAGE([.T24:.T28])" office:value-type="float" office:value="1.05527455001139" calcext:value-type="float">
            <text:p>1.0553</text:p>
          </table:table-cell>
          <table:table-cell table:style-name="ce33" table:formula="of:= AVERAGE([.T23:.T29])" office:value-type="string" office:string-value="" calcext:value-type="error">
            <text:p>#DIV/0!</text:p>
          </table:table-cell>
          <table:table-cell table:style-name="ce33" table:formula="of:= [.S26] / [.S21]" office:value-type="float" office:value="0.933043700485561" calcext:value-type="float">
            <text:p>0.9330</text:p>
          </table:table-cell>
          <table:table-cell table:style-name="ce33" table:formula="of:= AVERAGE([.X25:.X27])" office:value-type="float" office:value="0.94063208563994" calcext:value-type="float">
            <text:p>0.9406</text:p>
          </table:table-cell>
          <table:table-cell table:style-name="ce33" table:formula="of:= AVERAGE([.X24:.X28])" office:value-type="float" office:value="0.938486187258728" calcext:value-type="float">
            <text:p>0.9385</text:p>
          </table:table-cell>
          <table:table-cell table:style-name="ce33"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style-name="ce11"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style-name="ce30" table:formula="of:=AVERAGE([.F26:.F28])" office:value-type="float" office:value="3" calcext:value-type="float">
            <text:p>3,0</text:p>
          </table:table-cell>
          <table:table-cell table:style-name="ce30" table:formula="of:=AVERAGE([.F25:.F29])" office:value-type="float" office:value="2.8" calcext:value-type="float">
            <text:p>2,8</text:p>
          </table:table-cell>
          <table:table-cell table:style-name="ce30" table:formula="of:=AVERAGE([.F24:.F30])" office:value-type="float" office:value="3.28571428571429" calcext:value-type="float">
            <text:p>3,3</text:p>
          </table:table-cell>
          <table:table-cell table:style-name="ce30" table:formula="of:=AVERAGE([.H26:.H28])" office:value-type="float" office:value="522.333333333333" calcext:value-type="float">
            <text:p>522,3</text:p>
          </table:table-cell>
          <table:table-cell table:style-name="ce30" table:formula="of:=AVERAGE([.H25:.H29])" office:value-type="float" office:value="513.6" calcext:value-type="float">
            <text:p>513,6</text:p>
          </table:table-cell>
          <table:table-cell table:style-name="ce30" table:formula="of:=AVERAGE([.H24:.H30])" office:value-type="float" office:value="507.285714285714" calcext:value-type="float">
            <text:p>507,3</text:p>
          </table:table-cell>
          <table:table-cell table:style-name="ce33" table:formula="of:= SUM([.F24:.F30]) / SUM([.F19:.F25])" office:value-type="float" office:value="1.0952380952381" calcext:value-type="float">
            <text:p>1.0952</text:p>
          </table:table-cell>
          <table:table-cell table:style-name="ce33" table:formula="of:= AVERAGE([.T26:.T28])" office:value-type="float" office:value="1.04450520239994" calcext:value-type="float">
            <text:p>1.0445</text:p>
          </table:table-cell>
          <table:table-cell table:style-name="ce33" table:formula="of:= AVERAGE([.T25:.T29])" office:value-type="float" office:value="1.09120528594213" calcext:value-type="float">
            <text:p>1.0912</text:p>
          </table:table-cell>
          <table:table-cell table:style-name="ce33" table:formula="of:= AVERAGE([.T24:.T30])" office:value-type="float" office:value="1.14648351539492" calcext:value-type="float">
            <text:p>1.1465</text:p>
          </table:table-cell>
          <table:table-cell table:style-name="ce33" table:formula="of:= SUM([.H24:.H30]) / SUM([.H19:.H25])" office:value-type="float" office:value="0.906329760081674" calcext:value-type="float">
            <text:p>0.9063</text:p>
          </table:table-cell>
          <table:table-cell table:style-name="ce33" table:formula="of:= AVERAGE([.X26:.X28])" office:value-type="float" office:value="0.908104457877649" calcext:value-type="float">
            <text:p>0.9081</text:p>
          </table:table-cell>
          <table:table-cell table:style-name="ce33" table:formula="of:= AVERAGE([.X25:.X29])" office:value-type="float" office:value="0.91793093070377" calcext:value-type="float">
            <text:p>0.9179</text:p>
          </table:table-cell>
          <table:table-cell table:style-name="ce33"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style-name="ce11"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style-name="ce30" table:formula="of:=AVERAGE([.F27:.F29])" office:value-type="float" office:value="3" calcext:value-type="float">
            <text:p>3,0</text:p>
          </table:table-cell>
          <table:table-cell table:style-name="ce30" table:formula="of:=AVERAGE([.F26:.F30])" office:value-type="float" office:value="3.4" calcext:value-type="float">
            <text:p>3,4</text:p>
          </table:table-cell>
          <table:table-cell table:style-name="ce30" table:formula="of:=AVERAGE([.F25:.F31])" office:value-type="float" office:value="3.42857142857143" calcext:value-type="float">
            <text:p>3,4</text:p>
          </table:table-cell>
          <table:table-cell table:style-name="ce30" table:formula="of:=AVERAGE([.H27:.H29])" office:value-type="float" office:value="479.666666666667" calcext:value-type="float">
            <text:p>479,7</text:p>
          </table:table-cell>
          <table:table-cell table:style-name="ce30" table:formula="of:=AVERAGE([.H26:.H30])" office:value-type="float" office:value="490.6" calcext:value-type="float">
            <text:p>490,6</text:p>
          </table:table-cell>
          <table:table-cell table:style-name="ce30" table:formula="of:=AVERAGE([.H25:.H31])" office:value-type="float" office:value="494.428571428572" calcext:value-type="float">
            <text:p>494,4</text:p>
          </table:table-cell>
          <table:table-cell table:style-name="ce33" table:formula="of:= SUM([.F25:.F31]) / SUM([.F20:.F26])" office:value-type="float" office:value="1.09090909090909" calcext:value-type="float">
            <text:p>1.0909</text:p>
          </table:table-cell>
          <table:table-cell table:style-name="ce33" table:formula="of:= AVERAGE([.T27:.T29])" office:value-type="float" office:value="1.13780663780664" calcext:value-type="float">
            <text:p>1.1378</text:p>
          </table:table-cell>
          <table:table-cell table:style-name="ce33" table:formula="of:= AVERAGE([.T26:.T30])" office:value-type="float" office:value="1.17650549298147" calcext:value-type="float">
            <text:p>1.1765</text:p>
          </table:table-cell>
          <table:table-cell table:style-name="ce33" table:formula="of:= AVERAGE([.T25:.T31])" office:value-type="float" office:value="1.22811616845615" calcext:value-type="float">
            <text:p>1.2281</text:p>
          </table:table-cell>
          <table:table-cell table:style-name="ce33" table:formula="of:= SUM([.H25:.H31]) / SUM([.H20:.H26])" office:value-type="float" office:value="0.884939913065712" calcext:value-type="float">
            <text:p>0.8849</text:p>
          </table:table-cell>
          <table:table-cell table:style-name="ce33" table:formula="of:= AVERAGE([.X27:.X29])" office:value-type="float" office:value="0.891362718893568" calcext:value-type="float">
            <text:p>0.8914</text:p>
          </table:table-cell>
          <table:table-cell table:style-name="ce33" table:formula="of:= AVERAGE([.X26:.X30])" office:value-type="float" office:value="0.896626165194532" calcext:value-type="float">
            <text:p>0.8966</text:p>
          </table:table-cell>
          <table:table-cell table:style-name="ce33"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style-name="ce11"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style-name="ce30" table:formula="of:=AVERAGE([.F28:.F30])" office:value-type="float" office:value="3.33333333333333" calcext:value-type="float">
            <text:p>3,3</text:p>
          </table:table-cell>
          <table:table-cell table:style-name="ce30" table:formula="of:=AVERAGE([.F27:.F31])" office:value-type="float" office:value="3.8" calcext:value-type="float">
            <text:p>3,8</text:p>
          </table:table-cell>
          <table:table-cell table:style-name="ce30" table:formula="of:=AVERAGE([.F26:.F32])" office:value-type="float" office:value="3.85714285714286" calcext:value-type="float">
            <text:p>3,9</text:p>
          </table:table-cell>
          <table:table-cell table:style-name="ce30" table:formula="of:=AVERAGE([.H28:.H30])" office:value-type="float" office:value="453.666666666667" calcext:value-type="float">
            <text:p>453,7</text:p>
          </table:table-cell>
          <table:table-cell table:style-name="ce30" table:formula="of:=AVERAGE([.H27:.H31])" office:value-type="float" office:value="466.4" calcext:value-type="float">
            <text:p>466,4</text:p>
          </table:table-cell>
          <table:table-cell table:style-name="ce30" table:formula="of:=AVERAGE([.H26:.H32])" office:value-type="float" office:value="494" calcext:value-type="float">
            <text:p>494,0</text:p>
          </table:table-cell>
          <table:table-cell table:style-name="ce33" table:formula="of:= SUM([.F26:.F32]) / SUM([.F21:.F27])" office:value-type="float" office:value="1.22727272727273" calcext:value-type="float">
            <text:p>1.2273</text:p>
          </table:table-cell>
          <table:table-cell table:style-name="ce33" table:formula="of:= AVERAGE([.T28:.T30])" office:value-type="float" office:value="1.27997364953887" calcext:value-type="float">
            <text:p>1.2800</text:p>
          </table:table-cell>
          <table:table-cell table:style-name="ce33" table:formula="of:= AVERAGE([.T27:.T31])" office:value-type="float" office:value="1.31084133258046" calcext:value-type="float">
            <text:p>1.3108</text:p>
          </table:table-cell>
          <table:table-cell table:style-name="ce33" table:formula="of:= AVERAGE([.T26:.T32])" office:value-type="float" office:value="1.30146724801841" calcext:value-type="float">
            <text:p>1.3015</text:p>
          </table:table-cell>
          <table:table-cell table:style-name="ce33" table:formula="of:= SUM([.H26:.H32]) / SUM([.H21:.H27])" office:value-type="float" office:value="0.882818483533316" calcext:value-type="float">
            <text:p>0.8828</text:p>
          </table:table-cell>
          <table:table-cell table:style-name="ce33" table:formula="of:= AVERAGE([.X28:.X30])" office:value-type="float" office:value="0.881252455135141" calcext:value-type="float">
            <text:p>0.8813</text:p>
          </table:table-cell>
          <table:table-cell table:style-name="ce33" table:formula="of:= AVERAGE([.X27:.X31])" office:value-type="float" office:value="0.893912248433491" calcext:value-type="float">
            <text:p>0.8939</text:p>
          </table:table-cell>
          <table:table-cell table:style-name="ce33"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style-name="ce11"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style-name="ce30" table:formula="of:=AVERAGE([.F29:.F31])" office:value-type="float" office:value="4.33333333333333" calcext:value-type="float">
            <text:p>4,3</text:p>
          </table:table-cell>
          <table:table-cell table:style-name="ce30" table:formula="of:=AVERAGE([.F28:.F32])" office:value-type="float" office:value="4" calcext:value-type="float">
            <text:p>4,0</text:p>
          </table:table-cell>
          <table:table-cell table:style-name="ce30" table:formula="of:=AVERAGE([.F27:.F33])" office:value-type="float" office:value="5" calcext:value-type="float">
            <text:p>5,0</text:p>
          </table:table-cell>
          <table:table-cell table:style-name="ce30" table:formula="of:=AVERAGE([.H29:.H31])" office:value-type="float" office:value="443.333333333333" calcext:value-type="float">
            <text:p>443,3</text:p>
          </table:table-cell>
          <table:table-cell table:style-name="ce30" table:formula="of:=AVERAGE([.H28:.H32])" office:value-type="float" office:value="473.2" calcext:value-type="float">
            <text:p>473,2</text:p>
          </table:table-cell>
          <table:table-cell table:style-name="ce30" table:formula="of:=AVERAGE([.H27:.H33])" office:value-type="float" office:value="485.428571428571" calcext:value-type="float">
            <text:p>485,4</text:p>
          </table:table-cell>
          <table:table-cell table:style-name="ce33" table:formula="of:= SUM([.F27:.F33]) / SUM([.F22:.F28])" office:value-type="float" office:value="1.52173913043478" calcext:value-type="float">
            <text:p>1.5217</text:p>
          </table:table-cell>
          <table:table-cell table:style-name="ce33" table:formula="of:= AVERAGE([.T29:.T31])" office:value-type="float" office:value="1.45601982558504" calcext:value-type="float">
            <text:p>1.4560</text:p>
          </table:table-cell>
          <table:table-cell table:style-name="ce33" table:formula="of:= AVERAGE([.T28:.T32])" office:value-type="float" office:value="1.41353284396763" calcext:value-type="float">
            <text:p>1.4135</text:p>
          </table:table-cell>
          <table:table-cell table:style-name="ce33" table:formula="of:= AVERAGE([.T27:.T33])" office:value-type="float" office:value="1.38041461643946" calcext:value-type="float">
            <text:p>1.3804</text:p>
          </table:table-cell>
          <table:table-cell table:style-name="ce33" table:formula="of:= SUM([.H27:.H33]) / SUM([.H22:.H28])" office:value-type="float" office:value="0.875998968806393" calcext:value-type="float">
            <text:p>0.8760</text:p>
          </table:table-cell>
          <table:table-cell table:style-name="ce33" table:formula="of:= AVERAGE([.X29:.X31])" office:value-type="float" office:value="0.892763856340024" calcext:value-type="float">
            <text:p>0.8928</text:p>
          </table:table-cell>
          <table:table-cell table:style-name="ce33" table:formula="of:= AVERAGE([.X28:.X32])" office:value-type="float" office:value="0.898734722212707" calcext:value-type="float">
            <text:p>0.8987</text:p>
          </table:table-cell>
          <table:table-cell table:style-name="ce33"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style-name="ce11"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style-name="ce30" table:formula="of:=AVERAGE([.F30:.F32])" office:value-type="float" office:value="5" calcext:value-type="float">
            <text:p>5,0</text:p>
          </table:table-cell>
          <table:table-cell table:style-name="ce30" table:formula="of:=AVERAGE([.F29:.F33])" office:value-type="float" office:value="5.8" calcext:value-type="float">
            <text:p>5,8</text:p>
          </table:table-cell>
          <table:table-cell table:style-name="ce30" table:formula="of:=AVERAGE([.F28:.F34])" office:value-type="float" office:value="4.85714285714286" calcext:value-type="float">
            <text:p>4,9</text:p>
          </table:table-cell>
          <table:table-cell table:style-name="ce30" table:formula="of:=AVERAGE([.H30:.H32])" office:value-type="float" office:value="484.666666666667" calcext:value-type="float">
            <text:p>484,7</text:p>
          </table:table-cell>
          <table:table-cell table:style-name="ce30" table:formula="of:=AVERAGE([.H29:.H33])" office:value-type="float" office:value="479.2" calcext:value-type="float">
            <text:p>479,2</text:p>
          </table:table-cell>
          <table:table-cell table:style-name="ce30" table:formula="of:=AVERAGE([.H28:.H34])" office:value-type="float" office:value="479.571428571429" calcext:value-type="float">
            <text:p>479,6</text:p>
          </table:table-cell>
          <table:table-cell table:style-name="ce33" table:formula="of:= SUM([.F28:.F34]) / SUM([.F23:.F29])" office:value-type="float" office:value="1.61904761904762" calcext:value-type="float">
            <text:p>1.6190</text:p>
          </table:table-cell>
          <table:table-cell table:style-name="ce33" table:formula="of:= AVERAGE([.T30:.T32])" office:value-type="float" office:value="1.58316080055211" calcext:value-type="float">
            <text:p>1.5832</text:p>
          </table:table-cell>
          <table:table-cell table:style-name="ce33" table:formula="of:= AVERAGE([.T29:.T33])" office:value-type="float" office:value="1.49535102578581" calcext:value-type="float">
            <text:p>1.4954</text:p>
          </table:table-cell>
          <table:table-cell table:style-name="ce33" table:formula="of:= AVERAGE([.T28:.T34])" office:value-type="float" office:value="1.41971922717264" calcext:value-type="float">
            <text:p>1.4197</text:p>
          </table:table-cell>
          <table:table-cell table:style-name="ce33" table:formula="of:= SUM([.H28:.H34]) / SUM([.H23:.H29])" office:value-type="float" office:value="0.919474116680362" calcext:value-type="float">
            <text:p>0.9195</text:p>
          </table:table-cell>
          <table:table-cell table:style-name="ce33" table:formula="of:= AVERAGE([.X30:.X32])" office:value-type="float" office:value="0.908638404821502" calcext:value-type="float">
            <text:p>0.9086</text:p>
          </table:table-cell>
          <table:table-cell table:style-name="ce33" table:formula="of:= AVERAGE([.X29:.X33])" office:value-type="float" office:value="0.915679129082373" calcext:value-type="float">
            <text:p>0.9157</text:p>
          </table:table-cell>
          <table:table-cell table:style-name="ce33"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style-name="ce11"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style-name="ce30" table:formula="of:=AVERAGE([.F31:.F33])" office:value-type="float" office:value="7" calcext:value-type="float">
            <text:p>7,0</text:p>
          </table:table-cell>
          <table:table-cell table:style-name="ce30" table:formula="of:=AVERAGE([.F30:.F34])" office:value-type="float" office:value="5.8" calcext:value-type="float">
            <text:p>5,8</text:p>
          </table:table-cell>
          <table:table-cell table:style-name="ce30" table:formula="of:=AVERAGE([.F29:.F35])" office:value-type="float" office:value="5.28571428571429" calcext:value-type="float">
            <text:p>5,3</text:p>
          </table:table-cell>
          <table:table-cell table:style-name="ce30" table:formula="of:=AVERAGE([.H31:.H33])" office:value-type="float" office:value="503.333333333333" calcext:value-type="float">
            <text:p>503,3</text:p>
          </table:table-cell>
          <table:table-cell table:style-name="ce30" table:formula="of:=AVERAGE([.H30:.H34])" office:value-type="float" office:value="489" calcext:value-type="float">
            <text:p>489,0</text:p>
          </table:table-cell>
          <table:table-cell table:style-name="ce30" table:formula="of:=AVERAGE([.H29:.H35])" office:value-type="float" office:value="472" calcext:value-type="float">
            <text:p>472,0</text:p>
          </table:table-cell>
          <table:table-cell table:style-name="ce33" table:formula="of:= SUM([.F29:.F35]) / SUM([.F24:.F30])" office:value-type="float" office:value="1.60869565217391" calcext:value-type="float">
            <text:p>1.6087</text:p>
          </table:table-cell>
          <table:table-cell table:style-name="ce33" table:formula="of:= AVERAGE([.T31:.T33])" office:value-type="float" office:value="1.57591442374051" calcext:value-type="float">
            <text:p>1.5759</text:p>
          </table:table-cell>
          <table:table-cell table:style-name="ce33" table:formula="of:= AVERAGE([.T30:.T34])" office:value-type="float" office:value="1.52397055440534" calcext:value-type="float">
            <text:p>1.5240</text:p>
          </table:table-cell>
          <table:table-cell table:style-name="ce33" table:formula="of:= AVERAGE([.T29:.T35])" office:value-type="float" office:value="1.43530364275706" calcext:value-type="float">
            <text:p>1.4353</text:p>
          </table:table-cell>
          <table:table-cell table:style-name="ce33" table:formula="of:= SUM([.H29:.H35]) / SUM([.H24:.H30])" office:value-type="float" office:value="0.930442128977753" calcext:value-type="float">
            <text:p>0.9304</text:p>
          </table:table-cell>
          <table:table-cell table:style-name="ce33" table:formula="of:= AVERAGE([.X31:.X33])" office:value-type="float" office:value="0.939859397690719" calcext:value-type="float">
            <text:p>0.9399</text:p>
          </table:table-cell>
          <table:table-cell table:style-name="ce33" table:formula="of:= AVERAGE([.X30:.X34])" office:value-type="float" office:value="0.937322488477503" calcext:value-type="float">
            <text:p>0.9373</text:p>
          </table:table-cell>
          <table:table-cell table:style-name="ce33"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style-name="ce11"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style-name="ce30" table:formula="of:=AVERAGE([.F32:.F34])" office:value-type="float" office:value="6.33333333333333" calcext:value-type="float">
            <text:p>6,3</text:p>
          </table:table-cell>
          <table:table-cell table:style-name="ce30" table:formula="of:=AVERAGE([.F31:.F35])" office:value-type="float" office:value="5.8" calcext:value-type="float">
            <text:p>5,8</text:p>
          </table:table-cell>
          <table:table-cell table:style-name="ce30" table:formula="of:=AVERAGE([.F30:.F36])" office:value-type="float" office:value="5.14285714285714" calcext:value-type="float">
            <text:p>5,1</text:p>
          </table:table-cell>
          <table:table-cell table:style-name="ce30" table:formula="of:=AVERAGE([.H32:.H34])" office:value-type="float" office:value="517.333333333333" calcext:value-type="float">
            <text:p>517,3</text:p>
          </table:table-cell>
          <table:table-cell table:style-name="ce30" table:formula="of:=AVERAGE([.H31:.H35])" office:value-type="float" office:value="483.6" calcext:value-type="float">
            <text:p>483,6</text:p>
          </table:table-cell>
          <table:table-cell table:style-name="ce30" table:formula="of:=AVERAGE([.H30:.H36])" office:value-type="float" office:value="479.428571428571" calcext:value-type="float">
            <text:p>479,4</text:p>
          </table:table-cell>
          <table:table-cell table:style-name="ce33" table:formula="of:= SUM([.F30:.F36]) / SUM([.F25:.F31])" office:value-type="float" office:value="1.5" calcext:value-type="float">
            <text:p>1.5000</text:p>
          </table:table-cell>
          <table:table-cell table:style-name="ce33" table:formula="of:= AVERAGE([.T32:.T34])" office:value-type="float" office:value="1.49302200751476" calcext:value-type="float">
            <text:p>1.4930</text:p>
          </table:table-cell>
          <table:table-cell table:style-name="ce33" table:formula="of:= AVERAGE([.T31:.T35])" office:value-type="float" office:value="1.45962272831838" calcext:value-type="float">
            <text:p>1.4596</text:p>
          </table:table-cell>
          <table:table-cell table:style-name="ce33" table:formula="of:= AVERAGE([.T30:.T36])" office:value-type="float" office:value="1.43644955566768" calcext:value-type="float">
            <text:p>1.4364</text:p>
          </table:table-cell>
          <table:table-cell table:style-name="ce33" table:formula="of:= SUM([.H30:.H36]) / SUM([.H25:.H31])" office:value-type="float" office:value="0.969661947414042" calcext:value-type="float">
            <text:p>0.9697</text:p>
          </table:table-cell>
          <table:table-cell table:style-name="ce33" table:formula="of:= AVERAGE([.X32:.X34])" office:value-type="float" office:value="0.96371311896692" calcext:value-type="float">
            <text:p>0.9637</text:p>
          </table:table-cell>
          <table:table-cell table:style-name="ce33" table:formula="of:= AVERAGE([.X31:.X35])" office:value-type="float" office:value="0.967596502838649" calcext:value-type="float">
            <text:p>0.9676</text:p>
          </table:table-cell>
          <table:table-cell table:style-name="ce33"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style-name="ce11"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style-name="ce30" table:formula="of:=AVERAGE([.F33:.F35])" office:value-type="float" office:value="6.33333333333333" calcext:value-type="float">
            <text:p>6,3</text:p>
          </table:table-cell>
          <table:table-cell table:style-name="ce30" table:formula="of:=AVERAGE([.F32:.F36])" office:value-type="float" office:value="5.2" calcext:value-type="float">
            <text:p>5,2</text:p>
          </table:table-cell>
          <table:table-cell table:style-name="ce30" table:formula="of:=AVERAGE([.F31:.F37])" office:value-type="float" office:value="5.28571428571429" calcext:value-type="float">
            <text:p>5,3</text:p>
          </table:table-cell>
          <table:table-cell table:style-name="ce30" table:formula="of:=AVERAGE([.H33:.H35])" office:value-type="float" office:value="471" calcext:value-type="float">
            <text:p>471,0</text:p>
          </table:table-cell>
          <table:table-cell table:style-name="ce30" table:formula="of:=AVERAGE([.H32:.H36])" office:value-type="float" office:value="492.6" calcext:value-type="float">
            <text:p>492,6</text:p>
          </table:table-cell>
          <table:table-cell table:style-name="ce30" table:formula="of:=AVERAGE([.H31:.H37])" office:value-type="float" office:value="489.571428571429" calcext:value-type="float">
            <text:p>489,6</text:p>
          </table:table-cell>
          <table:table-cell table:style-name="ce33" table:formula="of:= SUM([.F31:.F37]) / SUM([.F26:.F32])" office:value-type="float" office:value="1.37037037037037" calcext:value-type="float">
            <text:p>1.3704</text:p>
          </table:table-cell>
          <table:table-cell table:style-name="ce33" table:formula="of:= AVERAGE([.T33:.T35])" office:value-type="float" office:value="1.35679012345679" calcext:value-type="float">
            <text:p>1.3568</text:p>
          </table:table-cell>
          <table:table-cell table:style-name="ce33" table:formula="of:= AVERAGE([.T32:.T36])" office:value-type="float" office:value="1.38287202803827" calcext:value-type="float">
            <text:p>1.3829</text:p>
          </table:table-cell>
          <table:table-cell table:style-name="ce33" table:formula="of:= AVERAGE([.T31:.T37])" office:value-type="float" office:value="1.36191539417699" calcext:value-type="float">
            <text:p>1.3619</text:p>
          </table:table-cell>
          <table:table-cell table:style-name="ce33" table:formula="of:= SUM([.H31:.H37]) / SUM([.H26:.H32])" office:value-type="float" office:value="0.991035280508965" calcext:value-type="float">
            <text:p>0.9910</text:p>
          </table:table-cell>
          <table:table-cell table:style-name="ce33" table:formula="of:= AVERAGE([.X33:.X35])" office:value-type="float" office:value="0.996022089511711" calcext:value-type="float">
            <text:p>0.9960</text:p>
          </table:table-cell>
          <table:table-cell table:style-name="ce33" table:formula="of:= AVERAGE([.X32:.X36])" office:value-type="float" office:value="0.992995692013747" calcext:value-type="float">
            <text:p>0.9930</text:p>
          </table:table-cell>
          <table:table-cell table:style-name="ce33"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style-name="ce11"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style-name="ce30" table:formula="of:=AVERAGE([.F34:.F36])" office:value-type="float" office:value="3.33333333333333" calcext:value-type="float">
            <text:p>3,3</text:p>
          </table:table-cell>
          <table:table-cell table:style-name="ce30" table:formula="of:=AVERAGE([.F33:.F37])" office:value-type="float" office:value="5.4" calcext:value-type="float">
            <text:p>5,4</text:p>
          </table:table-cell>
          <table:table-cell table:style-name="ce30" table:formula="of:=AVERAGE([.F32:.F38])" office:value-type="float" office:value="6" calcext:value-type="float">
            <text:p>6,0</text:p>
          </table:table-cell>
          <table:table-cell table:style-name="ce30" table:formula="of:=AVERAGE([.H34:.H36])" office:value-type="float" office:value="465.666666666667" calcext:value-type="float">
            <text:p>465,7</text:p>
          </table:table-cell>
          <table:table-cell table:style-name="ce30" table:formula="of:=AVERAGE([.H33:.H37])" office:value-type="float" office:value="484.4" calcext:value-type="float">
            <text:p>484,4</text:p>
          </table:table-cell>
          <table:table-cell table:style-name="ce30" table:formula="of:=AVERAGE([.H32:.H38])" office:value-type="float" office:value="498.714285714286" calcext:value-type="float">
            <text:p>498,7</text:p>
          </table:table-cell>
          <table:table-cell table:style-name="ce33" table:formula="of:= SUM([.F32:.F38]) / SUM([.F27:.F33])" office:value-type="float" office:value="1.2" calcext:value-type="float">
            <text:p>1.2000</text:p>
          </table:table-cell>
          <table:table-cell table:style-name="ce33" table:formula="of:= AVERAGE([.T34:.T36])" office:value-type="float" office:value="1.26855482933914" calcext:value-type="float">
            <text:p>1.2686</text:p>
          </table:table-cell>
          <table:table-cell table:style-name="ce33" table:formula="of:= AVERAGE([.T33:.T37])" office:value-type="float" office:value="1.26113289760349" calcext:value-type="float">
            <text:p>1.2611</text:p>
          </table:table-cell>
          <table:table-cell table:style-name="ce33" table:formula="of:= AVERAGE([.T32:.T38])" office:value-type="float" office:value="1.29728954383686" calcext:value-type="float">
            <text:p>1.2973</text:p>
          </table:table-cell>
          <table:table-cell table:style-name="ce33" table:formula="of:= SUM([.H32:.H38]) / SUM([.H27:.H33])" office:value-type="float" office:value="1.02736904061212" calcext:value-type="float">
            <text:p>1.0274</text:p>
          </table:table-cell>
          <table:table-cell table:style-name="ce33" table:formula="of:= AVERAGE([.X34:.X36])" office:value-type="float" office:value="1.02162479455898" calcext:value-type="float">
            <text:p>1.0216</text:p>
          </table:table-cell>
          <table:table-cell table:style-name="ce33" table:formula="of:= AVERAGE([.X33:.X37])" office:value-type="float" office:value="1.02107191512861" calcext:value-type="float">
            <text:p>1.0211</text:p>
          </table:table-cell>
          <table:table-cell table:style-name="ce33"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style-name="ce11"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style-name="ce30" table:formula="of:=AVERAGE([.F35:.F37])" office:value-type="float" office:value="4.33333333333333" calcext:value-type="float">
            <text:p>4,3</text:p>
          </table:table-cell>
          <table:table-cell table:style-name="ce30" table:formula="of:=AVERAGE([.F34:.F38])" office:value-type="float" office:value="5.2" calcext:value-type="float">
            <text:p>5,2</text:p>
          </table:table-cell>
          <table:table-cell table:style-name="ce30" table:formula="of:=AVERAGE([.F33:.F39])" office:value-type="float" office:value="6" calcext:value-type="float">
            <text:p>6,0</text:p>
          </table:table-cell>
          <table:table-cell table:style-name="ce30" table:formula="of:=AVERAGE([.H35:.H37])" office:value-type="float" office:value="477" calcext:value-type="float">
            <text:p>477,0</text:p>
          </table:table-cell>
          <table:table-cell table:style-name="ce30" table:formula="of:=AVERAGE([.H34:.H38])" office:value-type="float" office:value="485" calcext:value-type="float">
            <text:p>485,0</text:p>
          </table:table-cell>
          <table:table-cell table:style-name="ce30" table:formula="of:=AVERAGE([.H33:.H39])" office:value-type="float" office:value="501.857142857143" calcext:value-type="float">
            <text:p>501,9</text:p>
          </table:table-cell>
          <table:table-cell table:style-name="ce33" table:formula="of:= SUM([.F33:.F39]) / SUM([.F28:.F34])" office:value-type="float" office:value="1.23529411764706" calcext:value-type="float">
            <text:p>1.2353</text:p>
          </table:table-cell>
          <table:table-cell table:style-name="ce33" table:formula="of:= AVERAGE([.T35:.T37])" office:value-type="float" office:value="1.14509803921569" calcext:value-type="float">
            <text:p>1.1451</text:p>
          </table:table-cell>
          <table:table-cell table:style-name="ce33" table:formula="of:= AVERAGE([.T34:.T38])" office:value-type="float" office:value="1.19446623093682" calcext:value-type="float">
            <text:p>1.1945</text:p>
          </table:table-cell>
          <table:table-cell table:style-name="ce33" table:formula="of:= AVERAGE([.T33:.T39])" office:value-type="float" office:value="1.21805502981974" calcext:value-type="float">
            <text:p>1.2181</text:p>
          </table:table-cell>
          <table:table-cell table:style-name="ce33" table:formula="of:= SUM([.H33:.H39]) / SUM([.H28:.H34])" office:value-type="float" office:value="1.04647006255585" calcext:value-type="float">
            <text:p>1.0465</text:p>
          </table:table-cell>
          <table:table-cell table:style-name="ce33" table:formula="of:= AVERAGE([.X35:.X37])" office:value-type="float" office:value="1.04822078257335" calcext:value-type="float">
            <text:p>1.0482</text:p>
          </table:table-cell>
          <table:table-cell table:style-name="ce33" table:formula="of:= AVERAGE([.X34:.X38])" office:value-type="float" office:value="1.03774739215355" calcext:value-type="float">
            <text:p>1.0377</text:p>
          </table:table-cell>
          <table:table-cell table:style-name="ce33"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style-name="ce11"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style-name="ce30" table:formula="of:=AVERAGE([.F36:.F38])" office:value-type="float" office:value="6" calcext:value-type="float">
            <text:p>6,0</text:p>
          </table:table-cell>
          <table:table-cell table:style-name="ce30" table:formula="of:=AVERAGE([.F35:.F39])" office:value-type="float" office:value="5.6" calcext:value-type="float">
            <text:p>5,6</text:p>
          </table:table-cell>
          <table:table-cell table:style-name="ce30" table:formula="of:=AVERAGE([.F34:.F40])" office:value-type="float" office:value="5.28571428571429" calcext:value-type="float">
            <text:p>5,3</text:p>
          </table:table-cell>
          <table:table-cell table:style-name="ce30" table:formula="of:=AVERAGE([.H36:.H38])" office:value-type="float" office:value="505.666666666667" calcext:value-type="float">
            <text:p>505,7</text:p>
          </table:table-cell>
          <table:table-cell table:style-name="ce30" table:formula="of:=AVERAGE([.H35:.H39])" office:value-type="float" office:value="504.4" calcext:value-type="float">
            <text:p>504,4</text:p>
          </table:table-cell>
          <table:table-cell table:style-name="ce30" table:formula="of:=AVERAGE([.H34:.H40])" office:value-type="float" office:value="505.428571428571" calcext:value-type="float">
            <text:p>505,4</text:p>
          </table:table-cell>
          <table:table-cell table:style-name="ce33" table:formula="of:= SUM([.F34:.F40]) / SUM([.F29:.F35])" office:value-type="float" office:value="1" calcext:value-type="float">
            <text:p>1.0000</text:p>
          </table:table-cell>
          <table:table-cell table:style-name="ce33" table:formula="of:= AVERAGE([.T36:.T38])" office:value-type="float" office:value="1.13398692810458" calcext:value-type="float">
            <text:p>1.1340</text:p>
          </table:table-cell>
          <table:table-cell table:style-name="ce33" table:formula="of:= AVERAGE([.T35:.T39])" office:value-type="float" office:value="1.13120296767356" calcext:value-type="float">
            <text:p>1.1312</text:p>
          </table:table-cell>
          <table:table-cell table:style-name="ce33" table:formula="of:= AVERAGE([.T34:.T40])" office:value-type="float" office:value="1.13302101621429" calcext:value-type="float">
            <text:p>1.1330</text:p>
          </table:table-cell>
          <table:table-cell table:style-name="ce33" table:formula="of:= SUM([.H34:.H40]) / SUM([.H29:.H35])" office:value-type="float" office:value="1.07082324455206" calcext:value-type="float">
            <text:p>1.0708</text:p>
          </table:table-cell>
          <table:table-cell table:style-name="ce33" table:formula="of:= AVERAGE([.X36:.X38])" office:value-type="float" office:value="1.05677754654888" calcext:value-type="float">
            <text:p>1.0568</text:p>
          </table:table-cell>
          <table:table-cell table:style-name="ce33" table:formula="of:= AVERAGE([.X35:.X39])" office:value-type="float" office:value="1.04560978454898" calcext:value-type="float">
            <text:p>1.0456</text:p>
          </table:table-cell>
          <table:table-cell table:style-name="ce33"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style-name="ce11"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style-name="ce30" table:formula="of:=AVERAGE([.F37:.F39])" office:value-type="float" office:value="7" calcext:value-type="float">
            <text:p>7,0</text:p>
          </table:table-cell>
          <table:table-cell table:style-name="ce30" table:formula="of:=AVERAGE([.F36:.F40])" office:value-type="float" office:value="5.8" calcext:value-type="float">
            <text:p>5,8</text:p>
          </table:table-cell>
          <table:table-cell table:style-name="ce30" table:formula="of:=AVERAGE([.F35:.F41])" office:value-type="float" office:value="6" calcext:value-type="float">
            <text:p>6,0</text:p>
          </table:table-cell>
          <table:table-cell table:style-name="ce30" table:formula="of:=AVERAGE([.H37:.H39])" office:value-type="float" office:value="537" calcext:value-type="float">
            <text:p>537,0</text:p>
          </table:table-cell>
          <table:table-cell table:style-name="ce30" table:formula="of:=AVERAGE([.H36:.H40])" office:value-type="float" office:value="526" calcext:value-type="float">
            <text:p>526,0</text:p>
          </table:table-cell>
          <table:table-cell table:style-name="ce30" table:formula="of:=AVERAGE([.H35:.H41])" office:value-type="float" office:value="504.857142857143" calcext:value-type="float">
            <text:p>504,9</text:p>
          </table:table-cell>
          <table:table-cell table:style-name="ce33" table:formula="of:= SUM([.F35:.F41]) / SUM([.F30:.F36])" office:value-type="float" office:value="1.16666666666667" calcext:value-type="float">
            <text:p>1.1667</text:p>
          </table:table-cell>
          <table:table-cell table:style-name="ce33" table:formula="of:= AVERAGE([.T37:.T39])" office:value-type="float" office:value="1.07357357357357" calcext:value-type="float">
            <text:p>1.0736</text:p>
          </table:table-cell>
          <table:table-cell table:style-name="ce33" table:formula="of:= AVERAGE([.T36:.T40])" office:value-type="float" office:value="1.07215534862594" calcext:value-type="float">
            <text:p>1.0722</text:p>
          </table:table-cell>
          <table:table-cell table:style-name="ce33" table:formula="of:= AVERAGE([.T35:.T41])" office:value-type="float" office:value="1.04949871840628" calcext:value-type="float">
            <text:p>1.0495</text:p>
          </table:table-cell>
          <table:table-cell table:style-name="ce33" table:formula="of:= SUM([.H35:.H41]) / SUM([.H30:.H36])" office:value-type="float" office:value="1.05303933253874" calcext:value-type="float">
            <text:p>1.0530</text:p>
          </table:table-cell>
          <table:table-cell table:style-name="ce33" table:formula="of:= AVERAGE([.X37:.X39])" office:value-type="float" office:value="1.05140327319231" calcext:value-type="float">
            <text:p>1.0514</text:p>
          </table:table-cell>
          <table:table-cell table:style-name="ce33" table:formula="of:= AVERAGE([.X36:.X40])" office:value-type="float" office:value="1.03784436943716" calcext:value-type="float">
            <text:p>1.0378</text:p>
          </table:table-cell>
          <table:table-cell table:style-name="ce33"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style-name="ce11"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style-name="ce30" table:formula="of:=AVERAGE([.F38:.F40])" office:value-type="float" office:value="7" calcext:value-type="float">
            <text:p>7,0</text:p>
          </table:table-cell>
          <table:table-cell table:style-name="ce30" table:formula="of:=AVERAGE([.F37:.F41])" office:value-type="float" office:value="7" calcext:value-type="float">
            <text:p>7,0</text:p>
          </table:table-cell>
          <table:table-cell table:style-name="ce30" table:formula="of:=AVERAGE([.F36:.F42])" office:value-type="float" office:value="5.57142857142857" calcext:value-type="float">
            <text:p>5,6</text:p>
          </table:table-cell>
          <table:table-cell table:style-name="ce30" table:formula="of:=AVERAGE([.H38:.H40])" office:value-type="float" office:value="540.333333333333" calcext:value-type="float">
            <text:p>540,3</text:p>
          </table:table-cell>
          <table:table-cell table:style-name="ce30" table:formula="of:=AVERAGE([.H37:.H41])" office:value-type="float" office:value="524.6" calcext:value-type="float">
            <text:p>524,6</text:p>
          </table:table-cell>
          <table:table-cell table:style-name="ce30" table:formula="of:=AVERAGE([.H36:.H42])" office:value-type="float" office:value="504.428571428571" calcext:value-type="float">
            <text:p>504,4</text:p>
          </table:table-cell>
          <table:table-cell table:style-name="ce33" table:formula="of:= SUM([.F36:.F42]) / SUM([.F31:.F37])" office:value-type="float" office:value="1.05405405405405" calcext:value-type="float">
            <text:p>1.0541</text:p>
          </table:table-cell>
          <table:table-cell table:style-name="ce33" table:formula="of:= AVERAGE([.T38:.T40])" office:value-type="float" office:value="1.04182754182754" calcext:value-type="float">
            <text:p>1.0418</text:p>
          </table:table-cell>
          <table:table-cell table:style-name="ce33" table:formula="of:= AVERAGE([.T37:.T41])" office:value-type="float" office:value="0.982239382239382" calcext:value-type="float">
            <text:p>0.9822</text:p>
          </table:table-cell>
          <table:table-cell table:style-name="ce33" table:formula="of:= AVERAGE([.T36:.T42])" office:value-type="float" office:value="1.00162227052983" calcext:value-type="float">
            <text:p>1.0016</text:p>
          </table:table-cell>
          <table:table-cell table:style-name="ce33" table:formula="of:= SUM([.H36:.H42]) / SUM([.H31:.H37])" office:value-type="float" office:value="1.03034724248614" calcext:value-type="float">
            <text:p>1.0303</text:p>
          </table:table-cell>
          <table:table-cell table:style-name="ce33" table:formula="of:= AVERAGE([.X38:.X40])" office:value-type="float" office:value="1.02397618002596" calcext:value-type="float">
            <text:p>1.0240</text:p>
          </table:table-cell>
          <table:table-cell table:style-name="ce33" table:formula="of:= AVERAGE([.X37:.X41])" office:value-type="float" office:value="1.01909974491346" calcext:value-type="float">
            <text:p>1.0191</text:p>
          </table:table-cell>
          <table:table-cell table:style-name="ce33"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style-name="ce11"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style-name="ce30" table:formula="of:=AVERAGE([.F39:.F41])" office:value-type="float" office:value="6.33333333333333" calcext:value-type="float">
            <text:p>6,3</text:p>
          </table:table-cell>
          <table:table-cell table:style-name="ce30" table:formula="of:=AVERAGE([.F38:.F42])" office:value-type="float" office:value="6.2" calcext:value-type="float">
            <text:p>6,2</text:p>
          </table:table-cell>
          <table:table-cell table:style-name="ce30" table:formula="of:=AVERAGE([.F37:.F43])" office:value-type="float" office:value="5.42857142857143" calcext:value-type="float">
            <text:p>5,4</text:p>
          </table:table-cell>
          <table:table-cell table:style-name="ce30" table:formula="of:=AVERAGE([.H39:.H41])" office:value-type="float" office:value="531.666666666667" calcext:value-type="float">
            <text:p>531,7</text:p>
          </table:table-cell>
          <table:table-cell table:style-name="ce30" table:formula="of:=AVERAGE([.H38:.H42])" office:value-type="float" office:value="504.4" calcext:value-type="float">
            <text:p>504,4</text:p>
          </table:table-cell>
          <table:table-cell table:style-name="ce30" table:formula="of:=AVERAGE([.H37:.H43])" office:value-type="float" office:value="493" calcext:value-type="float">
            <text:p>493,0</text:p>
          </table:table-cell>
          <table:table-cell table:style-name="ce33" table:formula="of:= SUM([.F37:.F43]) / SUM([.F32:.F38])" office:value-type="float" office:value="0.904761904761905" calcext:value-type="float">
            <text:p>0.9048</text:p>
          </table:table-cell>
          <table:table-cell table:style-name="ce33" table:formula="of:= AVERAGE([.T39:.T41])" office:value-type="float" office:value="0.914843414843415" calcext:value-type="float">
            <text:p>0.9148</text:p>
          </table:table-cell>
          <table:table-cell table:style-name="ce33" table:formula="of:= AVERAGE([.T38:.T42])" office:value-type="float" office:value="0.955212355212355" calcext:value-type="float">
            <text:p>0.9552</text:p>
          </table:table-cell>
          <table:table-cell table:style-name="ce33" table:formula="of:= AVERAGE([.T37:.T43])" office:value-type="float" office:value="0.933995219709505" calcext:value-type="float">
            <text:p>0.9340</text:p>
          </table:table-cell>
          <table:table-cell table:style-name="ce33" table:formula="of:= SUM([.H37:.H43]) / SUM([.H32:.H38])" office:value-type="float" office:value="0.988541965052993" calcext:value-type="float">
            <text:p>0.9885</text:p>
          </table:table-cell>
          <table:table-cell table:style-name="ce33" table:formula="of:= AVERAGE([.X39:.X41])" office:value-type="float" office:value="0.99054538249217" calcext:value-type="float">
            <text:p>0.9905</text:p>
          </table:table-cell>
          <table:table-cell table:style-name="ce33" table:formula="of:= AVERAGE([.X38:.X42])" office:value-type="float" office:value="0.99068975965483" calcext:value-type="float">
            <text:p>0.9907</text:p>
          </table:table-cell>
          <table:table-cell table:style-name="ce33"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style-name="ce11"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style-name="ce30" table:formula="of:=AVERAGE([.F40:.F42])" office:value-type="float" office:value="5.33333333333333" calcext:value-type="float">
            <text:p>5,3</text:p>
          </table:table-cell>
          <table:table-cell table:style-name="ce30" table:formula="of:=AVERAGE([.F39:.F43])" office:value-type="float" office:value="4.4" calcext:value-type="float">
            <text:p>4,4</text:p>
          </table:table-cell>
          <table:table-cell table:style-name="ce30" table:formula="of:=AVERAGE([.F38:.F44])" office:value-type="float" office:value="4.71428571428571" calcext:value-type="float">
            <text:p>4,7</text:p>
          </table:table-cell>
          <table:table-cell table:style-name="ce30" table:formula="of:=AVERAGE([.H40:.H42])" office:value-type="float" office:value="477" calcext:value-type="float">
            <text:p>477,0</text:p>
          </table:table-cell>
          <table:table-cell table:style-name="ce30" table:formula="of:=AVERAGE([.H39:.H43])" office:value-type="float" office:value="484.6" calcext:value-type="float">
            <text:p>484,6</text:p>
          </table:table-cell>
          <table:table-cell table:style-name="ce30" table:formula="of:=AVERAGE([.H38:.H44])" office:value-type="float" office:value="478.142857142857" calcext:value-type="float">
            <text:p>478,1</text:p>
          </table:table-cell>
          <table:table-cell table:style-name="ce33" table:formula="of:= SUM([.F38:.F44]) / SUM([.F33:.F39])" office:value-type="float" office:value="0.785714285714286" calcext:value-type="float">
            <text:p>0.7857</text:p>
          </table:table-cell>
          <table:table-cell table:style-name="ce33" table:formula="of:= AVERAGE([.T40:.T42])" office:value-type="float" office:value="0.851780351780352" calcext:value-type="float">
            <text:p>0.8518</text:p>
          </table:table-cell>
          <table:table-cell table:style-name="ce33" table:formula="of:= AVERAGE([.T39:.T43])" office:value-type="float" office:value="0.874259974259974" calcext:value-type="float">
            <text:p>0.8743</text:p>
          </table:table-cell>
          <table:table-cell table:style-name="ce33" table:formula="of:= AVERAGE([.T38:.T44])" office:value-type="float" office:value="0.926669212383498" calcext:value-type="float">
            <text:p>0.9267</text:p>
          </table:table-cell>
          <table:table-cell table:style-name="ce33" table:formula="of:= SUM([.H38:.H44]) / SUM([.H33:.H39])" office:value-type="float" office:value="0.952746939937375" calcext:value-type="float">
            <text:p>0.9527</text:p>
          </table:table-cell>
          <table:table-cell table:style-name="ce33" table:formula="of:= AVERAGE([.X40:.X42])" office:value-type="float" office:value="0.956687407749758" calcext:value-type="float">
            <text:p>0.9567</text:p>
          </table:table-cell>
          <table:table-cell table:style-name="ce33" table:formula="of:= AVERAGE([.X39:.X43])" office:value-type="float" office:value="0.959991344194055" calcext:value-type="float">
            <text:p>0.9600</text:p>
          </table:table-cell>
          <table:table-cell table:style-name="ce33"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style-name="ce11"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style-name="ce30" table:formula="of:=AVERAGE([.F41:.F43])" office:value-type="float" office:value="3.66666666666667" calcext:value-type="float">
            <text:p>3,7</text:p>
          </table:table-cell>
          <table:table-cell table:style-name="ce30" table:formula="of:=AVERAGE([.F40:.F44])" office:value-type="float" office:value="3.6" calcext:value-type="float">
            <text:p>3,6</text:p>
          </table:table-cell>
          <table:table-cell table:style-name="ce30" table:formula="of:=AVERAGE([.F39:.F45])" office:value-type="float" office:value="4.57142857142857" calcext:value-type="float">
            <text:p>4,6</text:p>
          </table:table-cell>
          <table:table-cell table:style-name="ce30" table:formula="of:=AVERAGE([.H41:.H43])" office:value-type="float" office:value="436.666666666667" calcext:value-type="float">
            <text:p>436,7</text:p>
          </table:table-cell>
          <table:table-cell table:style-name="ce30" table:formula="of:=AVERAGE([.H40:.H44])" office:value-type="float" office:value="451.2" calcext:value-type="float">
            <text:p>451,2</text:p>
          </table:table-cell>
          <table:table-cell table:style-name="ce30" table:formula="of:=AVERAGE([.H39:.H45])" office:value-type="float" office:value="469.428571428572" calcext:value-type="float">
            <text:p>469,4</text:p>
          </table:table-cell>
          <table:table-cell table:style-name="ce33" table:formula="of:= SUM([.F39:.F45]) / SUM([.F34:.F40])" office:value-type="float" office:value="0.864864864864865" calcext:value-type="float">
            <text:p>0.8649</text:p>
          </table:table-cell>
          <table:table-cell table:style-name="ce33" table:formula="of:= AVERAGE([.T41:.T43])" office:value-type="float" office:value="0.804161304161304" calcext:value-type="float">
            <text:p>0.8042</text:p>
          </table:table-cell>
          <table:table-cell table:style-name="ce33" table:formula="of:= AVERAGE([.T40:.T44])" office:value-type="float" office:value="0.853192753192753" calcext:value-type="float">
            <text:p>0.8532</text:p>
          </table:table-cell>
          <table:table-cell table:style-name="ce33" table:formula="of:= AVERAGE([.T39:.T45])" office:value-type="float" office:value="0.887822094589012" calcext:value-type="float">
            <text:p>0.8878</text:p>
          </table:table-cell>
          <table:table-cell table:style-name="ce33" table:formula="of:= SUM([.H39:.H45]) / SUM([.H34:.H40])" office:value-type="float" office:value="0.928773318258903" calcext:value-type="float">
            <text:p>0.9288</text:p>
          </table:table-cell>
          <table:table-cell table:style-name="ce33" table:formula="of:= AVERAGE([.X41:.X43])" office:value-type="float" office:value="0.927022504477047" calcext:value-type="float">
            <text:p>0.9270</text:p>
          </table:table-cell>
          <table:table-cell table:style-name="ce33" table:formula="of:= AVERAGE([.X40:.X44])" office:value-type="float" office:value="0.933021300964456" calcext:value-type="float">
            <text:p>0.9330</text:p>
          </table:table-cell>
          <table:table-cell table:style-name="ce33"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style-name="ce11"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style-name="ce30" table:formula="of:=AVERAGE([.F42:.F44])" office:value-type="float" office:value="1.33333333333333" calcext:value-type="float">
            <text:p>1,3</text:p>
          </table:table-cell>
          <table:table-cell table:style-name="ce30" table:formula="of:=AVERAGE([.F41:.F45])" office:value-type="float" office:value="4.2" calcext:value-type="float">
            <text:p>4,2</text:p>
          </table:table-cell>
          <table:table-cell table:style-name="ce30" table:formula="of:=AVERAGE([.F40:.F46])" office:value-type="float" office:value="4.57142857142857" calcext:value-type="float">
            <text:p>4,6</text:p>
          </table:table-cell>
          <table:table-cell table:style-name="ce30" table:formula="of:=AVERAGE([.H42:.H44])" office:value-type="float" office:value="414.666666666667" calcext:value-type="float">
            <text:p>414,7</text:p>
          </table:table-cell>
          <table:table-cell table:style-name="ce30" table:formula="of:=AVERAGE([.H41:.H45])" office:value-type="float" office:value="434.6" calcext:value-type="float">
            <text:p>434,6</text:p>
          </table:table-cell>
          <table:table-cell table:style-name="ce30" table:formula="of:=AVERAGE([.H40:.H46])" office:value-type="float" office:value="454.142857142857" calcext:value-type="float">
            <text:p>454,1</text:p>
          </table:table-cell>
          <table:table-cell table:style-name="ce33" table:formula="of:= SUM([.F40:.F46]) / SUM([.F35:.F41])" office:value-type="float" office:value="0.761904761904762" calcext:value-type="float">
            <text:p>0.7619</text:p>
          </table:table-cell>
          <table:table-cell table:style-name="ce33" table:formula="of:= AVERAGE([.T42:.T44])" office:value-type="float" office:value="0.858495858495859" calcext:value-type="float">
            <text:p>0.8585</text:p>
          </table:table-cell>
          <table:table-cell table:style-name="ce33" table:formula="of:= AVERAGE([.T41:.T45])" office:value-type="float" office:value="0.851187740661425" calcext:value-type="float">
            <text:p>0.8512</text:p>
          </table:table-cell>
          <table:table-cell table:style-name="ce33" table:formula="of:= AVERAGE([.T40:.T46])" office:value-type="float" office:value="0.884429091196009" calcext:value-type="float">
            <text:p>0.8844</text:p>
          </table:table-cell>
          <table:table-cell table:style-name="ce33" table:formula="of:= SUM([.H40:.H46]) / SUM([.H35:.H41])" office:value-type="float" office:value="0.899547255234861" calcext:value-type="float">
            <text:p>0.8995</text:p>
          </table:table-cell>
          <table:table-cell table:style-name="ce33" table:formula="of:= AVERAGE([.X42:.X44])" office:value-type="float" office:value="0.907939199943971" calcext:value-type="float">
            <text:p>0.9079</text:p>
          </table:table-cell>
          <table:table-cell table:style-name="ce33" table:formula="of:= AVERAGE([.X41:.X45])" office:value-type="float" office:value="0.922447071964289" calcext:value-type="float">
            <text:p>0.9224</text:p>
          </table:table-cell>
          <table:table-cell table:style-name="ce33"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style-name="ce11"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style-name="ce30" table:formula="of:=AVERAGE([.F43:.F45])" office:value-type="float" office:value="3.66666666666667" calcext:value-type="float">
            <text:p>3,7</text:p>
          </table:table-cell>
          <table:table-cell table:style-name="ce30" table:formula="of:=AVERAGE([.F42:.F46])" office:value-type="float" office:value="3.6" calcext:value-type="float">
            <text:p>3,6</text:p>
          </table:table-cell>
          <table:table-cell table:style-name="ce30" table:formula="of:=AVERAGE([.F41:.F47])" office:value-type="float" office:value="5.28571428571429" calcext:value-type="float">
            <text:p>5,3</text:p>
          </table:table-cell>
          <table:table-cell table:style-name="ce30" table:formula="of:=AVERAGE([.H43:.H45])" office:value-type="float" office:value="424" calcext:value-type="float">
            <text:p>424,0</text:p>
          </table:table-cell>
          <table:table-cell table:style-name="ce30" table:formula="of:=AVERAGE([.H42:.H46])" office:value-type="float" office:value="433.4" calcext:value-type="float">
            <text:p>433,4</text:p>
          </table:table-cell>
          <table:table-cell table:style-name="ce30" table:formula="of:=AVERAGE([.H41:.H47])" office:value-type="float" office:value="451.714285714286" calcext:value-type="float">
            <text:p>451,7</text:p>
          </table:table-cell>
          <table:table-cell table:style-name="ce33" table:formula="of:= SUM([.F41:.F47]) / SUM([.F36:.F42])" office:value-type="float" office:value="0.948717948717949" calcext:value-type="float">
            <text:p>0.9487</text:p>
          </table:table-cell>
          <table:table-cell table:style-name="ce33" table:formula="of:= AVERAGE([.T43:.T45])" office:value-type="float" office:value="0.868453184242658" calcext:value-type="float">
            <text:p>0.8685</text:p>
          </table:table-cell>
          <table:table-cell table:style-name="ce33" table:formula="of:= AVERAGE([.T42:.T46])" office:value-type="float" office:value="0.900105489579174" calcext:value-type="float">
            <text:p>0.9001</text:p>
          </table:table-cell>
          <table:table-cell table:style-name="ce33" table:formula="of:= AVERAGE([.T41:.T47])" office:value-type="float" office:value="0.906963104801451" calcext:value-type="float">
            <text:p>0.9070</text:p>
          </table:table-cell>
          <table:table-cell table:style-name="ce33" table:formula="of:= SUM([.H41:.H47]) / SUM([.H36:.H42])" office:value-type="float" office:value="0.895497026338148" calcext:value-type="float">
            <text:p>0.8955</text:p>
          </table:table-cell>
          <table:table-cell table:style-name="ce33" table:formula="of:= AVERAGE([.X43:.X45])" office:value-type="float" office:value="0.910238367208389" calcext:value-type="float">
            <text:p>0.9102</text:p>
          </table:table-cell>
          <table:table-cell table:style-name="ce33" table:formula="of:= AVERAGE([.X42:.X46])" office:value-type="float" office:value="0.926639243582431" calcext:value-type="float">
            <text:p>0.9266</text:p>
          </table:table-cell>
          <table:table-cell table:style-name="ce33"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style-name="ce11"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style-name="ce30" table:formula="of:=AVERAGE([.F44:.F46])" office:value-type="float" office:value="5" calcext:value-type="float">
            <text:p>5,0</text:p>
          </table:table-cell>
          <table:table-cell table:style-name="ce30" table:formula="of:=AVERAGE([.F43:.F47])" office:value-type="float" office:value="5.4" calcext:value-type="float">
            <text:p>5,4</text:p>
          </table:table-cell>
          <table:table-cell table:style-name="ce30" table:formula="of:=AVERAGE([.F42:.F48])" office:value-type="float" office:value="4.85714285714286" calcext:value-type="float">
            <text:p>4,9</text:p>
          </table:table-cell>
          <table:table-cell table:style-name="ce30" table:formula="of:=AVERAGE([.H44:.H46])" office:value-type="float" office:value="446.333333333333" calcext:value-type="float">
            <text:p>446,3</text:p>
          </table:table-cell>
          <table:table-cell table:style-name="ce30" table:formula="of:=AVERAGE([.H43:.H47])" office:value-type="float" office:value="452.2" calcext:value-type="float">
            <text:p>452,2</text:p>
          </table:table-cell>
          <table:table-cell table:style-name="ce30" table:formula="of:=AVERAGE([.H42:.H48])" office:value-type="float" office:value="461.285714285714" calcext:value-type="float">
            <text:p>461,3</text:p>
          </table:table-cell>
          <table:table-cell table:style-name="ce33" table:formula="of:= SUM([.F42:.F48]) / SUM([.F37:.F43])" office:value-type="float" office:value="0.894736842105263" calcext:value-type="float">
            <text:p>0.8947</text:p>
          </table:table-cell>
          <table:table-cell table:style-name="ce33" table:formula="of:= AVERAGE([.T44:.T46])" office:value-type="float" office:value="0.957919273708747" calcext:value-type="float">
            <text:p>0.9579</text:p>
          </table:table-cell>
          <table:table-cell table:style-name="ce33" table:formula="of:= AVERAGE([.T43:.T47])" office:value-type="float" office:value="0.939632516606201" calcext:value-type="float">
            <text:p>0.9396</text:p>
          </table:table-cell>
          <table:table-cell table:style-name="ce33" table:formula="of:= AVERAGE([.T42:.T48])" office:value-type="float" office:value="0.986682492556553" calcext:value-type="float">
            <text:p>0.9867</text:p>
          </table:table-cell>
          <table:table-cell table:style-name="ce33" table:formula="of:= SUM([.H42:.H48]) / SUM([.H37:.H43])" office:value-type="float" office:value="0.935670820052159" calcext:value-type="float">
            <text:p>0.9357</text:p>
          </table:table-cell>
          <table:table-cell table:style-name="ce33" table:formula="of:= AVERAGE([.X44:.X46])" office:value-type="float" office:value="0.934958548139464" calcext:value-type="float">
            <text:p>0.9350</text:p>
          </table:table-cell>
          <table:table-cell table:style-name="ce33" table:formula="of:= AVERAGE([.X43:.X47])" office:value-type="float" office:value="0.941310629839354" calcext:value-type="float">
            <text:p>0.9413</text:p>
          </table:table-cell>
          <table:table-cell table:style-name="ce33"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style-name="ce11"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style-name="ce30" table:formula="of:=AVERAGE([.F45:.F47])" office:value-type="float" office:value="8.33333333333333" calcext:value-type="float">
            <text:p>8,3</text:p>
          </table:table-cell>
          <table:table-cell table:style-name="ce30" table:formula="of:=AVERAGE([.F44:.F48])" office:value-type="float" office:value="6.2" calcext:value-type="float">
            <text:p>6,2</text:p>
          </table:table-cell>
          <table:table-cell table:style-name="ce30" table:formula="of:=AVERAGE([.F43:.F49])" office:value-type="float" office:value="4.85714285714286" calcext:value-type="float">
            <text:p>4,9</text:p>
          </table:table-cell>
          <table:table-cell table:style-name="ce30" table:formula="of:=AVERAGE([.H45:.H47])" office:value-type="float" office:value="478.666666666667" calcext:value-type="float">
            <text:p>478,7</text:p>
          </table:table-cell>
          <table:table-cell table:style-name="ce30" table:formula="of:=AVERAGE([.H44:.H48])" office:value-type="float" office:value="480.2" calcext:value-type="float">
            <text:p>480,2</text:p>
          </table:table-cell>
          <table:table-cell table:style-name="ce30" table:formula="of:=AVERAGE([.H43:.H49])" office:value-type="float" office:value="465.571428571429" calcext:value-type="float">
            <text:p>465,6</text:p>
          </table:table-cell>
          <table:table-cell table:style-name="ce33" table:formula="of:= SUM([.F43:.F49]) / SUM([.F38:.F44])" office:value-type="float" office:value="1.03030303030303" calcext:value-type="float">
            <text:p>1.0303</text:p>
          </table:table-cell>
          <table:table-cell table:style-name="ce33" table:formula="of:= AVERAGE([.T45:.T47])" office:value-type="float" office:value="0.995846624136098" calcext:value-type="float">
            <text:p>0.9958</text:p>
          </table:table-cell>
          <table:table-cell table:style-name="ce33" table:formula="of:= AVERAGE([.T44:.T48])" office:value-type="float" office:value="1.05600156422525" calcext:value-type="float">
            <text:p>1.0560</text:p>
          </table:table-cell>
          <table:table-cell table:style-name="ce33" table:formula="of:= AVERAGE([.T43:.T49])" office:value-type="float" office:value="1.04073654661061" calcext:value-type="float">
            <text:p>1.0407</text:p>
          </table:table-cell>
          <table:table-cell table:style-name="ce33" table:formula="of:= SUM([.H43:.H49]) / SUM([.H38:.H44])" office:value-type="float" office:value="0.973707798028085" calcext:value-type="float">
            <text:p>0.9737</text:p>
          </table:table-cell>
          <table:table-cell table:style-name="ce33" table:formula="of:= AVERAGE([.X45:.X47])" office:value-type="float" office:value="0.970502955874587" calcext:value-type="float">
            <text:p>0.9705</text:p>
          </table:table-cell>
          <table:table-cell table:style-name="ce33" table:formula="of:= AVERAGE([.X44:.X48])" office:value-type="float" office:value="0.969579851330916" calcext:value-type="float">
            <text:p>0.9696</text:p>
          </table:table-cell>
          <table:table-cell table:style-name="ce33"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style-name="ce11"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style-name="ce30" table:formula="of:=AVERAGE([.F46:.F48])" office:value-type="float" office:value="7" calcext:value-type="float">
            <text:p>7,0</text:p>
          </table:table-cell>
          <table:table-cell table:style-name="ce30" table:formula="of:=AVERAGE([.F45:.F49])" office:value-type="float" office:value="6.4" calcext:value-type="float">
            <text:p>6,4</text:p>
          </table:table-cell>
          <table:table-cell table:style-name="ce30" table:formula="of:=AVERAGE([.F44:.F50])" office:value-type="float" office:value="4.85714285714286" calcext:value-type="float">
            <text:p>4,9</text:p>
          </table:table-cell>
          <table:table-cell table:style-name="ce30" table:formula="of:=AVERAGE([.H46:.H48])" office:value-type="float" office:value="512.666666666667" calcext:value-type="float">
            <text:p>512,7</text:p>
          </table:table-cell>
          <table:table-cell table:style-name="ce30" table:formula="of:=AVERAGE([.H45:.H49])" office:value-type="float" office:value="486.8" calcext:value-type="float">
            <text:p>486,8</text:p>
          </table:table-cell>
          <table:table-cell table:style-name="ce30" table:formula="of:=AVERAGE([.H44:.H50])" office:value-type="float" office:value="470.428571428571" calcext:value-type="float">
            <text:p>470,4</text:p>
          </table:table-cell>
          <table:table-cell table:style-name="ce33" table:formula="of:= SUM([.F44:.F50]) / SUM([.F39:.F45])" office:value-type="float" office:value="1.0625" calcext:value-type="float">
            <text:p>1.0625</text:p>
          </table:table-cell>
          <table:table-cell table:style-name="ce33" table:formula="of:= AVERAGE([.T46:.T48])" office:value-type="float" office:value="1.14551767676768" calcext:value-type="float">
            <text:p>1.1455</text:p>
          </table:table-cell>
          <table:table-cell table:style-name="ce33" table:formula="of:= AVERAGE([.T45:.T49])" office:value-type="float" office:value="1.11490662313031" calcext:value-type="float">
            <text:p>1.1149</text:p>
          </table:table-cell>
          <table:table-cell table:style-name="ce33" table:formula="of:= AVERAGE([.T44:.T50])" office:value-type="float" office:value="1.12937200079228" calcext:value-type="float">
            <text:p>1.1294</text:p>
          </table:table-cell>
          <table:table-cell table:style-name="ce33" table:formula="of:= SUM([.H44:.H50]) / SUM([.H39:.H45])" office:value-type="float" office:value="1.00213024954352" calcext:value-type="float">
            <text:p>1.0021</text:p>
          </table:table-cell>
          <table:table-cell table:style-name="ce33" table:formula="of:= AVERAGE([.X46:.X48])" office:value-type="float" office:value="1.00557713675476" calcext:value-type="float">
            <text:p>1.0056</text:p>
          </table:table-cell>
          <table:table-cell table:style-name="ce33" table:formula="of:= AVERAGE([.X45:.X49])" office:value-type="float" office:value="1.00572396282483" calcext:value-type="float">
            <text:p>1.0057</text:p>
          </table:table-cell>
          <table:table-cell table:style-name="ce33"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style-name="ce11"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style-name="ce30" table:formula="of:=AVERAGE([.F47:.F49])" office:value-type="float" office:value="6" calcext:value-type="float">
            <text:p>6,0</text:p>
          </table:table-cell>
          <table:table-cell table:style-name="ce30" table:formula="of:=AVERAGE([.F46:.F50])" office:value-type="float" office:value="4.8" calcext:value-type="float">
            <text:p>4,8</text:p>
          </table:table-cell>
          <table:table-cell table:style-name="ce30" table:formula="of:=AVERAGE([.F45:.F51])" office:value-type="float" office:value="6.14285714285714" calcext:value-type="float">
            <text:p>6,1</text:p>
          </table:table-cell>
          <table:table-cell table:style-name="ce30" table:formula="of:=AVERAGE([.H47:.H49])" office:value-type="float" office:value="503.666666666667" calcext:value-type="float">
            <text:p>503,7</text:p>
          </table:table-cell>
          <table:table-cell table:style-name="ce30" table:formula="of:=AVERAGE([.H46:.H50])" office:value-type="float" office:value="486" calcext:value-type="float">
            <text:p>486,0</text:p>
          </table:table-cell>
          <table:table-cell table:style-name="ce30" table:formula="of:=AVERAGE([.H45:.H51])" office:value-type="float" office:value="472.714285714286" calcext:value-type="float">
            <text:p>472,7</text:p>
          </table:table-cell>
          <table:table-cell table:style-name="ce33" table:formula="of:= SUM([.F45:.F51]) / SUM([.F40:.F46])" office:value-type="float" office:value="1.34375" calcext:value-type="float">
            <text:p>1.3438</text:p>
          </table:table-cell>
          <table:table-cell table:style-name="ce33" table:formula="of:= AVERAGE([.T47:.T49])" office:value-type="float" office:value="1.21649774774775" calcext:value-type="float">
            <text:p>1.2165</text:p>
          </table:table-cell>
          <table:table-cell table:style-name="ce33" table:formula="of:= AVERAGE([.T46:.T50])" office:value-type="float" office:value="1.21242984294455" calcext:value-type="float">
            <text:p>1.2124</text:p>
          </table:table-cell>
          <table:table-cell table:style-name="ce33" table:formula="of:= AVERAGE([.T45:.T51])" office:value-type="float" office:value="1.17031145349644" calcext:value-type="float">
            <text:p>1.1703</text:p>
          </table:table-cell>
          <table:table-cell table:style-name="ce33" table:formula="of:= SUM([.H45:.H51]) / SUM([.H40:.H46])" office:value-type="float" office:value="1.04089336269267" calcext:value-type="float">
            <text:p>1.0409</text:p>
          </table:table-cell>
          <table:table-cell table:style-name="ce33" table:formula="of:= AVERAGE([.X47:.X49])" office:value-type="float" office:value="1.03974706534797" calcext:value-type="float">
            <text:p>1.0397</text:p>
          </table:table-cell>
          <table:table-cell table:style-name="ce33" table:formula="of:= AVERAGE([.X46:.X50])" office:value-type="float" office:value="1.03847211532106" calcext:value-type="float">
            <text:p>1.0385</text:p>
          </table:table-cell>
          <table:table-cell table:style-name="ce33"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style-name="ce11"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style-name="ce30" table:formula="of:=AVERAGE([.F48:.F50])" office:value-type="float" office:value="2.66666666666667" calcext:value-type="float">
            <text:p>2,7</text:p>
          </table:table-cell>
          <table:table-cell table:style-name="ce30" table:formula="of:=AVERAGE([.F47:.F51])" office:value-type="float" office:value="5.8" calcext:value-type="float">
            <text:p>5,8</text:p>
          </table:table-cell>
          <table:table-cell table:style-name="ce30" table:formula="of:=AVERAGE([.F46:.F52])" office:value-type="float" office:value="6.57142857142857" calcext:value-type="float">
            <text:p>6,6</text:p>
          </table:table-cell>
          <table:table-cell table:style-name="ce30" table:formula="of:=AVERAGE([.H48:.H50])" office:value-type="float" office:value="480.333333333333" calcext:value-type="float">
            <text:p>480,3</text:p>
          </table:table-cell>
          <table:table-cell table:style-name="ce30" table:formula="of:=AVERAGE([.H47:.H51])" office:value-type="float" office:value="477.2" calcext:value-type="float">
            <text:p>477,2</text:p>
          </table:table-cell>
          <table:table-cell table:style-name="ce30" table:formula="of:=AVERAGE([.H46:.H52])" office:value-type="float" office:value="486.142857142857" calcext:value-type="float">
            <text:p>486,1</text:p>
          </table:table-cell>
          <table:table-cell table:style-name="ce33" table:formula="of:= SUM([.F46:.F52]) / SUM([.F41:.F47])" office:value-type="float" office:value="1.24324324324324" calcext:value-type="float">
            <text:p>1.2432</text:p>
          </table:table-cell>
          <table:table-cell table:style-name="ce33" table:formula="of:= AVERAGE([.T48:.T50])" office:value-type="float" office:value="1.32311539480657" calcext:value-type="float">
            <text:p>1.3231</text:p>
          </table:table-cell>
          <table:table-cell table:style-name="ce33" table:formula="of:= AVERAGE([.T47:.T51])" office:value-type="float" office:value="1.25342806041335" calcext:value-type="float">
            <text:p>1.2534</text:p>
          </table:table-cell>
          <table:table-cell table:style-name="ce33" table:formula="of:= AVERAGE([.T46:.T52])" office:value-type="float" office:value="1.2399708962209" calcext:value-type="float">
            <text:p>1.2400</text:p>
          </table:table-cell>
          <table:table-cell table:style-name="ce33" table:formula="of:= SUM([.H46:.H52]) / SUM([.H41:.H47])" office:value-type="float" office:value="1.07621758380772" calcext:value-type="float">
            <text:p>1.0762</text:p>
          </table:table-cell>
          <table:table-cell table:style-name="ce33" table:formula="of:= AVERAGE([.X48:.X50])" office:value-type="float" office:value="1.07217417634456" calcext:value-type="float">
            <text:p>1.0722</text:p>
          </table:table-cell>
          <table:table-cell table:style-name="ce33" table:formula="of:= AVERAGE([.X47:.X51])" office:value-type="float" office:value="1.06692785550065" calcext:value-type="float">
            <text:p>1.0669</text:p>
          </table:table-cell>
          <table:table-cell table:style-name="ce33"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style-name="ce11"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style-name="ce30" table:formula="of:=AVERAGE([.F49:.F51])" office:value-type="float" office:value="4.33333333333333" calcext:value-type="float">
            <text:p>4,3</text:p>
          </table:table-cell>
          <table:table-cell table:style-name="ce30" table:formula="of:=AVERAGE([.F48:.F52])" office:value-type="float" office:value="6" calcext:value-type="float">
            <text:p>6,0</text:p>
          </table:table-cell>
          <table:table-cell table:style-name="ce30" table:formula="of:=AVERAGE([.F47:.F53])" office:value-type="float" office:value="6.71428571428571" calcext:value-type="float">
            <text:p>6,7</text:p>
          </table:table-cell>
          <table:table-cell table:style-name="ce30" table:formula="of:=AVERAGE([.H49:.H51])" office:value-type="float" office:value="441.333333333333" calcext:value-type="float">
            <text:p>441,3</text:p>
          </table:table-cell>
          <table:table-cell table:style-name="ce30" table:formula="of:=AVERAGE([.H48:.H52])" office:value-type="float" office:value="482.8" calcext:value-type="float">
            <text:p>482,8</text:p>
          </table:table-cell>
          <table:table-cell table:style-name="ce30" table:formula="of:=AVERAGE([.H47:.H53])" office:value-type="float" office:value="507.142857142857" calcext:value-type="float">
            <text:p>507,1</text:p>
          </table:table-cell>
          <table:table-cell table:style-name="ce33" table:formula="of:= SUM([.F47:.F53]) / SUM([.F42:.F48])" office:value-type="float" office:value="1.38235294117647" calcext:value-type="float">
            <text:p>1.3824</text:p>
          </table:table-cell>
          <table:table-cell table:style-name="ce33" table:formula="of:= AVERAGE([.T49:.T51])" office:value-type="float" office:value="1.28696343402226" calcext:value-type="float">
            <text:p>1.2870</text:p>
          </table:table-cell>
          <table:table-cell table:style-name="ce33" table:formula="of:= AVERAGE([.T48:.T52])" office:value-type="float" office:value="1.31739864864865" calcext:value-type="float">
            <text:p>1.3174</text:p>
          </table:table-cell>
          <table:table-cell table:style-name="ce33" table:formula="of:= AVERAGE([.T47:.T53])" office:value-type="float" office:value="1.27550900152644" calcext:value-type="float">
            <text:p>1.2755</text:p>
          </table:table-cell>
          <table:table-cell table:style-name="ce33" table:formula="of:= SUM([.H47:.H53]) / SUM([.H42:.H48])" office:value-type="float" office:value="1.09941158253329" calcext:value-type="float">
            <text:p>1.0994</text:p>
          </table:table-cell>
          <table:table-cell table:style-name="ce33" table:formula="of:= AVERAGE([.X49:.X51])" office:value-type="float" office:value="1.09720522175569" calcext:value-type="float">
            <text:p>1.0972</text:p>
          </table:table-cell>
          <table:table-cell table:style-name="ce33" table:formula="of:= AVERAGE([.X48:.X52])" office:value-type="float" office:value="1.09498647003167" calcext:value-type="float">
            <text:p>1.0950</text:p>
          </table:table-cell>
          <table:table-cell table:style-name="ce33"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style-name="ce11"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style-name="ce30" table:formula="of:=AVERAGE([.F50:.F52])" office:value-type="float" office:value="7.66666666666667" calcext:value-type="float">
            <text:p>7,7</text:p>
          </table:table-cell>
          <table:table-cell table:style-name="ce30" table:formula="of:=AVERAGE([.F49:.F53])" office:value-type="float" office:value="6.2" calcext:value-type="float">
            <text:p>6,2</text:p>
          </table:table-cell>
          <table:table-cell table:style-name="ce30" table:formula="of:=AVERAGE([.F48:.F54])" office:value-type="float" office:value="6" calcext:value-type="float">
            <text:p>6,0</text:p>
          </table:table-cell>
          <table:table-cell table:style-name="ce30" table:formula="of:=AVERAGE([.H50:.H52])" office:value-type="float" office:value="472" calcext:value-type="float">
            <text:p>472,0</text:p>
          </table:table-cell>
          <table:table-cell table:style-name="ce30" table:formula="of:=AVERAGE([.H49:.H53])" office:value-type="float" office:value="497.6" calcext:value-type="float">
            <text:p>497,6</text:p>
          </table:table-cell>
          <table:table-cell table:style-name="ce30" table:formula="of:=AVERAGE([.H48:.H54])" office:value-type="float" office:value="519.571428571429" calcext:value-type="float">
            <text:p>519,6</text:p>
          </table:table-cell>
          <table:table-cell table:style-name="ce33" table:formula="of:= SUM([.F48:.F54]) / SUM([.F43:.F49])" office:value-type="float" office:value="1.23529411764706" calcext:value-type="float">
            <text:p>1.2353</text:p>
          </table:table-cell>
          <table:table-cell table:style-name="ce33" table:formula="of:= AVERAGE([.T50:.T52])" office:value-type="float" office:value="1.33333333333333" calcext:value-type="float">
            <text:p>1.3333</text:p>
          </table:table-cell>
          <table:table-cell table:style-name="ce33" table:formula="of:= AVERAGE([.T49:.T53])" office:value-type="float" office:value="1.30446260213702" calcext:value-type="float">
            <text:p>1.3045</text:p>
          </table:table-cell>
          <table:table-cell table:style-name="ce33" table:formula="of:= AVERAGE([.T48:.T54])" office:value-type="float" office:value="1.30384751084321" calcext:value-type="float">
            <text:p>1.3038</text:p>
          </table:table-cell>
          <table:table-cell table:style-name="ce33" table:formula="of:= SUM([.H48:.H54]) / SUM([.H43:.H49])" office:value-type="float" office:value="1.11598649892605" calcext:value-type="float">
            <text:p>1.1160</text:p>
          </table:table-cell>
          <table:table-cell table:style-name="ce33" table:formula="of:= AVERAGE([.X50:.X52])" office:value-type="float" office:value="1.11927380121932" calcext:value-type="float">
            <text:p>1.1193</text:p>
          </table:table-cell>
          <table:table-cell table:style-name="ce33" table:formula="of:= AVERAGE([.X49:.X53])" office:value-type="float" office:value="1.1257923849818" calcext:value-type="float">
            <text:p>1.1258</text:p>
          </table:table-cell>
          <table:table-cell table:style-name="ce33"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style-name="ce11"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style-name="ce30" table:formula="of:=AVERAGE([.F51:.F53])" office:value-type="float" office:value="9.33333333333333" calcext:value-type="float">
            <text:p>9,3</text:p>
          </table:table-cell>
          <table:table-cell table:style-name="ce30" table:formula="of:=AVERAGE([.F50:.F54])" office:value-type="float" office:value="7" calcext:value-type="float">
            <text:p>7,0</text:p>
          </table:table-cell>
          <table:table-cell table:style-name="ce30" table:formula="of:=AVERAGE([.F49:.F55])" office:value-type="float" office:value="6.71428571428571" calcext:value-type="float">
            <text:p>6,7</text:p>
          </table:table-cell>
          <table:table-cell table:style-name="ce30" table:formula="of:=AVERAGE([.H51:.H53])" office:value-type="float" office:value="532" calcext:value-type="float">
            <text:p>532,0</text:p>
          </table:table-cell>
          <table:table-cell table:style-name="ce30" table:formula="of:=AVERAGE([.H50:.H54])" office:value-type="float" office:value="527.8" calcext:value-type="float">
            <text:p>527,8</text:p>
          </table:table-cell>
          <table:table-cell table:style-name="ce30" table:formula="of:=AVERAGE([.H49:.H55])" office:value-type="float" office:value="537.428571428571" calcext:value-type="float">
            <text:p>537,4</text:p>
          </table:table-cell>
          <table:table-cell table:style-name="ce33" table:formula="of:= SUM([.F49:.F55]) / SUM([.F44:.F50])" office:value-type="float" office:value="1.38235294117647" calcext:value-type="float">
            <text:p>1.3824</text:p>
          </table:table-cell>
          <table:table-cell table:style-name="ce33" table:formula="of:= AVERAGE([.T51:.T53])" office:value-type="float" office:value="1.29890560875513" calcext:value-type="float">
            <text:p>1.2989</text:p>
          </table:table-cell>
          <table:table-cell table:style-name="ce33" table:formula="of:= AVERAGE([.T50:.T54])" office:value-type="float" office:value="1.30798786653185" calcext:value-type="float">
            <text:p>1.3080</text:p>
          </table:table-cell>
          <table:table-cell table:style-name="ce33" table:formula="of:= AVERAGE([.T49:.T55])" office:value-type="float" office:value="1.28209599108638" calcext:value-type="float">
            <text:p>1.2821</text:p>
          </table:table-cell>
          <table:table-cell table:style-name="ce33" table:formula="of:= SUM([.H49:.H55]) / SUM([.H44:.H50])" office:value-type="float" office:value="1.1424233221986" calcext:value-type="float">
            <text:p>1.1424</text:p>
          </table:table-cell>
          <table:table-cell table:style-name="ce33" table:formula="of:= AVERAGE([.X51:.X53])" office:value-type="float" office:value="1.15111091952266" calcext:value-type="float">
            <text:p>1.1511</text:p>
          </table:table-cell>
          <table:table-cell table:style-name="ce33" table:formula="of:= AVERAGE([.X50:.X54])" office:value-type="float" office:value="1.15468639393286" calcext:value-type="float">
            <text:p>1.1547</text:p>
          </table:table-cell>
          <table:table-cell table:style-name="ce33"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style-name="ce11"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style-name="ce30" table:formula="of:=AVERAGE([.F52:.F54])" office:value-type="float" office:value="8" calcext:value-type="float">
            <text:p>8,0</text:p>
          </table:table-cell>
          <table:table-cell table:style-name="ce30" table:formula="of:=AVERAGE([.F51:.F55])" office:value-type="float" office:value="8.8" calcext:value-type="float">
            <text:p>8,8</text:p>
          </table:table-cell>
          <table:table-cell table:style-name="ce30" table:formula="of:=AVERAGE([.F50:.F56])" office:value-type="float" office:value="7.85714285714286" calcext:value-type="float">
            <text:p>7,9</text:p>
          </table:table-cell>
          <table:table-cell table:style-name="ce30" table:formula="of:=AVERAGE([.H52:.H54])" office:value-type="float" office:value="588" calcext:value-type="float">
            <text:p>588,0</text:p>
          </table:table-cell>
          <table:table-cell table:style-name="ce30" table:formula="of:=AVERAGE([.H51:.H55])" office:value-type="float" office:value="574" calcext:value-type="float">
            <text:p>574,0</text:p>
          </table:table-cell>
          <table:table-cell table:style-name="ce30" table:formula="of:=AVERAGE([.H50:.H56])" office:value-type="float" office:value="564.857142857143" calcext:value-type="float">
            <text:p>564,9</text:p>
          </table:table-cell>
          <table:table-cell table:style-name="ce33" table:formula="of:= SUM([.F50:.F56]) / SUM([.F45:.F51])" office:value-type="float" office:value="1.27906976744186" calcext:value-type="float">
            <text:p>1.2791</text:p>
          </table:table-cell>
          <table:table-cell table:style-name="ce33" table:formula="of:= AVERAGE([.T52:.T54])" office:value-type="float" office:value="1.30743075794524" calcext:value-type="float">
            <text:p>1.3074</text:p>
          </table:table-cell>
          <table:table-cell table:style-name="ce33" table:formula="of:= AVERAGE([.T51:.T55])" office:value-type="float" office:value="1.26981515063698" calcext:value-type="float">
            <text:p>1.2698</text:p>
          </table:table-cell>
          <table:table-cell table:style-name="ce33" table:formula="of:= AVERAGE([.T50:.T56])" office:value-type="float" office:value="1.27115648014686" calcext:value-type="float">
            <text:p>1.2712</text:p>
          </table:table-cell>
          <table:table-cell table:style-name="ce33" table:formula="of:= SUM([.H50:.H56]) / SUM([.H45:.H51])" office:value-type="float" office:value="1.19492293744334" calcext:value-type="float">
            <text:p>1.1949</text:p>
          </table:table-cell>
          <table:table-cell table:style-name="ce33" table:formula="of:= AVERAGE([.X52:.X54])" office:value-type="float" office:value="1.18601129606832" calcext:value-type="float">
            <text:p>1.1860</text:p>
          </table:table-cell>
          <table:table-cell table:style-name="ce33" table:formula="of:= AVERAGE([.X51:.X55])" office:value-type="float" office:value="1.18043788024311" calcext:value-type="float">
            <text:p>1.1804</text:p>
          </table:table-cell>
          <table:table-cell table:style-name="ce33"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style-name="ce11"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style-name="ce30" table:formula="of:=AVERAGE([.F53:.F55])" office:value-type="float" office:value="7.33333333333333" calcext:value-type="float">
            <text:p>7,3</text:p>
          </table:table-cell>
          <table:table-cell table:style-name="ce30" table:formula="of:=AVERAGE([.F52:.F56])" office:value-type="float" office:value="8.8" calcext:value-type="float">
            <text:p>8,8</text:p>
          </table:table-cell>
          <table:table-cell table:style-name="ce30" table:formula="of:=AVERAGE([.F51:.F57])" office:value-type="float" office:value="8.28571428571429" calcext:value-type="float">
            <text:p>8,3</text:p>
          </table:table-cell>
          <table:table-cell table:style-name="ce30" table:formula="of:=AVERAGE([.H53:.H55])" office:value-type="float" office:value="632.333333333333" calcext:value-type="float">
            <text:p>632,3</text:p>
          </table:table-cell>
          <table:table-cell table:style-name="ce30" table:formula="of:=AVERAGE([.H52:.H56])" office:value-type="float" office:value="615.8" calcext:value-type="float">
            <text:p>615,8</text:p>
          </table:table-cell>
          <table:table-cell table:style-name="ce30" table:formula="of:=AVERAGE([.H51:.H57])" office:value-type="float" office:value="593.428571428571" calcext:value-type="float">
            <text:p>593,4</text:p>
          </table:table-cell>
          <table:table-cell table:style-name="ce33" table:formula="of:= SUM([.F51:.F57]) / SUM([.F46:.F52])" office:value-type="float" office:value="1.26086956521739" calcext:value-type="float">
            <text:p>1.2609</text:p>
          </table:table-cell>
          <table:table-cell table:style-name="ce33" table:formula="of:= AVERAGE([.T53:.T55])" office:value-type="float" office:value="1.24380956478713" calcext:value-type="float">
            <text:p>1.2438</text:p>
          </table:table-cell>
          <table:table-cell table:style-name="ce33" table:formula="of:= AVERAGE([.T52:.T56])" office:value-type="float" office:value="1.2560896604409" calcext:value-type="float">
            <text:p>1.2561</text:p>
          </table:table-cell>
          <table:table-cell table:style-name="ce33" table:formula="of:= AVERAGE([.T51:.T57])" office:value-type="float" office:value="1.2256531724408" calcext:value-type="float">
            <text:p>1.2257</text:p>
          </table:table-cell>
          <table:table-cell table:style-name="ce33" table:formula="of:= SUM([.H51:.H57]) / SUM([.H46:.H52])" office:value-type="float" office:value="1.22068762856303" calcext:value-type="float">
            <text:p>1.2207</text:p>
          </table:table-cell>
          <table:table-cell table:style-name="ce33" table:formula="of:= AVERAGE([.X53:.X55])" office:value-type="float" office:value="1.21459319336363" calcext:value-type="float">
            <text:p>1.2146</text:p>
          </table:table-cell>
          <table:table-cell table:style-name="ce33" table:formula="of:= AVERAGE([.X52:.X56])" office:value-type="float" office:value="1.20200274707874" calcext:value-type="float">
            <text:p>1.2020</text:p>
          </table:table-cell>
          <table:table-cell table:style-name="ce33"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style-name="ce11"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style-name="ce30" table:formula="of:=AVERAGE([.F54:.F56])" office:value-type="float" office:value="8.66666666666667" calcext:value-type="float">
            <text:p>8,7</text:p>
          </table:table-cell>
          <table:table-cell table:style-name="ce30" table:formula="of:=AVERAGE([.F53:.F57])" office:value-type="float" office:value="7.2" calcext:value-type="float">
            <text:p>7,2</text:p>
          </table:table-cell>
          <table:table-cell table:style-name="ce30" table:formula="of:=AVERAGE([.F52:.F58])" office:value-type="float" office:value="8" calcext:value-type="float">
            <text:p>8,0</text:p>
          </table:table-cell>
          <table:table-cell table:style-name="ce30" table:formula="of:=AVERAGE([.H54:.H56])" office:value-type="float" office:value="638.333333333333" calcext:value-type="float">
            <text:p>638,3</text:p>
          </table:table-cell>
          <table:table-cell table:style-name="ce30" table:formula="of:=AVERAGE([.H53:.H57])" office:value-type="float" office:value="636.2" calcext:value-type="float">
            <text:p>636,2</text:p>
          </table:table-cell>
          <table:table-cell table:style-name="ce30" table:formula="of:=AVERAGE([.H52:.H58])" office:value-type="float" office:value="622.857142857143" calcext:value-type="float">
            <text:p>622,9</text:p>
          </table:table-cell>
          <table:table-cell table:style-name="ce33" table:formula="of:= SUM([.F52:.F58]) / SUM([.F47:.F53])" office:value-type="float" office:value="1.19148936170213" calcext:value-type="float">
            <text:p>1.1915</text:p>
          </table:table-cell>
          <table:table-cell table:style-name="ce33" table:formula="of:= AVERAGE([.T54:.T56])" office:value-type="float" office:value="1.20634186452873" calcext:value-type="float">
            <text:p>1.2063</text:p>
          </table:table-cell>
          <table:table-cell table:style-name="ce33" table:formula="of:= AVERAGE([.T53:.T57])" office:value-type="float" office:value="1.19238502965242" calcext:value-type="float">
            <text:p>1.1924</text:p>
          </table:table-cell>
          <table:table-cell table:style-name="ce33" table:formula="of:= AVERAGE([.T52:.T58])" office:value-type="float" office:value="1.20762414264707" calcext:value-type="float">
            <text:p>1.2076</text:p>
          </table:table-cell>
          <table:table-cell table:style-name="ce33" table:formula="of:= SUM([.H52:.H58]) / SUM([.H47:.H53])" office:value-type="float" office:value="1.22816901408451" calcext:value-type="float">
            <text:p>1.2282</text:p>
          </table:table-cell>
          <table:table-cell table:style-name="ce33" table:formula="of:= AVERAGE([.X54:.X56])" office:value-type="float" office:value="1.22422249191725" calcext:value-type="float">
            <text:p>1.2242</text:p>
          </table:table-cell>
          <table:table-cell table:style-name="ce33" table:formula="of:= AVERAGE([.X53:.X57])" office:value-type="float" office:value="1.20748937450505" calcext:value-type="float">
            <text:p>1.2075</text:p>
          </table:table-cell>
          <table:table-cell table:style-name="ce33"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style-name="ce11"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style-name="ce30" table:formula="of:=AVERAGE([.F55:.F57])" office:value-type="float" office:value="8" calcext:value-type="float">
            <text:p>8,0</text:p>
          </table:table-cell>
          <table:table-cell table:style-name="ce30" table:formula="of:=AVERAGE([.F54:.F58])" office:value-type="float" office:value="7.6" calcext:value-type="float">
            <text:p>7,6</text:p>
          </table:table-cell>
          <table:table-cell table:style-name="ce30" table:formula="of:=AVERAGE([.F53:.F59])" office:value-type="float" office:value="7" calcext:value-type="float">
            <text:p>7,0</text:p>
          </table:table-cell>
          <table:table-cell table:style-name="ce30" table:formula="of:=AVERAGE([.H55:.H57])" office:value-type="float" office:value="652.666666666667" calcext:value-type="float">
            <text:p>652,7</text:p>
          </table:table-cell>
          <table:table-cell table:style-name="ce30" table:formula="of:=AVERAGE([.H54:.H58])" office:value-type="float" office:value="639.2" calcext:value-type="float">
            <text:p>639,2</text:p>
          </table:table-cell>
          <table:table-cell table:style-name="ce30" table:formula="of:=AVERAGE([.H53:.H59])" office:value-type="float" office:value="635.857142857143" calcext:value-type="float">
            <text:p>635,9</text:p>
          </table:table-cell>
          <table:table-cell table:style-name="ce33" table:formula="of:= SUM([.F53:.F59]) / SUM([.F48:.F54])" office:value-type="float" office:value="1.16666666666667" calcext:value-type="float">
            <text:p>1.1667</text:p>
          </table:table-cell>
          <table:table-cell table:style-name="ce33" table:formula="of:= AVERAGE([.T55:.T57])" office:value-type="float" office:value="1.14066193853428" calcext:value-type="float">
            <text:p>1.1407</text:p>
          </table:table-cell>
          <table:table-cell table:style-name="ce33" table:formula="of:= AVERAGE([.T54:.T58])" office:value-type="float" office:value="1.15838925798223" calcext:value-type="float">
            <text:p>1.1584</text:p>
          </table:table-cell>
          <table:table-cell table:style-name="ce33" table:formula="of:= AVERAGE([.T53:.T59])" office:value-type="float" office:value="1.15546534809476" calcext:value-type="float">
            <text:p>1.1555</text:p>
          </table:table-cell>
          <table:table-cell table:style-name="ce33" table:formula="of:= SUM([.H53:.H59]) / SUM([.H48:.H54])" office:value-type="float" office:value="1.22381083310421" calcext:value-type="float">
            <text:p>1.2238</text:p>
          </table:table-cell>
          <table:table-cell table:style-name="ce33" table:formula="of:= AVERAGE([.X55:.X57])" office:value-type="float" office:value="1.20727876883962" calcext:value-type="float">
            <text:p>1.2073</text:p>
          </table:table-cell>
          <table:table-cell table:style-name="ce33" table:formula="of:= AVERAGE([.X54:.X58])" office:value-type="float" office:value="1.19308748807859" calcext:value-type="float">
            <text:p>1.1931</text:p>
          </table:table-cell>
          <table:table-cell table:style-name="ce33"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style-name="ce11"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style-name="ce30" table:formula="of:=AVERAGE([.F56:.F58])" office:value-type="float" office:value="7.33333333333333" calcext:value-type="float">
            <text:p>7,3</text:p>
          </table:table-cell>
          <table:table-cell table:style-name="ce30" table:formula="of:=AVERAGE([.F55:.F59])" office:value-type="float" office:value="7.4" calcext:value-type="float">
            <text:p>7,4</text:p>
          </table:table-cell>
          <table:table-cell table:style-name="ce30" table:formula="of:=AVERAGE([.F54:.F60])" office:value-type="float" office:value="7.14285714285714" calcext:value-type="float">
            <text:p>7,1</text:p>
          </table:table-cell>
          <table:table-cell table:style-name="ce30" table:formula="of:=AVERAGE([.H56:.H58])" office:value-type="float" office:value="640.666666666667" calcext:value-type="float">
            <text:p>640,7</text:p>
          </table:table-cell>
          <table:table-cell table:style-name="ce30" table:formula="of:=AVERAGE([.H55:.H59])" office:value-type="float" office:value="645.6" calcext:value-type="float">
            <text:p>645,6</text:p>
          </table:table-cell>
          <table:table-cell table:style-name="ce30" table:formula="of:=AVERAGE([.H54:.H60])" office:value-type="float" office:value="628.714285714286" calcext:value-type="float">
            <text:p>628,7</text:p>
          </table:table-cell>
          <table:table-cell table:style-name="ce33" table:formula="of:= SUM([.F54:.F60]) / SUM([.F49:.F55])" office:value-type="float" office:value="1.06382978723404" calcext:value-type="float">
            <text:p>1.0638</text:p>
          </table:table-cell>
          <table:table-cell table:style-name="ce33" table:formula="of:= AVERAGE([.T56:.T58])" office:value-type="float" office:value="1.11319578766387" calcext:value-type="float">
            <text:p>1.1132</text:p>
          </table:table-cell>
          <table:table-cell table:style-name="ce33" table:formula="of:= AVERAGE([.T55:.T59])" office:value-type="float" office:value="1.10966362080082" calcext:value-type="float">
            <text:p>1.1097</text:p>
          </table:table-cell>
          <table:table-cell table:style-name="ce33" table:formula="of:= AVERAGE([.T54:.T60])" office:value-type="float" office:value="1.11814925886838" calcext:value-type="float">
            <text:p>1.1181</text:p>
          </table:table-cell>
          <table:table-cell table:style-name="ce33" table:formula="of:= SUM([.H54:.H60]) / SUM([.H49:.H55])" office:value-type="float" office:value="1.16985645933014" calcext:value-type="float">
            <text:p>1.1699</text:p>
          </table:table-cell>
          <table:table-cell table:style-name="ce33" table:formula="of:= AVERAGE([.X56:.X58])" office:value-type="float" office:value="1.17219359924848" calcext:value-type="float">
            <text:p>1.1722</text:p>
          </table:table-cell>
          <table:table-cell table:style-name="ce33" table:formula="of:= AVERAGE([.X55:.X59])" office:value-type="float" office:value="1.15761630805689" calcext:value-type="float">
            <text:p>1.1576</text:p>
          </table:table-cell>
          <table:table-cell table:style-name="ce33"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style-name="ce11"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style-name="ce30" table:formula="of:=AVERAGE([.F57:.F59])" office:value-type="float" office:value="5.66666666666667" calcext:value-type="float">
            <text:p>5,7</text:p>
          </table:table-cell>
          <table:table-cell table:style-name="ce30" table:formula="of:=AVERAGE([.F56:.F60])" office:value-type="float" office:value="6.8" calcext:value-type="float">
            <text:p>6,8</text:p>
          </table:table-cell>
          <table:table-cell table:style-name="ce30" table:formula="of:=AVERAGE([.F55:.F61])" office:value-type="float" office:value="8.71428571428571" calcext:value-type="float">
            <text:p>8,7</text:p>
          </table:table-cell>
          <table:table-cell table:style-name="ce30" table:formula="of:=AVERAGE([.H57:.H59])" office:value-type="float" office:value="637.666666666667" calcext:value-type="float">
            <text:p>637,7</text:p>
          </table:table-cell>
          <table:table-cell table:style-name="ce30" table:formula="of:=AVERAGE([.H56:.H60])" office:value-type="float" office:value="625.4" calcext:value-type="float">
            <text:p>625,4</text:p>
          </table:table-cell>
          <table:table-cell table:style-name="ce30" table:formula="of:=AVERAGE([.H55:.H61])" office:value-type="float" office:value="634.285714285714" calcext:value-type="float">
            <text:p>634,3</text:p>
          </table:table-cell>
          <table:table-cell table:style-name="ce33" table:formula="of:= SUM([.F55:.F61]) / SUM([.F50:.F56])" office:value-type="float" office:value="1.10909090909091" calcext:value-type="float">
            <text:p>1.1091</text:p>
          </table:table-cell>
          <table:table-cell table:style-name="ce33" table:formula="of:= AVERAGE([.T57:.T59])" office:value-type="float" office:value="1.0633873585451" calcext:value-type="float">
            <text:p>1.0634</text:p>
          </table:table-cell>
          <table:table-cell table:style-name="ce33" table:formula="of:= AVERAGE([.T56:.T60])" office:value-type="float" office:value="1.07493717703182" calcext:value-type="float">
            <text:p>1.0749</text:p>
          </table:table-cell>
          <table:table-cell table:style-name="ce33" table:formula="of:= AVERAGE([.T55:.T61])" office:value-type="float" office:value="1.10712124517843" calcext:value-type="float">
            <text:p>1.1071</text:p>
          </table:table-cell>
          <table:table-cell table:style-name="ce33" table:formula="of:= SUM([.H55:.H61]) / SUM([.H50:.H56])" office:value-type="float" office:value="1.12291350531108" calcext:value-type="float">
            <text:p>1.1229</text:p>
          </table:table-cell>
          <table:table-cell table:style-name="ce33" table:formula="of:= AVERAGE([.X57:.X59])" office:value-type="float" office:value="1.11203389769857" calcext:value-type="float">
            <text:p>1.1120</text:p>
          </table:table-cell>
          <table:table-cell table:style-name="ce33" table:formula="of:= AVERAGE([.X56:.X60])" office:value-type="float" office:value="1.10629443184549" calcext:value-type="float">
            <text:p>1.1063</text:p>
          </table:table-cell>
          <table:table-cell table:style-name="ce33"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style-name="ce11"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style-name="ce30" table:formula="of:=AVERAGE([.F58:.F60])" office:value-type="float" office:value="6.66666666666667" calcext:value-type="float">
            <text:p>6,7</text:p>
          </table:table-cell>
          <table:table-cell table:style-name="ce30" table:formula="of:=AVERAGE([.F57:.F61])" office:value-type="float" office:value="8.2" calcext:value-type="float">
            <text:p>8,2</text:p>
          </table:table-cell>
          <table:table-cell table:style-name="ce30" table:formula="of:=AVERAGE([.F56:.F62])" office:value-type="float" office:value="8.42857142857143" calcext:value-type="float">
            <text:p>8,4</text:p>
          </table:table-cell>
          <table:table-cell table:style-name="ce30" table:formula="of:=AVERAGE([.H58:.H60])" office:value-type="float" office:value="614.333333333333" calcext:value-type="float">
            <text:p>614,3</text:p>
          </table:table-cell>
          <table:table-cell table:style-name="ce30" table:formula="of:=AVERAGE([.H57:.H61])" office:value-type="float" office:value="625" calcext:value-type="float">
            <text:p>625,0</text:p>
          </table:table-cell>
          <table:table-cell table:style-name="ce30" table:formula="of:=AVERAGE([.H56:.H62])" office:value-type="float" office:value="619.142857142857" calcext:value-type="float">
            <text:p>619,1</text:p>
          </table:table-cell>
          <table:table-cell table:style-name="ce33" table:formula="of:= SUM([.F56:.F62]) / SUM([.F51:.F57])" office:value-type="float" office:value="1.01724137931034" calcext:value-type="float">
            <text:p>1.0172</text:p>
          </table:table-cell>
          <table:table-cell table:style-name="ce33" table:formula="of:= AVERAGE([.T58:.T60])" office:value-type="float" office:value="1.0480631437528" calcext:value-type="float">
            <text:p>1.0481</text:p>
          </table:table-cell>
          <table:table-cell table:style-name="ce33" table:formula="of:= AVERAGE([.T57:.T61])" office:value-type="float" office:value="1.07833853757604" calcext:value-type="float">
            <text:p>1.0783</text:p>
          </table:table-cell>
          <table:table-cell table:style-name="ce33" table:formula="of:= AVERAGE([.T56:.T62])" office:value-type="float" office:value="1.12833705064955" calcext:value-type="float">
            <text:p>1.1283</text:p>
          </table:table-cell>
          <table:table-cell table:style-name="ce33" table:formula="of:= SUM([.H56:.H62]) / SUM([.H51:.H57])" office:value-type="float" office:value="1.0433317284545" calcext:value-type="float">
            <text:p>1.0433</text:p>
          </table:table-cell>
          <table:table-cell table:style-name="ce33" table:formula="of:= AVERAGE([.X58:.X60])" office:value-type="float" office:value="1.0459349555977" calcext:value-type="float">
            <text:p>1.0459</text:p>
          </table:table-cell>
          <table:table-cell table:style-name="ce33" table:formula="of:= AVERAGE([.X57:.X61])" office:value-type="float" office:value="1.04656933554593" calcext:value-type="float">
            <text:p>1.0466</text:p>
          </table:table-cell>
          <table:table-cell table:style-name="ce33"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style-name="ce11"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style-name="ce30" table:formula="of:=AVERAGE([.F59:.F61])" office:value-type="float" office:value="9.66666666666667" calcext:value-type="float">
            <text:p>9,7</text:p>
          </table:table-cell>
          <table:table-cell table:style-name="ce30" table:formula="of:=AVERAGE([.F58:.F62])" office:value-type="float" office:value="9" calcext:value-type="float">
            <text:p>9,0</text:p>
          </table:table-cell>
          <table:table-cell table:style-name="ce30" table:formula="of:=AVERAGE([.F57:.F63])" office:value-type="float" office:value="8.14285714285714" calcext:value-type="float">
            <text:p>8,1</text:p>
          </table:table-cell>
          <table:table-cell table:style-name="ce30" table:formula="of:=AVERAGE([.H59:.H61])" office:value-type="float" office:value="614.666666666667" calcext:value-type="float">
            <text:p>614,7</text:p>
          </table:table-cell>
          <table:table-cell table:style-name="ce30" table:formula="of:=AVERAGE([.H58:.H62])" office:value-type="float" office:value="610" calcext:value-type="float">
            <text:p>610,0</text:p>
          </table:table-cell>
          <table:table-cell table:style-name="ce30" table:formula="of:=AVERAGE([.H57:.H63])" office:value-type="float" office:value="605.142857142857" calcext:value-type="float">
            <text:p>605,1</text:p>
          </table:table-cell>
          <table:table-cell table:style-name="ce33" table:formula="of:= SUM([.F57:.F63]) / SUM([.F52:.F58])" office:value-type="float" office:value="1.01785714285714" calcext:value-type="float">
            <text:p>1.0179</text:p>
          </table:table-cell>
          <table:table-cell table:style-name="ce33" table:formula="of:= AVERAGE([.T59:.T61])" office:value-type="float" office:value="1.07292399718508" calcext:value-type="float">
            <text:p>1.0729</text:p>
          </table:table-cell>
          <table:table-cell table:style-name="ce33" table:formula="of:= AVERAGE([.T58:.T62])" office:value-type="float" office:value="1.13357258012923" calcext:value-type="float">
            <text:p>1.1336</text:p>
          </table:table-cell>
          <table:table-cell table:style-name="ce33" table:formula="of:= AVERAGE([.T57:.T63])" office:value-type="float" office:value="1.15604977508359" calcext:value-type="float">
            <text:p>1.1560</text:p>
          </table:table-cell>
          <table:table-cell table:style-name="ce33" table:formula="of:= SUM([.H57:.H63]) / SUM([.H52:.H58])" office:value-type="float" office:value="0.971559633027523" calcext:value-type="float">
            <text:p>0.9716</text:p>
          </table:table-cell>
          <table:table-cell table:style-name="ce33" table:formula="of:= AVERAGE([.X59:.X61])" office:value-type="float" office:value="0.980025571029468" calcext:value-type="float">
            <text:p>0.9800</text:p>
          </table:table-cell>
          <table:table-cell table:style-name="ce33" table:formula="of:= AVERAGE([.X58:.X62])" office:value-type="float" office:value="0.99464757787667" calcext:value-type="float">
            <text:p>0.9946</text:p>
          </table:table-cell>
          <table:table-cell table:style-name="ce33"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style-name="ce11"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style-name="ce30" table:formula="of:=AVERAGE([.F60:.F62])" office:value-type="float" office:value="10.6666666666667" calcext:value-type="float">
            <text:p>10,7</text:p>
          </table:table-cell>
          <table:table-cell table:style-name="ce30" table:formula="of:=AVERAGE([.F59:.F63])" office:value-type="float" office:value="9" calcext:value-type="float">
            <text:p>9,0</text:p>
          </table:table-cell>
          <table:table-cell table:style-name="ce30" table:formula="of:=AVERAGE([.F58:.F64])" office:value-type="float" office:value="8.28571428571429" calcext:value-type="float">
            <text:p>8,3</text:p>
          </table:table-cell>
          <table:table-cell table:style-name="ce30" table:formula="of:=AVERAGE([.H60:.H62])" office:value-type="float" office:value="593.333333333333" calcext:value-type="float">
            <text:p>593,3</text:p>
          </table:table-cell>
          <table:table-cell table:style-name="ce30" table:formula="of:=AVERAGE([.H59:.H63])" office:value-type="float" office:value="591" calcext:value-type="float">
            <text:p>591,0</text:p>
          </table:table-cell>
          <table:table-cell table:style-name="ce30" table:formula="of:=AVERAGE([.H58:.H64])" office:value-type="float" office:value="588.285714285714" calcext:value-type="float">
            <text:p>588,3</text:p>
          </table:table-cell>
          <table:table-cell table:style-name="ce33" table:formula="of:= SUM([.F58:.F64]) / SUM([.F53:.F59])" office:value-type="float" office:value="1.18367346938776" calcext:value-type="float">
            <text:p>1.1837</text:p>
          </table:table-cell>
          <table:table-cell table:style-name="ce33" table:formula="of:= AVERAGE([.T60:.T62])" office:value-type="float" office:value="1.18051020408163" calcext:value-type="float">
            <text:p>1.1805</text:p>
          </table:table-cell>
          <table:table-cell table:style-name="ce33" table:formula="of:= AVERAGE([.T59:.T63])" office:value-type="float" office:value="1.18388554585203" calcext:value-type="float">
            <text:p>1.1839</text:p>
          </table:table-cell>
          <table:table-cell table:style-name="ce33" table:formula="of:= AVERAGE([.T58:.T64])" office:value-type="float" office:value="1.21957045923175" calcext:value-type="float">
            <text:p>1.2196</text:p>
          </table:table-cell>
          <table:table-cell table:style-name="ce33" table:formula="of:= SUM([.H58:.H64]) / SUM([.H53:.H59])" office:value-type="float" office:value="0.925185351606381" calcext:value-type="float">
            <text:p>0.9252</text:p>
          </table:table-cell>
          <table:table-cell table:style-name="ce33" table:formula="of:= AVERAGE([.X60:.X62])" office:value-type="float" office:value="0.935664218539257" calcext:value-type="float">
            <text:p>0.9357</text:p>
          </table:table-cell>
          <table:table-cell table:style-name="ce33" table:formula="of:= AVERAGE([.X59:.X63])" office:value-type="float" office:value="0.948488300237878" calcext:value-type="float">
            <text:p>0.9485</text:p>
          </table:table-cell>
          <table:table-cell table:style-name="ce33"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style-name="ce11"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style-name="ce30" table:formula="of:=AVERAGE([.F61:.F63])" office:value-type="float" office:value="11" calcext:value-type="float">
            <text:p>11,0</text:p>
          </table:table-cell>
          <table:table-cell table:style-name="ce30" table:formula="of:=AVERAGE([.F60:.F64])" office:value-type="float" office:value="9" calcext:value-type="float">
            <text:p>9,0</text:p>
          </table:table-cell>
          <table:table-cell table:style-name="ce30" table:formula="of:=AVERAGE([.F59:.F65])" office:value-type="float" office:value="9.57142857142857" calcext:value-type="float">
            <text:p>9,6</text:p>
          </table:table-cell>
          <table:table-cell table:style-name="ce30" table:formula="of:=AVERAGE([.H61:.H63])" office:value-type="float" office:value="583.333333333333" calcext:value-type="float">
            <text:p>583,3</text:p>
          </table:table-cell>
          <table:table-cell table:style-name="ce30" table:formula="of:=AVERAGE([.H60:.H64])" office:value-type="float" office:value="569.6" calcext:value-type="float">
            <text:p>569,6</text:p>
          </table:table-cell>
          <table:table-cell table:style-name="ce30" table:formula="of:=AVERAGE([.H59:.H65])" office:value-type="float" office:value="572.285714285714" calcext:value-type="float">
            <text:p>572,3</text:p>
          </table:table-cell>
          <table:table-cell table:style-name="ce33" table:formula="of:= SUM([.F59:.F65]) / SUM([.F54:.F60])" office:value-type="float" office:value="1.34" calcext:value-type="float">
            <text:p>1.3400</text:p>
          </table:table-cell>
          <table:table-cell table:style-name="ce33" table:formula="of:= AVERAGE([.T61:.T63])" office:value-type="float" office:value="1.29477640236422" calcext:value-type="float">
            <text:p>1.2948</text:p>
          </table:table-cell>
          <table:table-cell table:style-name="ce33" table:formula="of:= AVERAGE([.T60:.T64])" office:value-type="float" office:value="1.2821321852442" calcext:value-type="float">
            <text:p>1.2821</text:p>
          </table:table-cell>
          <table:table-cell table:style-name="ce33" table:formula="of:= AVERAGE([.T59:.T65])" office:value-type="float" office:value="1.29671787322127" calcext:value-type="float">
            <text:p>1.2967</text:p>
          </table:table-cell>
          <table:table-cell table:style-name="ce33" table:formula="of:= SUM([.H59:.H65]) / SUM([.H54:.H60])" office:value-type="float" office:value="0.910247670983867" calcext:value-type="float">
            <text:p>0.9102</text:p>
          </table:table-cell>
          <table:table-cell table:style-name="ce33" table:formula="of:= AVERAGE([.X61:.X63])" office:value-type="float" office:value="0.909183379902455" calcext:value-type="float">
            <text:p>0.9092</text:p>
          </table:table-cell>
          <table:table-cell table:style-name="ce33" table:formula="of:= AVERAGE([.X60:.X64])" office:value-type="float" office:value="0.926577838257176" calcext:value-type="float">
            <text:p>0.9266</text:p>
          </table:table-cell>
          <table:table-cell table:style-name="ce33"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style-name="ce11"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style-name="ce30" table:formula="of:=AVERAGE([.F62:.F64])" office:value-type="float" office:value="7" calcext:value-type="float">
            <text:p>7,0</text:p>
          </table:table-cell>
          <table:table-cell table:style-name="ce30" table:formula="of:=AVERAGE([.F61:.F65])" office:value-type="float" office:value="11" calcext:value-type="float">
            <text:p>11,0</text:p>
          </table:table-cell>
          <table:table-cell table:style-name="ce30" table:formula="of:=AVERAGE([.F60:.F66])" office:value-type="float" office:value="11.8571428571429" calcext:value-type="float">
            <text:p>11,9</text:p>
          </table:table-cell>
          <table:table-cell table:style-name="ce30" table:formula="of:=AVERAGE([.H62:.H64])" office:value-type="float" office:value="545.333333333333" calcext:value-type="float">
            <text:p>545,3</text:p>
          </table:table-cell>
          <table:table-cell table:style-name="ce30" table:formula="of:=AVERAGE([.H61:.H65])" office:value-type="float" office:value="560.2" calcext:value-type="float">
            <text:p>560,2</text:p>
          </table:table-cell>
          <table:table-cell table:style-name="ce30" table:formula="of:=AVERAGE([.H60:.H66])" office:value-type="float" office:value="565.857142857143" calcext:value-type="float">
            <text:p>565,9</text:p>
          </table:table-cell>
          <table:table-cell table:style-name="ce33" table:formula="of:= SUM([.F60:.F66]) / SUM([.F55:.F61])" office:value-type="float" office:value="1.36065573770492" calcext:value-type="float">
            <text:p>1.3607</text:p>
          </table:table-cell>
          <table:table-cell table:style-name="ce33" table:formula="of:= AVERAGE([.T62:.T64])" office:value-type="float" office:value="1.40304343799204" calcext:value-type="float">
            <text:p>1.4030</text:p>
          </table:table-cell>
          <table:table-cell table:style-name="ce33" table:formula="of:= AVERAGE([.T61:.T65])" office:value-type="float" office:value="1.40838531807628" calcext:value-type="float">
            <text:p>1.4084</text:p>
          </table:table-cell>
          <table:table-cell table:style-name="ce33" table:formula="of:= AVERAGE([.T60:.T66])" office:value-type="float" office:value="1.39770309489615" calcext:value-type="float">
            <text:p>1.3977</text:p>
          </table:table-cell>
          <table:table-cell table:style-name="ce33" table:formula="of:= SUM([.H60:.H66]) / SUM([.H55:.H61])" office:value-type="float" office:value="0.892117117117117" calcext:value-type="float">
            <text:p>0.8921</text:p>
          </table:table-cell>
          <table:table-cell table:style-name="ce33" table:formula="of:= AVERAGE([.X62:.X64])" office:value-type="float" office:value="0.912048068883992" calcext:value-type="float">
            <text:p>0.9120</text:p>
          </table:table-cell>
          <table:table-cell table:style-name="ce33" table:formula="of:= AVERAGE([.X61:.X65])" office:value-type="float" office:value="0.925703116561964" calcext:value-type="float">
            <text:p>0.9257</text:p>
          </table:table-cell>
          <table:table-cell table:style-name="ce33"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style-name="ce11"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style-name="ce30" table:formula="of:=AVERAGE([.F63:.F65])" office:value-type="float" office:value="10" calcext:value-type="float">
            <text:p>10,0</text:p>
          </table:table-cell>
          <table:table-cell table:style-name="ce30" table:formula="of:=AVERAGE([.F62:.F66])" office:value-type="float" office:value="11.8" calcext:value-type="float">
            <text:p>11,8</text:p>
          </table:table-cell>
          <table:table-cell table:style-name="ce30" table:formula="of:=AVERAGE([.F61:.F67])" office:value-type="float" office:value="12.7142857142857" calcext:value-type="float">
            <text:p>12,7</text:p>
          </table:table-cell>
          <table:table-cell table:style-name="ce30" table:formula="of:=AVERAGE([.H63:.H65])" office:value-type="float" office:value="531.333333333333" calcext:value-type="float">
            <text:p>531,3</text:p>
          </table:table-cell>
          <table:table-cell table:style-name="ce30" table:formula="of:=AVERAGE([.H62:.H66])" office:value-type="float" office:value="549.8" calcext:value-type="float">
            <text:p>549,8</text:p>
          </table:table-cell>
          <table:table-cell table:style-name="ce30" table:formula="of:=AVERAGE([.H61:.H67])" office:value-type="float" office:value="578.142857142857" calcext:value-type="float">
            <text:p>578,1</text:p>
          </table:table-cell>
          <table:table-cell table:style-name="ce33" table:formula="of:= SUM([.F61:.F67]) / SUM([.F56:.F62])" office:value-type="float" office:value="1.50847457627119" calcext:value-type="float">
            <text:p>1.5085</text:p>
          </table:table-cell>
          <table:table-cell table:style-name="ce33" table:formula="of:= AVERAGE([.T63:.T65])" office:value-type="float" office:value="1.50608437366455" calcext:value-type="float">
            <text:p>1.5061</text:p>
          </table:table-cell>
          <table:table-cell table:style-name="ce33" table:formula="of:= AVERAGE([.T62:.T66])" office:value-type="float" office:value="1.51647821040563" calcext:value-type="float">
            <text:p>1.5165</text:p>
          </table:table-cell>
          <table:table-cell table:style-name="ce33" table:formula="of:= AVERAGE([.T61:.T67])" office:value-type="float" office:value="1.47191113632167" calcext:value-type="float">
            <text:p>1.4719</text:p>
          </table:table-cell>
          <table:table-cell table:style-name="ce33" table:formula="of:= SUM([.H61:.H67]) / SUM([.H56:.H62])" office:value-type="float" office:value="0.933779418550992" calcext:value-type="float">
            <text:p>0.9338</text:p>
          </table:table-cell>
          <table:table-cell table:style-name="ce33" table:formula="of:= AVERAGE([.X63:.X65])" office:value-type="float" office:value="0.931027520073191" calcext:value-type="float">
            <text:p>0.9310</text:p>
          </table:table-cell>
          <table:table-cell table:style-name="ce33" table:formula="of:= AVERAGE([.X62:.X66])" office:value-type="float" office:value="0.953973477032335" calcext:value-type="float">
            <text:p>0.9540</text:p>
          </table:table-cell>
          <table:table-cell table:style-name="ce33"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style-name="ce11"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style-name="ce30" table:formula="of:=AVERAGE([.F64:.F66])" office:value-type="float" office:value="14.3333333333333" calcext:value-type="float">
            <text:p>14,3</text:p>
          </table:table-cell>
          <table:table-cell table:style-name="ce30" table:formula="of:=AVERAGE([.F63:.F67])" office:value-type="float" office:value="12.8" calcext:value-type="float">
            <text:p>12,8</text:p>
          </table:table-cell>
          <table:table-cell table:style-name="ce30" table:formula="of:=AVERAGE([.F62:.F68])" office:value-type="float" office:value="13.4285714285714" calcext:value-type="float">
            <text:p>13,4</text:p>
          </table:table-cell>
          <table:table-cell table:style-name="ce30" table:formula="of:=AVERAGE([.H64:.H66])" office:value-type="float" office:value="546" calcext:value-type="float">
            <text:p>546,0</text:p>
          </table:table-cell>
          <table:table-cell table:style-name="ce30" table:formula="of:=AVERAGE([.H63:.H67])" office:value-type="float" office:value="568" calcext:value-type="float">
            <text:p>568,0</text:p>
          </table:table-cell>
          <table:table-cell table:style-name="ce30" table:formula="of:=AVERAGE([.H62:.H68])" office:value-type="float" office:value="585.285714285714" calcext:value-type="float">
            <text:p>585,3</text:p>
          </table:table-cell>
          <table:table-cell table:style-name="ce33" table:formula="of:= SUM([.F62:.F68]) / SUM([.F57:.F63])" office:value-type="float" office:value="1.64912280701754" calcext:value-type="float">
            <text:p>1.6491</text:p>
          </table:table-cell>
          <table:table-cell table:style-name="ce33" table:formula="of:= AVERAGE([.T64:.T66])" office:value-type="float" office:value="1.6272451047744" calcext:value-type="float">
            <text:p>1.6272</text:p>
          </table:table-cell>
          <table:table-cell table:style-name="ce33" table:formula="of:= AVERAGE([.T63:.T67])" office:value-type="float" office:value="1.55594089697279" calcext:value-type="float">
            <text:p>1.5559</text:p>
          </table:table-cell>
          <table:table-cell table:style-name="ce33" table:formula="of:= AVERAGE([.T62:.T68])" office:value-type="float" office:value="1.48181664757953" calcext:value-type="float">
            <text:p>1.4818</text:p>
          </table:table-cell>
          <table:table-cell table:style-name="ce33" table:formula="of:= SUM([.H62:.H68]) / SUM([.H57:.H63])" office:value-type="float" office:value="0.967186024551464" calcext:value-type="float">
            <text:p>0.9672</text:p>
          </table:table-cell>
          <table:table-cell table:style-name="ce33" table:formula="of:= AVERAGE([.X64:.X66])" office:value-type="float" office:value="0.989167532353563" calcext:value-type="float">
            <text:p>0.9892</text:p>
          </table:table-cell>
          <table:table-cell table:style-name="ce33" table:formula="of:= AVERAGE([.X63:.X67])" office:value-type="float" office:value="1.0046248914127" calcext:value-type="float">
            <text:p>1.0046</text:p>
          </table:table-cell>
          <table:table-cell table:style-name="ce33"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style-name="ce11"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style-name="ce30" table:formula="of:=AVERAGE([.F65:.F67])" office:value-type="float" office:value="17" calcext:value-type="float">
            <text:p>17,0</text:p>
          </table:table-cell>
          <table:table-cell table:style-name="ce30" table:formula="of:=AVERAGE([.F64:.F68])" office:value-type="float" office:value="15.6" calcext:value-type="float">
            <text:p>15,6</text:p>
          </table:table-cell>
          <table:table-cell table:style-name="ce30" table:formula="of:=AVERAGE([.F63:.F69])" office:value-type="float" office:value="14.2857142857143" calcext:value-type="float">
            <text:p>14,3</text:p>
          </table:table-cell>
          <table:table-cell table:style-name="ce30" table:formula="of:=AVERAGE([.H65:.H67])" office:value-type="float" office:value="590.666666666667" calcext:value-type="float">
            <text:p>590,7</text:p>
          </table:table-cell>
          <table:table-cell table:style-name="ce30" table:formula="of:=AVERAGE([.H64:.H68])" office:value-type="float" office:value="597.2" calcext:value-type="float">
            <text:p>597,2</text:p>
          </table:table-cell>
          <table:table-cell table:style-name="ce30" table:formula="of:=AVERAGE([.H63:.H69])" office:value-type="float" office:value="627.428571428571" calcext:value-type="float">
            <text:p>627,4</text:p>
          </table:table-cell>
          <table:table-cell table:style-name="ce33" table:formula="of:= SUM([.F63:.F69]) / SUM([.F58:.F64])" office:value-type="float" office:value="1.72413793103448" calcext:value-type="float">
            <text:p>1.7241</text:p>
          </table:table-cell>
          <table:table-cell table:style-name="ce33" table:formula="of:= AVERAGE([.T65:.T67])" office:value-type="float" office:value="1.63685805696262" calcext:value-type="float">
            <text:p>1.6369</text:p>
          </table:table-cell>
          <table:table-cell table:style-name="ce33" table:formula="of:= AVERAGE([.T64:.T68])" office:value-type="float" office:value="1.53441215907036" calcext:value-type="float">
            <text:p>1.5344</text:p>
          </table:table-cell>
          <table:table-cell table:style-name="ce33" table:formula="of:= AVERAGE([.T63:.T69])" office:value-type="float" office:value="1.44929658337407" calcext:value-type="float">
            <text:p>1.4493</text:p>
          </table:table-cell>
          <table:table-cell table:style-name="ce33" table:formula="of:= SUM([.H63:.H69]) / SUM([.H58:.H64])" office:value-type="float" office:value="1.06653715395823" calcext:value-type="float">
            <text:p>1.0665</text:p>
          </table:table-cell>
          <table:table-cell table:style-name="ce33" table:formula="of:= AVERAGE([.X65:.X67])" office:value-type="float" office:value="1.06574264046512" calcext:value-type="float">
            <text:p>1.0657</text:p>
          </table:table-cell>
          <table:table-cell table:style-name="ce33" table:formula="of:= AVERAGE([.X64:.X68])" office:value-type="float" office:value="1.07437112211702" calcext:value-type="float">
            <text:p>1.0744</text:p>
          </table:table-cell>
          <table:table-cell table:style-name="ce33"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style-name="ce11"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style-name="ce30" table:formula="of:=AVERAGE([.F66:.F68])" office:value-type="float" office:value="18.6666666666667" calcext:value-type="float">
            <text:p>18,7</text:p>
          </table:table-cell>
          <table:table-cell table:style-name="ce30" table:formula="of:=AVERAGE([.F65:.F69])" office:value-type="float" office:value="17.4" calcext:value-type="float">
            <text:p>17,4</text:p>
          </table:table-cell>
          <table:table-cell table:style-name="ce30" table:formula="of:=AVERAGE([.F64:.F70])" office:value-type="float" office:value="14.7142857142857" calcext:value-type="float">
            <text:p>14,7</text:p>
          </table:table-cell>
          <table:table-cell table:style-name="ce30" table:formula="of:=AVERAGE([.H66:.H68])" office:value-type="float" office:value="645" calcext:value-type="float">
            <text:p>645,0</text:p>
          </table:table-cell>
          <table:table-cell table:style-name="ce30" table:formula="of:=AVERAGE([.H65:.H69])" office:value-type="float" office:value="664.8" calcext:value-type="float">
            <text:p>664,8</text:p>
          </table:table-cell>
          <table:table-cell table:style-name="ce30" table:formula="of:=AVERAGE([.H64:.H70])" office:value-type="float" office:value="665.857142857143" calcext:value-type="float">
            <text:p>665,9</text:p>
          </table:table-cell>
          <table:table-cell table:style-name="ce33" table:formula="of:= SUM([.F64:.F70]) / SUM([.F59:.F65])" office:value-type="float" office:value="1.53731343283582" calcext:value-type="float">
            <text:p>1.5373</text:p>
          </table:table-cell>
          <table:table-cell table:style-name="ce33" table:formula="of:= AVERAGE([.T66:.T68])" office:value-type="float" office:value="1.50482113735436" calcext:value-type="float">
            <text:p>1.5048</text:p>
          </table:table-cell>
          <table:table-cell table:style-name="ce33" table:formula="of:= AVERAGE([.T65:.T69])" office:value-type="float" office:value="1.45518915392848" calcext:value-type="float">
            <text:p>1.4552</text:p>
          </table:table-cell>
          <table:table-cell table:style-name="ce33" table:formula="of:= AVERAGE([.T64:.T70])" office:value-type="float" office:value="1.41145214668067" calcext:value-type="float">
            <text:p>1.4115</text:p>
          </table:table-cell>
          <table:table-cell table:style-name="ce33" table:formula="of:= SUM([.H64:.H70]) / SUM([.H59:.H65])" office:value-type="float" office:value="1.16350474288567" calcext:value-type="float">
            <text:p>1.1635</text:p>
          </table:table-cell>
          <table:table-cell table:style-name="ce33" table:formula="of:= AVERAGE([.X66:.X68])" office:value-type="float" office:value="1.15696338916088" calcext:value-type="float">
            <text:p>1.1570</text:p>
          </table:table-cell>
          <table:table-cell table:style-name="ce33" table:formula="of:= AVERAGE([.X65:.X69])" office:value-type="float" office:value="1.14751145782861" calcext:value-type="float">
            <text:p>1.1475</text:p>
          </table:table-cell>
          <table:table-cell table:style-name="ce33"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style-name="ce30" table:formula="of:=AVERAGE([.F67:.F69])" office:value-type="float" office:value="16.3333333333333" calcext:value-type="float">
            <text:p>16,3</text:p>
          </table:table-cell>
          <table:table-cell table:style-name="ce30" table:formula="of:=AVERAGE([.F66:.F70])" office:value-type="float" office:value="16.2" calcext:value-type="float">
            <text:p>16,2</text:p>
          </table:table-cell>
          <table:table-cell table:style-name="ce30" table:formula="of:=AVERAGE([.F65:.F71])" office:value-type="float" office:value="14.8571428571429" calcext:value-type="float">
            <text:p>14,9</text:p>
          </table:table-cell>
          <table:table-cell table:style-name="ce30" table:formula="of:=AVERAGE([.H67:.H69])" office:value-type="float" office:value="737" calcext:value-type="float">
            <text:p>737,0</text:p>
          </table:table-cell>
          <table:table-cell table:style-name="ce30" table:formula="of:=AVERAGE([.H66:.H70])" office:value-type="float" office:value="722" calcext:value-type="float">
            <text:p>722,0</text:p>
          </table:table-cell>
          <table:table-cell table:style-name="ce30" table:formula="of:=AVERAGE([.H65:.H71])" office:value-type="float" office:value="702.142857142857" calcext:value-type="float">
            <text:p>702,1</text:p>
          </table:table-cell>
          <table:table-cell table:style-name="ce33" table:formula="of:= SUM([.F65:.F71]) / SUM([.F60:.F66])" office:value-type="float" office:value="1.25301204819277" calcext:value-type="float">
            <text:p>1.2530</text:p>
          </table:table-cell>
          <table:table-cell table:style-name="ce33" table:formula="of:= AVERAGE([.T67:.T69])" office:value-type="float" office:value="1.30089501053013" calcext:value-type="float">
            <text:p>1.3009</text:p>
          </table:table-cell>
          <table:table-cell table:style-name="ce33" table:formula="of:= AVERAGE([.T66:.T70])" office:value-type="float" office:value="1.34451352869519" calcext:value-type="float">
            <text:p>1.3445</text:p>
          </table:table-cell>
          <table:table-cell table:style-name="ce33" table:formula="of:= AVERAGE([.T65:.T71])" office:value-type="float" office:value="1.37167006435621" calcext:value-type="float">
            <text:p>1.3717</text:p>
          </table:table-cell>
          <table:table-cell table:style-name="ce33" table:formula="of:= SUM([.H65:.H71]) / SUM([.H60:.H66])" office:value-type="float" office:value="1.24084827063873" calcext:value-type="float">
            <text:p>1.2408</text:p>
          </table:table-cell>
          <table:table-cell table:style-name="ce33" table:formula="of:= AVERAGE([.X67:.X69])" office:value-type="float" office:value="1.23461137021112" calcext:value-type="float">
            <text:p>1.2346</text:p>
          </table:table-cell>
          <table:table-cell table:style-name="ce33" table:formula="of:= AVERAGE([.X66:.X70])" office:value-type="float" office:value="1.22959292511749" calcext:value-type="float">
            <text:p>1.2296</text:p>
          </table:table-cell>
          <table:table-cell table:style-name="ce33"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style-name="ce30" table:formula="of:=AVERAGE([.F68:.F70])" office:value-type="float" office:value="15.6666666666667" calcext:value-type="float">
            <text:p>15,7</text:p>
          </table:table-cell>
          <table:table-cell table:style-name="ce30" table:formula="of:=AVERAGE([.F67:.F71])" office:value-type="float" office:value="13.2" calcext:value-type="float">
            <text:p>13,2</text:p>
          </table:table-cell>
          <table:table-cell table:style-name="ce30" table:formula="of:=AVERAGE([.F66:.F72])" office:value-type="float" office:value="14.1428571428571" calcext:value-type="float">
            <text:p>14,1</text:p>
          </table:table-cell>
          <table:table-cell table:style-name="ce30" table:formula="of:=AVERAGE([.H68:.H70])" office:value-type="float" office:value="788" calcext:value-type="float">
            <text:p>788,0</text:p>
          </table:table-cell>
          <table:table-cell table:style-name="ce30" table:formula="of:=AVERAGE([.H67:.H71])" office:value-type="float" office:value="760.4" calcext:value-type="float">
            <text:p>760,4</text:p>
          </table:table-cell>
          <table:table-cell table:style-name="ce30" table:formula="of:=AVERAGE([.H66:.H72])" office:value-type="float" office:value="751.285714285714" calcext:value-type="float">
            <text:p>751,3</text:p>
          </table:table-cell>
          <table:table-cell table:style-name="ce33" table:formula="of:= SUM([.F66:.F72]) / SUM([.F61:.F67])" office:value-type="float" office:value="1.1123595505618" calcext:value-type="float">
            <text:p>1.1124</text:p>
          </table:table-cell>
          <table:table-cell table:style-name="ce33" table:formula="of:= AVERAGE([.T68:.T70])" office:value-type="float" office:value="1.15370542653521" calcext:value-type="float">
            <text:p>1.1537</text:p>
          </table:table-cell>
          <table:table-cell table:style-name="ce33" table:formula="of:= AVERAGE([.T67:.T71])" office:value-type="float" office:value="1.24568594248829" calcext:value-type="float">
            <text:p>1.2457</text:p>
          </table:table-cell>
          <table:table-cell table:style-name="ce33" table:formula="of:= AVERAGE([.T66:.T72])" office:value-type="float" office:value="1.28309912243831" calcext:value-type="float">
            <text:p>1.2831</text:p>
          </table:table-cell>
          <table:table-cell table:style-name="ce33" table:formula="of:= SUM([.H66:.H72]) / SUM([.H61:.H67])" office:value-type="float" office:value="1.29948109710897" calcext:value-type="float">
            <text:p>1.2995</text:p>
          </table:table-cell>
          <table:table-cell table:style-name="ce33" table:formula="of:= AVERAGE([.X68:.X70])" office:value-type="float" office:value="1.30597424291452" calcext:value-type="float">
            <text:p>1.3060</text:p>
          </table:table-cell>
          <table:table-cell table:style-name="ce33" table:formula="of:= AVERAGE([.X67:.X71])" office:value-type="float" office:value="1.29169533039142" calcext:value-type="float">
            <text:p>1.2917</text:p>
          </table:table-cell>
          <table:table-cell table:style-name="ce33"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style-name="ce30" table:formula="of:=AVERAGE([.F69:.F71])" office:value-type="float" office:value="10.3333333333333" calcext:value-type="float">
            <text:p>10,3</text:p>
          </table:table-cell>
          <table:table-cell table:style-name="ce30" table:formula="of:=AVERAGE([.F68:.F72])" office:value-type="float" office:value="13" calcext:value-type="float">
            <text:p>13,0</text:p>
          </table:table-cell>
          <table:table-cell table:style-name="ce30" table:formula="of:=AVERAGE([.F67:.F73])" office:value-type="float" office:value="14.7142857142857" calcext:value-type="float">
            <text:p>14,7</text:p>
          </table:table-cell>
          <table:table-cell table:style-name="ce30" table:formula="of:=AVERAGE([.H69:.H71])" office:value-type="float" office:value="818" calcext:value-type="float">
            <text:p>818,0</text:p>
          </table:table-cell>
          <table:table-cell table:style-name="ce30" table:formula="of:=AVERAGE([.H68:.H72])" office:value-type="float" office:value="802.6" calcext:value-type="float">
            <text:p>802,6</text:p>
          </table:table-cell>
          <table:table-cell table:style-name="ce30" table:formula="of:=AVERAGE([.H67:.H73])" office:value-type="float" office:value="806.285714285714" calcext:value-type="float">
            <text:p>806,3</text:p>
          </table:table-cell>
          <table:table-cell table:style-name="ce33" table:formula="of:= SUM([.F67:.F73]) / SUM([.F62:.F68])" office:value-type="float" office:value="1.09574468085106" calcext:value-type="float">
            <text:p>1.0957</text:p>
          </table:table-cell>
          <table:table-cell table:style-name="ce33" table:formula="of:= AVERAGE([.T69:.T71])" office:value-type="float" office:value="1.14603474380429" calcext:value-type="float">
            <text:p>1.1460</text:p>
          </table:table-cell>
          <table:table-cell table:style-name="ce33" table:formula="of:= AVERAGE([.T68:.T72])" office:value-type="float" office:value="1.14404849863957" calcext:value-type="float">
            <text:p>1.1440</text:p>
          </table:table-cell>
          <table:table-cell table:style-name="ce33" table:formula="of:= AVERAGE([.T67:.T73])" office:value-type="float" office:value="1.20987062679602" calcext:value-type="float">
            <text:p>1.2099</text:p>
          </table:table-cell>
          <table:table-cell table:style-name="ce33" table:formula="of:= SUM([.H67:.H73]) / SUM([.H62:.H68])" office:value-type="float" office:value="1.37759336099585" calcext:value-type="float">
            <text:p>1.3776</text:p>
          </table:table-cell>
          <table:table-cell table:style-name="ce33" table:formula="of:= AVERAGE([.X69:.X71])" office:value-type="float" office:value="1.35137454614423" calcext:value-type="float">
            <text:p>1.3514</text:p>
          </table:table-cell>
          <table:table-cell table:style-name="ce33" table:formula="of:= AVERAGE([.X68:.X72])" office:value-type="float" office:value="1.3404790417585" calcext:value-type="float">
            <text:p>1.3405</text:p>
          </table:table-cell>
          <table:table-cell table:style-name="ce33"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style-name="ce30" table:formula="of:=AVERAGE([.F70:.F72])" office:value-type="float" office:value="9.66666666666667" calcext:value-type="float">
            <text:p>9,7</text:p>
          </table:table-cell>
          <table:table-cell table:style-name="ce30" table:formula="of:=AVERAGE([.F69:.F73])" office:value-type="float" office:value="13.6" calcext:value-type="float">
            <text:p>13,6</text:p>
          </table:table-cell>
          <table:table-cell table:style-name="ce30" table:formula="of:=AVERAGE([.F68:.F74])" office:value-type="float" office:value="17.5714285714286" calcext:value-type="float">
            <text:p>17,6</text:p>
          </table:table-cell>
          <table:table-cell table:style-name="ce30" table:formula="of:=AVERAGE([.H70:.H72])" office:value-type="float" office:value="820.333333333333" calcext:value-type="float">
            <text:p>820,3</text:p>
          </table:table-cell>
          <table:table-cell table:style-name="ce30" table:formula="of:=AVERAGE([.H69:.H73])" office:value-type="float" office:value="859.2" calcext:value-type="float">
            <text:p>859,2</text:p>
          </table:table-cell>
          <table:table-cell table:style-name="ce30" table:formula="of:=AVERAGE([.H68:.H74])" office:value-type="float" office:value="864" calcext:value-type="float">
            <text:p>864,0</text:p>
          </table:table-cell>
          <table:table-cell table:style-name="ce33" table:formula="of:= SUM([.F68:.F74]) / SUM([.F63:.F69])" office:value-type="float" office:value="1.23" calcext:value-type="float">
            <text:p>1.2300</text:p>
          </table:table-cell>
          <table:table-cell table:style-name="ce33" table:formula="of:= AVERAGE([.T70:.T72])" office:value-type="float" office:value="1.11829029814777" calcext:value-type="float">
            <text:p>1.1183</text:p>
          </table:table-cell>
          <table:table-cell table:style-name="ce33"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style-name="ce33" table:formula="of:= SUM([.H68:.H74]) / SUM([.H63:.H69])" office:value-type="float" office:value="1.37704918032787" calcext:value-type="float">
            <text:p>1.3770</text:p>
          </table:table-cell>
          <table:table-cell table:style-name="ce33" table:formula="of:= AVERAGE([.X70:.X72])" office:value-type="float" office:value="1.38735528034827" calcext:value-type="float">
            <text:p>1.3874</text:p>
          </table:table-cell>
          <table:table-cell table:style-name="ce33"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style-name="ce30" table:formula="of:=AVERAGE([.F71:.F73])" office:value-type="float" office:value="14.3333333333333" calcext:value-type="float">
            <text:p>14,3</text:p>
          </table:table-cell>
          <table:table-cell table:style-name="ce30" table:formula="of:=AVERAGE([.F70:.F74])" office:value-type="float" office:value="17.4" calcext:value-type="float">
            <text:p>17,4</text:p>
          </table:table-cell>
          <table:table-cell table:style-name="ce30" table:formula="of:=AVERAGE([.F69:.F75])" office:value-type="float" office:value="15.1428571428571" calcext:value-type="float">
            <text:p>15,1</text:p>
          </table:table-cell>
          <table:table-cell table:style-name="ce30" table:formula="of:=AVERAGE([.H71:.H73])" office:value-type="float" office:value="873.666666666667" calcext:value-type="float">
            <text:p>873,7</text:p>
          </table:table-cell>
          <table:table-cell table:style-name="ce30" table:formula="of:=AVERAGE([.H70:.H74])" office:value-type="float" office:value="899.2" calcext:value-type="float">
            <text:p>899,2</text:p>
          </table:table-cell>
          <table:table-cell table:style-name="ce30" table:formula="of:=AVERAGE([.H69:.H75])" office:value-type="float" office:value="937.142857142857" calcext:value-type="float">
            <text:p>937,1</text:p>
          </table:table-cell>
          <table:table-cell table:style-name="ce33" table:formula="of:= SUM([.F69:.F75]) / SUM([.F64:.F70])" office:value-type="float" office:value="1.02912621359223" calcext:value-type="float">
            <text:p>1.0291</text:p>
          </table:table-cell>
          <table:table-cell table:style-name="ce33"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style-name="ce33" table:formula="of:= SUM([.H69:.H75]) / SUM([.H64:.H70])" office:value-type="float" office:value="1.40742329972109" calcext:value-type="float">
            <text:p>1.4074</text:p>
          </table:table-cell>
          <table:table-cell table:style-name="ce33"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style-name="ce30" table:formula="of:=AVERAGE([.F72:.F74])" office:value-type="float" office:value="23.3333333333333" calcext:value-type="float">
            <text:p>23,3</text:p>
          </table:table-cell>
          <table:table-cell table:style-name="ce30" table:formula="of:=AVERAGE([.F71:.F75])" office:value-type="float" office:value="16.2" calcext:value-type="float">
            <text:p>16,2</text:p>
          </table:table-cell>
          <table:table-cell table:style-name="ce30" table:formula="of:=AVERAGE([.F70:.F76])" office:value-type="float" office:value="18" calcext:value-type="float">
            <text:p>18,0</text:p>
          </table:table-cell>
          <table:table-cell table:style-name="ce30" table:formula="of:=AVERAGE([.H72:.H74])" office:value-type="float" office:value="968.333333333333" calcext:value-type="float">
            <text:p>968,3</text:p>
          </table:table-cell>
          <table:table-cell table:style-name="ce30" table:formula="of:=AVERAGE([.H71:.H75])" office:value-type="float" office:value="977" calcext:value-type="float">
            <text:p>977,0</text:p>
          </table:table-cell>
          <table:table-cell table:style-name="ce30" table:formula="of:=AVERAGE([.H70:.H76])" office:value-type="float" office:value="991.857142857143" calcext:value-type="float">
            <text:p>991,9</text:p>
          </table:table-cell>
          <table:table-cell table:style-name="ce33"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style-name="ce33"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style-name="ce30" table:formula="of:=AVERAGE([.F73:.F75])" office:value-type="float" office:value="21" calcext:value-type="float">
            <text:p>21,0</text:p>
          </table:table-cell>
          <table:table-cell table:style-name="ce30"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style-name="ce30" table:formula="of:=AVERAGE([.H73:.H75])" office:value-type="float" office:value="1078.66666666667" calcext:value-type="float">
            <text:p>1 078,7</text:p>
          </table:table-cell>
          <table:table-cell table:style-name="ce30"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style-name="ce30"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style-name="ce30"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style-name="ce33"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style-name="ce33"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style-name="ce33" table:formula="of:= AVERAGE([.T77:.T79])" office:value-type="float" office:value="1.92081716895232" calcext:value-type="float">
            <text:p>1.9208</text:p>
          </table:table-cell>
          <table:table-cell table:style-name="ce33"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style-name="ce33" table:formula="of:= AVERAGE([.X77:.X79])" office:value-type="float" office:value="1.4371144612779" calcext:value-type="float">
            <text:p>1.4371</text:p>
          </table:table-cell>
          <table:table-cell table:style-name="ce33"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style-name="ce33" table:formula="of:= AVERAGE([.T78:.T80])" office:value-type="float" office:value="2.12447976606663" calcext:value-type="float">
            <text:p>2.1245</text:p>
          </table:table-cell>
          <table:table-cell table:style-name="ce33"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style-name="ce33" table:formula="of:= AVERAGE([.X78:.X80])" office:value-type="float" office:value="1.49143354136401" calcext:value-type="float">
            <text:p>1.4914</text:p>
          </table:table-cell>
          <table:table-cell table:style-name="ce33"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style-name="ce30"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style-name="ce30"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style-name="ce33" table:formula="of:= AVERAGE([.T79:.T81])" office:value-type="float" office:value="2.26075391396869" calcext:value-type="float">
            <text:p>2.2608</text:p>
          </table:table-cell>
          <table:table-cell table:style-name="ce33"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style-name="ce33" table:formula="of:= AVERAGE([.X79:.X81])" office:value-type="float" office:value="1.56230472325991" calcext:value-type="float">
            <text:p>1.5623</text:p>
          </table:table-cell>
          <table:table-cell table:style-name="ce33"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style-name="ce30" table:formula="of:=AVERAGE([.F80:.F82])" office:value-type="float" office:value="57.3333333333333" calcext:value-type="float">
            <text:p>57,3</text:p>
          </table:table-cell>
          <table:table-cell table:style-name="ce30"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style-name="ce30" table:formula="of:=AVERAGE([.H80:.H82])" office:value-type="float" office:value="1947.66666666667" calcext:value-type="float">
            <text:p>1 947,7</text:p>
          </table:table-cell>
          <table:table-cell table:style-name="ce30"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style-name="ce33" table:formula="of:= AVERAGE([.T80:.T82])" office:value-type="float" office:value="2.20819524165456" calcext:value-type="float">
            <text:p>2.2082</text:p>
          </table:table-cell>
          <table:table-cell table:style-name="ce33"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style-name="ce33" table:formula="of:= AVERAGE([.X80:.X82])" office:value-type="float" office:value="1.63757263091903" calcext:value-type="float">
            <text:p>1.6376</text:p>
          </table:table-cell>
          <table:table-cell table:style-name="ce33"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style-name="ce30" table:formula="of:=AVERAGE([.F81:.F83])" office:value-type="float" office:value="70" calcext:value-type="float">
            <text:p>70,0</text:p>
          </table:table-cell>
          <table:table-cell table:style-name="ce30"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style-name="ce30" table:formula="of:=AVERAGE([.H81:.H83])" office:value-type="float" office:value="2239" calcext:value-type="float">
            <text:p>2 239,0</text:p>
          </table:table-cell>
          <table:table-cell table:style-name="ce30"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style-name="ce33" table:formula="of:= AVERAGE([.T81:.T83])" office:value-type="float" office:value="2.02644561872847" calcext:value-type="float">
            <text:p>2.0264</text:p>
          </table:table-cell>
          <table:table-cell table:style-name="ce33" table:formula="of:= AVERAGE([.T80:.T84])" office:value-type="float" office:value="2.05001013866434" calcext:value-type="float">
            <text:p>2.0500</text:p>
          </table:table-cell>
          <table:table-cell table:style-name="ce35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style-name="ce33" table:formula="of:= AVERAGE([.X81:.X83])" office:value-type="float" office:value="1.6989854078976" calcext:value-type="float">
            <text:p>1.6990</text:p>
          </table:table-cell>
          <table:table-cell table:style-name="ce33" table:formula="of:= AVERAGE([.X80:.X84])" office:value-type="float" office:value="1.69417122547741" calcext:value-type="float">
            <text:p>1.6942</text:p>
          </table:table-cell>
          <table:table-cell table:style-name="ce35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style-name="ce30" table:formula="of:=AVERAGE([.F82:.F84])" office:value-type="float" office:value="68" calcext:value-type="float">
            <text:p>68,0</text:p>
          </table:table-cell>
          <table:table-cell table:style-name="ce30"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style-name="ce30" table:formula="of:=AVERAGE([.H82:.H84])" office:value-type="float" office:value="2559.33333333333" calcext:value-type="float">
            <text:p>2 559,3</text:p>
          </table:table-cell>
          <table:table-cell table:style-name="ce30"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style-name="ce33" table:formula="of:= AVERAGE([.T82:.T84])" office:value-type="float" office:value="1.88202784168634" calcext:value-type="float">
            <text:p>1.8820</text:p>
          </table:table-cell>
          <table:table-cell table:style-name="ce33" table:formula="of:= AVERAGE([.T81:.T85])" office:value-type="float" office:value="1.87683508551054" calcext:value-type="float">
            <text:p>1.8768</text:p>
          </table:table-cell>
          <table:table-cell table:style-name="ce33" table:formula="of:= AVERAGE([.T80:.T86])" office:value-type="float" office:value="1.86521924197713" calcext:value-type="float">
            <text:p>1.8652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style-name="ce33" table:formula="of:= AVERAGE([.X82:.X84])" office:value-type="float" office:value="1.75336045593165" calcext:value-type="float">
            <text:p>1.7534</text:p>
          </table:table-cell>
          <table:table-cell table:style-name="ce33" table:formula="of:= AVERAGE([.X81:.X85])" office:value-type="float" office:value="1.75112846087539" calcext:value-type="float">
            <text:p>1.7511</text:p>
          </table:table-cell>
          <table:table-cell table:style-name="ce33" table:formula="of:= AVERAGE([.X80:.X86])" office:value-type="float" office:value="1.68190311253532" calcext:value-type="float">
            <text:p>1.6819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style-name="ce30" table:formula="of:=AVERAGE([.F83:.F85])" office:value-type="float" office:value="57.3333333333333" calcext:value-type="float">
            <text:p>57,3</text:p>
          </table:table-cell>
          <table:table-cell table:style-name="ce30"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style-name="ce30" table:formula="of:=AVERAGE([.H83:.H85])" office:value-type="float" office:value="2774.33333333333" calcext:value-type="float">
            <text:p>2 774,3</text:p>
          </table:table-cell>
          <table:table-cell table:style-name="ce30"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style-name="ce33" table:formula="of:= AVERAGE([.T83:.T85])" office:value-type="float" office:value="1.73358872439243" calcext:value-type="float">
            <text:p>1.7336</text:p>
          </table:table-cell>
          <table:table-cell table:style-name="ce33" table:formula="of:= AVERAGE([.T82:.T86])" office:value-type="float" office:value="1.69051350511545" calcext:value-type="float">
            <text:p>1.6905</text:p>
          </table:table-cell>
          <table:table-cell table:style-name="ce33" table:formula="of:= AVERAGE([.T81:.T87])" office:value-type="float" office:value="1.65241269078522" calcext:value-type="float">
            <text:p>1.6524</text:p>
          </table:table-cell>
          <table:table-cell table:style-name="ce35" table:formula="of:= SUM([.H81:.H87]) / SUM([.H76:.H82])" office:value-type="float" office:value="1.82237559026517" calcext:value-type="float">
            <text:p>1.8224</text:p>
          </table:table-cell>
          <table:table-cell table:style-name="ce33" table:formula="of:= AVERAGE([.X83:.X85])" office:value-type="float" office:value="1.79814957501631" calcext:value-type="float">
            <text:p>1.7981</text:p>
          </table:table-cell>
          <table:table-cell table:style-name="ce33" table:formula="of:= AVERAGE([.X82:.X86])" office:value-type="float" office:value="1.71250940563103" calcext:value-type="float">
            <text:p>1.7125</text:p>
          </table:table-cell>
          <table:table-cell table:style-name="ce33" table:formula="of:= AVERAGE([.X81:.X87])" office:value-type="float" office:value="1.62517417130651" calcext:value-type="float">
            <text:p>1.6252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9" table:formula="of:= SUM([.H82:.H88]) / SUM([.F82:.F88])" office:value-type="float" office:value="43.2428298279159" calcext:value-type="float">
            <text:p>43,24</text:p>
          </table:table-cell>
          <table:table-cell table:style-name="ce30" table:formula="of:=AVERAGE([.F84:.F86])" office:value-type="float" office:value="54" calcext:value-type="float">
            <text:p>54,0</text:p>
          </table:table-cell>
          <table:table-cell table:style-name="ce30" table:formula="of:=AVERAGE([.F83:.F87])" office:value-type="float" office:value="72.2" calcext:value-type="float">
            <text:p>72,2</text:p>
          </table:table-cell>
          <table:table-cell table:style-name="ce32" table:formula="of:=AVERAGE([.F82:.F88])" office:value-type="float" office:value="74.7142857142857" calcext:value-type="float">
            <text:p>74,7</text:p>
          </table:table-cell>
          <table:table-cell table:style-name="ce30" table:formula="of:=AVERAGE([.H84:.H86])" office:value-type="float" office:value="3013.66666666667" calcext:value-type="float">
            <text:p>3 013,7</text:p>
          </table:table-cell>
          <table:table-cell table:style-name="ce30" table:formula="of:=AVERAGE([.H83:.H87])" office:value-type="float" office:value="3180.2" calcext:value-type="float">
            <text:p>3 180,2</text:p>
          </table:table-cell>
          <table:table-cell table:style-name="ce32" table:formula="of:=AVERAGE([.H82:.H88])" office:value-type="float" office:value="3230.85714285714" calcext:value-type="float">
            <text:p>3 230,9</text:p>
          </table:table-cell>
          <table:table-cell table:style-name="ce35" table:formula="of:= SUM([.F82:.F88]) / SUM([.F77:.F83])" office:value-type="float" office:value="1.57530120481928" calcext:value-type="float">
            <text:p>1.5753</text:p>
          </table:table-cell>
          <table:table-cell table:style-name="ce33" table:formula="of:= AVERAGE([.T84:.T86])" office:value-type="float" office:value="1.51200712235541" calcext:value-type="float">
            <text:p>1.5120</text:p>
          </table:table-cell>
          <table:table-cell table:style-name="ce33" table:formula="of:= AVERAGE([.T83:.T87])" office:value-type="float" office:value="1.47669591622422" calcext:value-type="float">
            <text:p>1.4767</text:p>
          </table:table-cell>
          <table:table-cell table:style-name="ce33" table:formula="of:= AVERAGE([.T82:.T88])" office:value-type="float" office:value="1.45220495047647" calcext:value-type="float">
            <text:p>1.4522</text:p>
          </table:table-cell>
          <table:table-cell table:style-name="ce35" table:formula="of:= SUM([.H82:.H88]) / SUM([.H77:.H83])" office:value-type="float" office:value="1.83631049041897" calcext:value-type="float">
            <text:p>1.8363</text:p>
          </table:table-cell>
          <table:table-cell table:style-name="ce33" table:formula="of:= AVERAGE([.X84:.X86])" office:value-type="float" office:value="1.70828041687511" calcext:value-type="float">
            <text:p>1.7083</text:p>
          </table:table-cell>
          <table:table-cell table:style-name="ce33" table:formula="of:= AVERAGE([.X83:.X87])" office:value-type="float" office:value="1.60300512396352" calcext:value-type="float">
            <text:p>1.6030</text:p>
          </table:table-cell>
          <table:table-cell table:style-name="ce33" table:formula="of:= AVERAGE([.X82:.X88])" office:value-type="float" office:value="1.51054289024319" calcext:value-type="float">
            <text:p>1.510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formula="of:= SUM([.H83:.H89]) / SUM([.F83:.F89])" office:value-type="float" office:value="44.6441048034935" calcext:value-type="float">
            <text:p>44,64</text:p>
          </table:table-cell>
          <table:table-cell table:style-name="ce30" table:formula="of:=AVERAGE([.F85:.F87])" office:value-type="float" office:value="74" calcext:value-type="float">
            <text:p>74,0</text:p>
          </table:table-cell>
          <table:table-cell table:style-name="ce30" table:formula="of:=AVERAGE([.F84:.F88])" office:value-type="float" office:value="74.6" calcext:value-type="float">
            <text:p>74,6</text:p>
          </table:table-cell>
          <table:table-cell table:style-name="ce30" table:formula="of:=AVERAGE([.F83:.F89])" office:value-type="float" office:value="76.3333333333333" calcext:value-type="float">
            <text:p>76,3</text:p>
          </table:table-cell>
          <table:table-cell table:style-name="ce30" table:formula="of:=AVERAGE([.H85:.H87])" office:value-type="float" office:value="3464" calcext:value-type="float">
            <text:p>3 464,0</text:p>
          </table:table-cell>
          <table:table-cell table:style-name="ce30" table:formula="of:=AVERAGE([.H84:.H88])" office:value-type="float" office:value="3579.4" calcext:value-type="float">
            <text:p>3 579,4</text:p>
          </table:table-cell>
          <table:table-cell table:style-name="ce30" table:formula="of:=AVERAGE([.H83:.H89])" office:value-type="float" office:value="3407.83333333333" calcext:value-type="float">
            <text:p>3 407,8</text:p>
          </table:table-cell>
          <table:table-cell table:style-name="ce33" table:formula="of:= SUM([.F83:.F89]) / SUM([.F78:.F84])" office:value-type="float" office:value="1.23118279569892" calcext:value-type="float">
            <text:p>1.2312</text:p>
          </table:table-cell>
          <table:table-cell table:style-name="ce33" table:formula="of:= AVERAGE([.T85:.T87])" office:value-type="float" office:value="1.2526715375877" calcext:value-type="float">
            <text:p>1.2527</text:p>
          </table:table-cell>
          <table:table-cell table:style-name="ce33" table:formula="of:= AVERAGE([.T84:.T88])" office:value-type="float" office:value="1.24977769896485" calcext:value-type="float">
            <text:p>1.2498</text:p>
          </table:table-cell>
          <table:table-cell table:style-name="ce33" table:formula="of:= AVERAGE([.T83:.T89])" office:value-type="float" office:value="1.24761335184134" calcext:value-type="float">
            <text:p>1.2476</text:p>
          </table:table-cell>
          <table:table-cell table:style-name="ce33" table:formula="of:= SUM([.H83:.H89]) / SUM([.H78:.H84])" office:value-type="float" office:value="1.4661551699412" calcext:value-type="float">
            <text:p>1.4662</text:p>
          </table:table-cell>
          <table:table-cell table:style-name="ce33" table:formula="of:= AVERAGE([.X85:.X87])" office:value-type="float" office:value="1.48562912839587" calcext:value-type="float">
            <text:p>1.4856</text:p>
          </table:table-cell>
          <table:table-cell table:style-name="ce33" table:formula="of:= AVERAGE([.X84:.X88])" office:value-type="float" office:value="1.42721889083451" calcext:value-type="float">
            <text:p>1.4272</text:p>
          </table:table-cell>
          <table:table-cell table:style-name="ce33" table:formula="of:= AVERAGE([.X83:.X89])" office:value-type="float" office:value="1.35371471463771" calcext:value-type="float">
            <text:p>1.3537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46.8275862068966" calcext:value-type="float">
            <text:p>46,83</text:p>
          </table:table-cell>
          <table:table-cell table:formula="of:= SUM([.H84:.H90]) / SUM([.F84:.F90])" office:value-type="float" office:value="47.9812332439678" calcext:value-type="float">
            <text:p>47,98</text:p>
          </table:table-cell>
          <table:table-cell table:style-name="ce30" table:formula="of:=AVERAGE([.F86:.F88])" office:value-type="float" office:value="95.3333333333333" calcext:value-type="float">
            <text:p>95,3</text:p>
          </table:table-cell>
          <table:table-cell table:style-name="ce30" table:formula="of:=AVERAGE([.F85:.F89])" office:value-type="float" office:value="79.75" calcext:value-type="float">
            <text:p>79,8</text:p>
          </table:table-cell>
          <table:table-cell table:style-name="ce30" table:formula="of:=AVERAGE([.F84:.F90])" office:value-type="float" office:value="74.6" calcext:value-type="float">
            <text:p>74,6</text:p>
          </table:table-cell>
          <table:table-cell table:style-name="ce30" table:formula="of:=AVERAGE([.H86:.H88])" office:value-type="float" office:value="4041.33333333333" calcext:value-type="float">
            <text:p>4 041,3</text:p>
          </table:table-cell>
          <table:table-cell table:style-name="ce30" table:formula="of:=AVERAGE([.H85:.H89])" office:value-type="float" office:value="3734.5" calcext:value-type="float">
            <text:p>3 734,5</text:p>
          </table:table-cell>
          <table:table-cell table:style-name="ce30" table:formula="of:=AVERAGE([.H84:.H90])" office:value-type="float" office:value="3579.4" calcext:value-type="float">
            <text:p>3 579,4</text:p>
          </table:table-cell>
          <table:table-cell table:style-name="ce33" table:formula="of:= SUM([.F84:.F90]) / SUM([.F79:.F85])" office:value-type="float" office:value="0.951530612244898" calcext:value-type="float">
            <text:p>0.9515</text:p>
          </table:table-cell>
          <table:table-cell table:style-name="ce33" table:formula="of:= AVERAGE([.T86:.T88])" office:value-type="float" office:value="0.98134997448565" calcext:value-type="float">
            <text:p>0.9813</text:p>
          </table:table-cell>
          <table:table-cell table:style-name="ce33" table:formula="of:= AVERAGE([.T85:.T89])" office:value-type="float" office:value="1.02156569890627" calcext:value-type="float">
            <text:p>1.0216</text:p>
          </table:table-cell>
          <table:table-cell table:style-name="ce33" table:formula="of:= AVERAGE([.T84:.T90])" office:value-type="float" office:value="1.03440107766854" calcext:value-type="float">
            <text:p>1.0344</text:p>
          </table:table-cell>
          <table:table-cell table:style-name="ce33" table:formula="of:= SUM([.H84:.H90]) / SUM([.H79:.H85])" office:value-type="float" office:value="1.15442172482745" calcext:value-type="float">
            <text:p>1.1544</text:p>
          </table:table-cell>
          <table:table-cell table:style-name="ce33" table:formula="of:= AVERAGE([.X86:.X88])" office:value-type="float" office:value="1.15913612449613" calcext:value-type="float">
            <text:p>1.1591</text:p>
          </table:table-cell>
          <table:table-cell table:style-name="ce33" table:formula="of:= AVERAGE([.X85:.X89])" office:value-type="float" office:value="1.1835729535668" calcext:value-type="float">
            <text:p>1.1836</text:p>
          </table:table-cell>
          <table:table-cell table:style-name="ce33" table:formula="of:= AVERAGE([.X84:.X90])" office:value-type="float" office:value="1.16168879136623" calcext:value-type="float">
            <text:p>1.1617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8" office:value-type="float" office:value="746" calcext:value-type="float">
            <text:p>746</text:p>
          </table:table-cell>
          <table:table-cell table:style-name="ce18" table:formula="of:= [.D87] + [.C88]" office:value-type="float" office:value="1714807" calcext:value-type="float">
            <text:p>1 714 807</text:p>
          </table:table-cell>
          <table:table-cell table:style-name="ce18"/>
          <table:table-cell table:style-name="ce23" office:value-type="float" office:value="97" calcext:value-type="float">
            <text:p>97</text:p>
          </table:table-cell>
          <table:table-cell table:style-name="ce25" table:formula="of:= [.G87] + [.F88]" office:value-type="float" office:value="83438" calcext:value-type="float">
            <text:p>83 438</text:p>
          </table:table-cell>
          <table:table-cell table:style-name="ce25" office:value-type="float" office:value="4546" calcext:value-type="float">
            <text:p>4 546</text:p>
          </table:table-cell>
          <table:table-cell table:style-name="ce25" table:formula="of:= [.I87] + [.H88]" office:value-type="float" office:value="471223" calcext:value-type="float">
            <text:p>471 223</text:p>
          </table:table-cell>
          <table:table-cell table:style-name="ce29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41.9715639810427" calcext:value-type="float">
            <text:p>41,97</text:p>
          </table:table-cell>
          <table:table-cell table:formula="of:= SUM([.H86:.H90]) / SUM([.F86:.F90])" office:value-type="float" office:value="42.3916083916084" calcext:value-type="float">
            <text:p>42,39</text:p>
          </table:table-cell>
          <table:table-cell table:formula="of:= SUM([.H85:.H91]) / SUM([.F85:.F91])" office:value-type="float" office:value="46.8275862068966" calcext:value-type="float">
            <text:p>46,83</text:p>
          </table:table-cell>
          <table:table-cell table:style-name="ce30" table:formula="of:=AVERAGE([.F87:.F89])" office:value-type="float" office:value="105.5" calcext:value-type="float">
            <text:p>105,5</text:p>
          </table:table-cell>
          <table:table-cell table:style-name="ce30" table:formula="of:=AVERAGE([.F86:.F90])" office:value-type="float" office:value="95.3333333333333" calcext:value-type="float">
            <text:p>95,3</text:p>
          </table:table-cell>
          <table:table-cell table:style-name="ce30" table:formula="of:=AVERAGE([.F85:.F91])" office:value-type="float" office:value="79.75" calcext:value-type="float">
            <text:p>79,8</text:p>
          </table:table-cell>
          <table:table-cell table:style-name="ce30" table:formula="of:=AVERAGE([.H87:.H89])" office:value-type="float" office:value="4428" calcext:value-type="float">
            <text:p>4 428,0</text:p>
          </table:table-cell>
          <table:table-cell table:style-name="ce30" table:formula="of:=AVERAGE([.H86:.H90])" office:value-type="float" office:value="4041.33333333333" calcext:value-type="float">
            <text:p>4 041,3</text:p>
          </table:table-cell>
          <table:table-cell table:style-name="ce30" table:formula="of:=AVERAGE([.H85:.H91])" office:value-type="float" office:value="3734.5" calcext:value-type="float">
            <text:p>3 734,5</text:p>
          </table:table-cell>
          <table:table-cell table:style-name="ce33" table:formula="of:= SUM([.F85:.F91]) / SUM([.F80:.F86])" office:value-type="float" office:value="0.761336515513127" calcext:value-type="float">
            <text:p>0.7613</text:p>
          </table:table-cell>
          <table:table-cell table:style-name="ce33" table:formula="of:= AVERAGE([.T87:.T89])" office:value-type="float" office:value="0.767114831337723" calcext:value-type="float">
            <text:p>0.7671</text:p>
          </table:table-cell>
          <table:table-cell table:style-name="ce33" table:formula="of:= AVERAGE([.T86:.T90])" office:value-type="float" office:value="0.787193794462495" calcext:value-type="float">
            <text:p>0.7872</text:p>
          </table:table-cell>
          <table:table-cell table:style-name="ce33" table:formula="of:= AVERAGE([.T85:.T91])" office:value-type="float" office:value="0.817580081449265" calcext:value-type="float">
            <text:p>0.8176</text:p>
          </table:table-cell>
          <table:table-cell table:style-name="ce33" table:formula="of:= SUM([.H85:.H91]) / SUM([.H80:.H86])" office:value-type="float" office:value="0.856831478719743" calcext:value-type="float">
            <text:p>0.8568</text:p>
          </table:table-cell>
          <table:table-cell table:style-name="ce33" table:formula="of:= AVERAGE([.X87:.X89])" office:value-type="float" office:value="0.871799702491282" calcext:value-type="float">
            <text:p>0.8718</text:p>
          </table:table-cell>
          <table:table-cell table:style-name="ce33" table:formula="of:= AVERAGE([.X86:.X90])" office:value-type="float" office:value="0.894627091775899" calcext:value-type="float">
            <text:p>0.8946</text:p>
          </table:table-cell>
          <table:table-cell table:style-name="ce33" table:formula="of:= AVERAGE([.X85:.X91])" office:value-type="float" office:value="0.933110979083943" calcext:value-type="float">
            <text:p>0.9331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14807" calcext:value-type="float">
            <text:p>1 714 807</text:p>
          </table:table-cell>
          <table:table-cell table:style-name="ce11"/>
          <table:table-cell table:style-name="ce9"/>
          <table:table-cell table:style-name="ce5" table:formula="of:= [.G88] + [.F89]" office:value-type="float" office:value="83438" calcext:value-type="float">
            <text:p>83 438</text:p>
          </table:table-cell>
          <table:table-cell table:style-name="ce5"/>
          <table:table-cell table:formula="of:= [.I88] + [.H89]" office:value-type="float" office:value="471223" calcext:value-type="float">
            <text:p>471 223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float" office:value="46.8659793814433" calcext:value-type="float">
            <text:p>46,87</text:p>
          </table:table-cell>
          <table:table-cell table:formula="of:= SUM([.H87:.H91]) / SUM([.F87:.F91])" office:value-type="float" office:value="41.9715639810427" calcext:value-type="float">
            <text:p>41,97</text:p>
          </table:table-cell>
          <table:table-cell table:formula="of:= SUM([.H86:.H92]) / SUM([.F86:.F92])" office:value-type="float" office:value="42.3916083916084" calcext:value-type="float">
            <text:p>42,39</text:p>
          </table:table-cell>
          <table:table-cell table:style-name="ce30" table:formula="of:=AVERAGE([.F88:.F90])" office:value-type="float" office:value="97" calcext:value-type="float">
            <text:p>97,0</text:p>
          </table:table-cell>
          <table:table-cell table:style-name="ce30" table:formula="of:=AVERAGE([.F87:.F91])" office:value-type="float" office:value="105.5" calcext:value-type="float">
            <text:p>105,5</text:p>
          </table:table-cell>
          <table:table-cell table:style-name="ce30" table:formula="of:=AVERAGE([.F86:.F92])" office:value-type="float" office:value="95.3333333333333" calcext:value-type="float">
            <text:p>95,3</text:p>
          </table:table-cell>
          <table:table-cell table:style-name="ce30" table:formula="of:=AVERAGE([.H88:.H90])" office:value-type="float" office:value="4546" calcext:value-type="float">
            <text:p>4 546,0</text:p>
          </table:table-cell>
          <table:table-cell table:style-name="ce30" table:formula="of:=AVERAGE([.H87:.H91])" office:value-type="float" office:value="4428" calcext:value-type="float">
            <text:p>4 428,0</text:p>
          </table:table-cell>
          <table:table-cell table:style-name="ce30" table:formula="of:=AVERAGE([.H86:.H92])" office:value-type="float" office:value="4041.33333333333" calcext:value-type="float">
            <text:p>4 041,3</text:p>
          </table:table-cell>
          <table:table-cell table:style-name="ce33" table:formula="of:= SUM([.F86:.F92]) / SUM([.F81:.F87])" office:value-type="float" office:value="0.588477366255144" calcext:value-type="float">
            <text:p>0.5885</text:p>
          </table:table-cell>
          <table:table-cell table:style-name="ce33" table:formula="of:= AVERAGE([.T88:.T90])" office:value-type="float" office:value="0.584418521456218" calcext:value-type="float">
            <text:p>0.5844</text:p>
          </table:table-cell>
          <table:table-cell table:style-name="ce33" table:formula="of:= AVERAGE([.T87:.T91])" office:value-type="float" office:value="0.58331531392533" calcext:value-type="float">
            <text:p>0.5833</text:p>
          </table:table-cell>
          <table:table-cell table:style-name="ce33" table:formula="of:= AVERAGE([.T86:.T92])" office:value-type="float" office:value="0.592537052189368" calcext:value-type="float">
            <text:p>0.5925</text:p>
          </table:table-cell>
          <table:table-cell table:style-name="ce33" table:formula="of:= SUM([.H86:.H92]) / SUM([.H81:.H87])" office:value-type="float" office:value="0.604145903926649" calcext:value-type="float">
            <text:p>0.6041</text:p>
          </table:table-cell>
          <table:table-cell table:style-name="ce33" table:formula="of:= AVERAGE([.X88:.X90])" office:value-type="float" office:value="0.617519521370281" calcext:value-type="float">
            <text:p>0.6175</text:p>
          </table:table-cell>
          <table:table-cell table:style-name="ce33" table:formula="of:= AVERAGE([.X87:.X91])" office:value-type="float" office:value="0.645862238645487" calcext:value-type="float">
            <text:p>0.6459</text:p>
          </table:table-cell>
          <table:table-cell table:style-name="ce33" table:formula="of:= AVERAGE([.X86:.X92])" office:value-type="float" office:value="0.670780909024091" calcext:value-type="float">
            <text:p>0.670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4807" calcext:value-type="float">
            <text:p>1 714 807</text:p>
          </table:table-cell>
          <table:table-cell table:style-name="ce11"/>
          <table:table-cell table:style-name="ce9"/>
          <table:table-cell table:style-name="ce5" table:formula="of:= [.G89] + [.F90]" office:value-type="float" office:value="83438" calcext:value-type="float">
            <text:p>83 438</text:p>
          </table:table-cell>
          <table:table-cell table:style-name="ce5"/>
          <table:table-cell table:formula="of:= [.I89] + [.H90]" office:value-type="float" office:value="471223" calcext:value-type="float">
            <text:p>471 223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float" office:value="46.8659793814433" calcext:value-type="float">
            <text:p>46,87</text:p>
          </table:table-cell>
          <table:table-cell table:formula="of:= SUM([.H87:.H93]) / SUM([.F87:.F93])" office:value-type="float" office:value="41.9715639810427" calcext:value-type="float">
            <text:p>41,97</text:p>
          </table:table-cell>
          <table:table-cell table:style-name="ce30" table:formula="of:=AVERAGE([.F89:.F91])" office:value-type="string" office:string-value="" calcext:value-type="error">
            <text:p>#DIV/0!</text:p>
          </table:table-cell>
          <table:table-cell table:style-name="ce30" table:formula="of:=AVERAGE([.F88:.F92])" office:value-type="float" office:value="97" calcext:value-type="float">
            <text:p>97,0</text:p>
          </table:table-cell>
          <table:table-cell table:style-name="ce30" table:formula="of:=AVERAGE([.F87:.F93])" office:value-type="float" office:value="105.5" calcext:value-type="float">
            <text:p>105,5</text:p>
          </table:table-cell>
          <table:table-cell table:style-name="ce30" table:formula="of:=AVERAGE([.H89:.H91])" office:value-type="string" office:string-value="" calcext:value-type="error">
            <text:p>#DIV/0!</text:p>
          </table:table-cell>
          <table:table-cell table:style-name="ce30" table:formula="of:=AVERAGE([.H88:.H92])" office:value-type="float" office:value="4546" calcext:value-type="float">
            <text:p>4 546,0</text:p>
          </table:table-cell>
          <table:table-cell table:style-name="ce30" table:formula="of:=AVERAGE([.H87:.H93])" office:value-type="float" office:value="4428" calcext:value-type="float">
            <text:p>4 428,0</text:p>
          </table:table-cell>
          <table:table-cell table:style-name="ce33" table:formula="of:= SUM([.F87:.F93]) / SUM([.F82:.F88])" office:value-type="float" office:value="0.403441682600382" calcext:value-type="float">
            <text:p>0.4034</text:p>
          </table:table-cell>
          <table:table-cell table:style-name="ce33" table:formula="of:= AVERAGE([.T89:.T91])" office:value-type="float" office:value="0.401236480622876" calcext:value-type="float">
            <text:p>0.4012</text:p>
          </table:table-cell>
          <table:table-cell table:style-name="ce33" table:formula="of:= AVERAGE([.T88:.T92])" office:value-type="float" office:value="0.393009191476351" calcext:value-type="float">
            <text:p>0.3930</text:p>
          </table:table-cell>
          <table:table-cell table:style-name="ce33" table:formula="of:= AVERAGE([.T87:.T93])" office:value-type="float" office:value="0.486096094937775" calcext:value-type="float">
            <text:p>0.4861</text:p>
          </table:table-cell>
          <table:table-cell table:style-name="ce33" table:formula="of:= SUM([.H87:.H93]) / SUM([.H82:.H88])" office:value-type="float" office:value="0.39158118146445" calcext:value-type="float">
            <text:p>0.3916</text:p>
          </table:table-cell>
          <table:table-cell table:style-name="ce33" table:formula="of:= AVERAGE([.X89:.X91])" office:value-type="float" office:value="0.406019329893412" calcext:value-type="float">
            <text:p>0.4060</text:p>
          </table:table-cell>
          <table:table-cell table:style-name="ce33" table:formula="of:= AVERAGE([.X88:.X92])" office:value-type="float" office:value="0.414977893679996" calcext:value-type="float">
            <text:p>0.4150</text:p>
          </table:table-cell>
          <table:table-cell table:style-name="ce33" table:formula="of:= AVERAGE([.X87:.X93])" office:value-type="float" office:value="0.538218532204572" calcext:value-type="float">
            <text:p>0.538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4807" calcext:value-type="float">
            <text:p>1 714 807</text:p>
          </table:table-cell>
          <table:table-cell table:style-name="ce11"/>
          <table:table-cell table:style-name="ce9"/>
          <table:table-cell table:style-name="ce5" table:formula="of:= [.G90] + [.F91]" office:value-type="float" office:value="83438" calcext:value-type="float">
            <text:p>83 438</text:p>
          </table:table-cell>
          <table:table-cell table:style-name="ce5"/>
          <table:table-cell table:formula="of:= [.I90] + [.H91]" office:value-type="float" office:value="471223" calcext:value-type="float">
            <text:p>471 223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float" office:value="46.8659793814433" calcext:value-type="float">
            <text:p>46,87</text:p>
          </table:table-cell>
          <table:table-cell table:style-name="ce30" table:formula="of:=AVERAGE([.F90:.F92])" office:value-type="string" office:string-value="" calcext:value-type="error">
            <text:p>#DIV/0!</text:p>
          </table:table-cell>
          <table:table-cell table:style-name="ce30" table:formula="of:=AVERAGE([.F89:.F93])" office:value-type="string" office:string-value="" calcext:value-type="error">
            <text:p>#DIV/0!</text:p>
          </table:table-cell>
          <table:table-cell table:style-name="ce30" table:formula="of:=AVERAGE([.F88:.F94])" office:value-type="float" office:value="97" calcext:value-type="float">
            <text:p>97,0</text:p>
          </table:table-cell>
          <table:table-cell table:style-name="ce30" table:formula="of:=AVERAGE([.H90:.H92])" office:value-type="string" office:string-value="" calcext:value-type="error">
            <text:p>#DIV/0!</text:p>
          </table:table-cell>
          <table:table-cell table:style-name="ce30" table:formula="of:=AVERAGE([.H89:.H93])" office:value-type="string" office:string-value="" calcext:value-type="error">
            <text:p>#DIV/0!</text:p>
          </table:table-cell>
          <table:table-cell table:style-name="ce30" table:formula="of:=AVERAGE([.H88:.H94])" office:value-type="float" office:value="4546" calcext:value-type="float">
            <text:p>4 546,0</text:p>
          </table:table-cell>
          <table:table-cell table:style-name="ce33" table:formula="of:= SUM([.F88:.F94]) / SUM([.F83:.F89])" office:value-type="float" office:value="0.2117903930131" calcext:value-type="float">
            <text:p>0.2118</text:p>
          </table:table-cell>
          <table:table-cell table:style-name="ce33" table:formula="of:= AVERAGE([.T90:.T92])" office:value-type="float" office:value="0.205077358537828" calcext:value-type="float">
            <text:p>0.2051</text:p>
          </table:table-cell>
          <table:table-cell table:style-name="ce33" table:formula="of:= AVERAGE([.T89:.T93])" office:value-type="float" office:value="0.300927360467157" calcext:value-type="float">
            <text:p>0.3009</text:p>
          </table:table-cell>
          <table:table-cell table:style-name="ce33" table:formula="of:= AVERAGE([.T88:.T94])" office:value-type="float" office:value="0.393009191476351" calcext:value-type="float">
            <text:p>0.3930</text:p>
          </table:table-cell>
          <table:table-cell table:style-name="ce33" table:formula="of:= SUM([.H88:.H94]) / SUM([.H83:.H89])" office:value-type="float" office:value="0.222330904289138" calcext:value-type="float">
            <text:p>0.2223</text:p>
          </table:table-cell>
          <table:table-cell table:style-name="ce33" table:formula="of:= AVERAGE([.X90:.X92])" office:value-type="float" office:value="0.204637361917863" calcext:value-type="float">
            <text:p>0.2046</text:p>
          </table:table-cell>
          <table:table-cell table:style-name="ce33" table:formula="of:= AVERAGE([.X89:.X93])" office:value-type="float" office:value="0.304514497420059" calcext:value-type="float">
            <text:p>0.3045</text:p>
          </table:table-cell>
          <table:table-cell table:style-name="ce33" table:formula="of:= AVERAGE([.X88:.X94])" office:value-type="float" office:value="0.414977893679996" calcext:value-type="float">
            <text:p>0.415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4807" calcext:value-type="float">
            <text:p>1 714 807</text:p>
          </table:table-cell>
          <table:table-cell table:style-name="ce11"/>
          <table:table-cell table:style-name="ce9"/>
          <table:table-cell table:style-name="ce5" table:formula="of:= [.G91] + [.F92]" office:value-type="float" office:value="83438" calcext:value-type="float">
            <text:p>83 438</text:p>
          </table:table-cell>
          <table:table-cell table:style-name="ce5"/>
          <table:table-cell table:formula="of:= [.I91] + [.H92]" office:value-type="float" office:value="471223" calcext:value-type="float">
            <text:p>471 223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style-name="ce30" table:formula="of:=AVERAGE([.F91:.F93])" office:value-type="string" office:string-value="" calcext:value-type="error">
            <text:p>#DIV/0!</text:p>
          </table:table-cell>
          <table:table-cell table:style-name="ce30" table:formula="of:=AVERAGE([.F90:.F94])" office:value-type="string" office:string-value="" calcext:value-type="error">
            <text:p>#DIV/0!</text:p>
          </table:table-cell>
          <table:table-cell table:style-name="ce30" table:formula="of:=AVERAGE([.F89:.F95])" office:value-type="string" office:string-value="" calcext:value-type="error">
            <text:p>#DIV/0!</text:p>
          </table:table-cell>
          <table:table-cell table:style-name="ce30" table:formula="of:=AVERAGE([.H91:.H93])" office:value-type="string" office:string-value="" calcext:value-type="error">
            <text:p>#DIV/0!</text:p>
          </table:table-cell>
          <table:table-cell table:style-name="ce30" table:formula="of:=AVERAGE([.H90:.H94])" office:value-type="string" office:string-value="" calcext:value-type="error">
            <text:p>#DIV/0!</text:p>
          </table:table-cell>
          <table:table-cell table:style-name="ce30" table:formula="of:=AVERAGE([.H89:.H95])" office:value-type="string" office:string-value="" calcext:value-type="error">
            <text:p>#DIV/0!</text:p>
          </table:table-cell>
          <table:table-cell table:style-name="ce33" table:formula="of:= SUM([.F89:.F95]) / SUM([.F84:.F90])" office:value-type="float" office:value="0" calcext:value-type="float">
            <text:p>0.0000</text:p>
          </table:table-cell>
          <table:table-cell table:style-name="ce33" table:formula="of:= AVERAGE([.T91:.T93])" office:value-type="float" office:value="0.10589519650655" calcext:value-type="float">
            <text:p>0.1059</text:p>
          </table:table-cell>
          <table:table-cell table:style-name="ce33" table:formula="of:= AVERAGE([.T90:.T94])" office:value-type="float" office:value="0.205077358537828" calcext:value-type="float">
            <text:p>0.2051</text:p>
          </table:table-cell>
          <table:table-cell table:style-name="ce33" table:formula="of:= AVERAGE([.T89:.T95])" office:value-type="float" office:value="0.300927360467157" calcext:value-type="float">
            <text:p>0.3009</text:p>
          </table:table-cell>
          <table:table-cell table:style-name="ce33" table:formula="of:= SUM([.H89:.H95]) / SUM([.H84:.H90])" office:value-type="float" office:value="0" calcext:value-type="float">
            <text:p>0.0000</text:p>
          </table:table-cell>
          <table:table-cell table:style-name="ce33" table:formula="of:= AVERAGE([.X91:.X93])" office:value-type="float" office:value="0.111165452144569" calcext:value-type="float">
            <text:p>0.1112</text:p>
          </table:table-cell>
          <table:table-cell table:style-name="ce33" table:formula="of:= AVERAGE([.X90:.X94])" office:value-type="float" office:value="0.204637361917863" calcext:value-type="float">
            <text:p>0.2046</text:p>
          </table:table-cell>
          <table:table-cell table:style-name="ce33" table:formula="of:= AVERAGE([.X89:.X95])" office:value-type="float" office:value="0.304514497420059" calcext:value-type="float">
            <text:p>0.3045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</table:table>
      <table:table table:name="charts" table:style-name="ta1">
        <table:shapes>
          <draw:frame draw:z-index="0" draw:style-name="gr1" draw:text-style-name="P1" svg:width="254mm" svg:height="89.92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4mm" svg:height="89.92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4mm" svg:height="89.92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54mm" svg:height="89.92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54mm" svg:height="89.92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17:58:17.99974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8T15:44:12.870501908</dc:date>
    <meta:editing-duration>P56DT2H19M19S</meta:editing-duration>
    <meta:editing-cycles>97</meta:editing-cycles>
    <meta:generator>LibreOffice/6.0.7.3$Linux_X86_64 LibreOffice_project/00m0$Build-3</meta:generator>
    <meta:document-statistic meta:table-count="2" meta:cell-count="19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74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9.75">
                <text:p>79.7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105.5">
                <text:p>105.5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05.5">
                <text:p>105.5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4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407.83333333333">
                <text:p>3407.83333333333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734.5">
                <text:p>3734.5</text:p>
              </table:table-cell>
              <table:table-cell office:value-type="float" office:value="3579.4">
                <text:p>3579.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428">
                <text:p>4428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734.5">
                <text:p>3734.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4546">
                <text:p>4546</text:p>
              </table:table-cell>
              <table:table-cell office:value-type="float" office:value="4428">
                <text:p>4428</text:p>
              </table:table-cell>
              <table:table-cell office:value-type="float" office:value="4041.33333333333">
                <text:p>4041.3333333333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6">
                <text:p>4546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6521924197713">
                <text:p>1.8652192419771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69051350511545">
                <text:p>1.69051350511545</text:p>
              </table:table-cell>
              <table:table-cell office:value-type="float" office:value="1.65241269078522">
                <text:p>1.65241269078522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1200712235541">
                <text:p>1.51200712235541</text:p>
              </table:table-cell>
              <table:table-cell office:value-type="float" office:value="1.47669591622422">
                <text:p>1.47669591622422</text:p>
              </table:table-cell>
              <table:table-cell office:value-type="float" office:value="1.45220495047647">
                <text:p>1.4522049504764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23118279569892">
                <text:p>1.23118279569892</text:p>
              </table:table-cell>
              <table:table-cell office:value-type="float" office:value="1.2526715375877">
                <text:p>1.2526715375877</text:p>
              </table:table-cell>
              <table:table-cell office:value-type="float" office:value="1.24977769896485">
                <text:p>1.24977769896485</text:p>
              </table:table-cell>
              <table:table-cell office:value-type="float" office:value="1.24761335184134">
                <text:p>1.2476133518413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951530612244898">
                <text:p>0.951530612244898</text:p>
              </table:table-cell>
              <table:table-cell office:value-type="float" office:value="0.98134997448565">
                <text:p>0.98134997448565</text:p>
              </table:table-cell>
              <table:table-cell office:value-type="float" office:value="1.02156569890627">
                <text:p>1.02156569890627</text:p>
              </table:table-cell>
              <table:table-cell office:value-type="float" office:value="1.03440107766854">
                <text:p>1.0344010776685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761336515513127">
                <text:p>0.761336515513127</text:p>
              </table:table-cell>
              <table:table-cell office:value-type="float" office:value="0.767114831337723">
                <text:p>0.767114831337723</text:p>
              </table:table-cell>
              <table:table-cell office:value-type="float" office:value="0.787193794462495">
                <text:p>0.787193794462495</text:p>
              </table:table-cell>
              <table:table-cell office:value-type="float" office:value="0.817580081449265">
                <text:p>0.81758008144926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588477366255144">
                <text:p>0.588477366255144</text:p>
              </table:table-cell>
              <table:table-cell office:value-type="float" office:value="0.584418521456218">
                <text:p>0.584418521456218</text:p>
              </table:table-cell>
              <table:table-cell office:value-type="float" office:value="0.58331531392533">
                <text:p>0.58331531392533</text:p>
              </table:table-cell>
              <table:table-cell office:value-type="float" office:value="0.592537052189368">
                <text:p>0.59253705218936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403441682600382">
                <text:p>0.403441682600382</text:p>
              </table:table-cell>
              <table:table-cell office:value-type="float" office:value="0.401236480622876">
                <text:p>0.401236480622876</text:p>
              </table:table-cell>
              <table:table-cell office:value-type="float" office:value="0.393009191476351">
                <text:p>0.393009191476351</text:p>
              </table:table-cell>
              <table:table-cell office:value-type="float" office:value="0.486096094937775">
                <text:p>0.4860960949377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2117903930131">
                <text:p>0.2117903930131</text:p>
              </table:table-cell>
              <table:table-cell office:value-type="float" office:value="0.205077358537828">
                <text:p>0.205077358537828</text:p>
              </table:table-cell>
              <table:table-cell office:value-type="float" office:value="0.300927360467157">
                <text:p>0.300927360467157</text:p>
              </table:table-cell>
              <table:table-cell office:value-type="float" office:value="0.393009191476351">
                <text:p>0.39300919147635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.10589519650655">
                <text:p>0.10589519650655</text:p>
              </table:table-cell>
              <table:table-cell office:value-type="float" office:value="0.205077358537828">
                <text:p>0.205077358537828</text:p>
              </table:table-cell>
              <table:table-cell office:value-type="float" office:value="0.300927360467157">
                <text:p>0.30092736046715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68190311253532">
                <text:p>1.68190311253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1250940563103">
                <text:p>1.71250940563103</text:p>
              </table:table-cell>
              <table:table-cell office:value-type="float" office:value="1.62517417130651">
                <text:p>1.62517417130651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70828041687511">
                <text:p>1.70828041687511</text:p>
              </table:table-cell>
              <table:table-cell office:value-type="float" office:value="1.60300512396352">
                <text:p>1.60300512396352</text:p>
              </table:table-cell>
              <table:table-cell office:value-type="float" office:value="1.51054289024319">
                <text:p>1.5105428902431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4661551699412">
                <text:p>1.4661551699412</text:p>
              </table:table-cell>
              <table:table-cell office:value-type="float" office:value="1.48562912839587">
                <text:p>1.48562912839587</text:p>
              </table:table-cell>
              <table:table-cell office:value-type="float" office:value="1.42721889083451">
                <text:p>1.42721889083451</text:p>
              </table:table-cell>
              <table:table-cell office:value-type="float" office:value="1.35371471463771">
                <text:p>1.353714714637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15442172482745">
                <text:p>1.15442172482745</text:p>
              </table:table-cell>
              <table:table-cell office:value-type="float" office:value="1.15913612449613">
                <text:p>1.15913612449613</text:p>
              </table:table-cell>
              <table:table-cell office:value-type="float" office:value="1.1835729535668">
                <text:p>1.1835729535668</text:p>
              </table:table-cell>
              <table:table-cell office:value-type="float" office:value="1.16168879136623">
                <text:p>1.1616887913662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56831478719743">
                <text:p>0.856831478719743</text:p>
              </table:table-cell>
              <table:table-cell office:value-type="float" office:value="0.871799702491282">
                <text:p>0.871799702491282</text:p>
              </table:table-cell>
              <table:table-cell office:value-type="float" office:value="0.894627091775899">
                <text:p>0.894627091775899</text:p>
              </table:table-cell>
              <table:table-cell office:value-type="float" office:value="0.933110979083943">
                <text:p>0.9331109790839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04145903926649">
                <text:p>0.604145903926649</text:p>
              </table:table-cell>
              <table:table-cell office:value-type="float" office:value="0.617519521370281">
                <text:p>0.617519521370281</text:p>
              </table:table-cell>
              <table:table-cell office:value-type="float" office:value="0.645862238645487">
                <text:p>0.645862238645487</text:p>
              </table:table-cell>
              <table:table-cell office:value-type="float" office:value="0.670780909024091">
                <text:p>0.67078090902409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39158118146445">
                <text:p>0.39158118146445</text:p>
              </table:table-cell>
              <table:table-cell office:value-type="float" office:value="0.406019329893412">
                <text:p>0.406019329893412</text:p>
              </table:table-cell>
              <table:table-cell office:value-type="float" office:value="0.414977893679996">
                <text:p>0.414977893679996</text:p>
              </table:table-cell>
              <table:table-cell office:value-type="float" office:value="0.538218532204572">
                <text:p>0.53821853220457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222330904289138">
                <text:p>0.222330904289138</text:p>
              </table:table-cell>
              <table:table-cell office:value-type="float" office:value="0.204637361917863">
                <text:p>0.204637361917863</text:p>
              </table:table-cell>
              <table:table-cell office:value-type="float" office:value="0.304514497420059">
                <text:p>0.304514497420059</text:p>
              </table:table-cell>
              <table:table-cell office:value-type="float" office:value="0.414977893679996">
                <text:p>0.41497789367999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.111165452144569">
                <text:p>0.111165452144569</text:p>
              </table:table-cell>
              <table:table-cell office:value-type="float" office:value="0.204637361917863">
                <text:p>0.204637361917863</text:p>
              </table:table-cell>
              <table:table-cell office:value-type="float" office:value="0.304514497420059">
                <text:p>0.30451449742005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44.6441048034935">
                <text:p>44.644104803493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46.8275862068966">
                <text:p>46.8275862068966</text:p>
              </table:table-cell>
              <table:table-cell office:value-type="float" office:value="47.9812332439678">
                <text:p>47.9812332439678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41.9715639810427">
                <text:p>41.9715639810427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46.8275862068966">
                <text:p>46.827586206896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41.9715639810427">
                <text:p>41.9715639810427</text:p>
              </table:table-cell>
              <table:table-cell office:value-type="float" office:value="42.3916083916084">
                <text:p>42.391608391608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41.9715639810427">
                <text:p>41.9715639810427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659793814433">
                <text:p>46.865979381443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